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1" svg:stroke-width="0.2cm" svg:stroke-color="#c0c0c0" draw:marker-start="" draw:marker-start-width="0.5cm" draw:marker-start-center="false" draw:marker-end="" draw:marker-end-width="0.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11" style:family="graphic" style:parent-style-name="objectwithoutfill">
      <style:graphic-properties draw:stroke="solid" svg:stroke-width="0.1cm" svg:stroke-color="#c0c0c0" draw:marker-start-width="0.35cm" draw:marker-end-width="0.35cm" draw:fill="none" draw:fill-color="#e6e6e6" draw:textarea-vertical-align="middle" fo:padding-top="0.175cm" fo:padding-bottom="0.175cm" fo:padding-left="0.3cm" fo:padding-right="0.3cm"/>
    </style:style>
    <style:style style:name="gr12" style:family="graphic" style:parent-style-name="standard">
      <style:graphic-properties draw:stroke="solid" svg:stroke-width="0.1cm" svg:stroke-color="#c0c0c0" draw:marker-start-width="0.35cm" draw:marker-end-width="0.35cm" draw:fill="none" draw:fill-color="#333333" draw:textarea-horizontal-align="justify" draw:textarea-vertical-align="middle" draw:auto-grow-height="false" fo:padding-top="0.175cm" fo:padding-bottom="0.175cm" fo:padding-left="0.3cm" fo:padding-right="0.3cm"/>
    </style:style>
    <style:style style:name="gr13" style:family="graphic" style:parent-style-name="objectwithoutfill">
      <style:graphic-properties draw:stroke="solid" svg:stroke-width="0.1cm" svg:stroke-color="#c0c0c0" draw:marker-start-width="0.35cm" draw:marker-end-width="0.35cm" draw:fill="none" draw:fill-color="#00ffff" draw:textarea-vertical-align="middle" fo:padding-top="0.175cm" fo:padding-bottom="0.175cm" fo:padding-left="0.3cm" fo:padding-right="0.3cm"/>
    </style:style>
    <style:style style:name="gr14" style:family="graphic" style:parent-style-name="standard">
      <style:graphic-properties draw:stroke="solid" svg:stroke-width="0.1cm" svg:stroke-color="#c0c0c0" draw:marker-start-width="0.35cm" draw:marker-end-width="0.35cm" draw:fill="none" draw:fill-color="#000000" draw:textarea-horizontal-align="justify" draw:textarea-vertical-align="middle" draw:auto-grow-height="false" fo:padding-top="0.175cm" fo:padding-bottom="0.175cm" fo:padding-left="0.3cm" fo:padding-right="0.3cm"/>
    </style:style>
    <style:style style:name="gr15" style:family="graphic" style:parent-style-name="objectwithoutfill">
      <style:graphic-properties draw:stroke="solid" svg:stroke-width="0.1cm" svg:stroke-color="#c0c0c0" draw:marker-start-width="0.35cm" draw:marker-end-width="0.35cm" draw:fill="none" draw:fill-color="#000000" draw:textarea-vertical-align="middle" fo:padding-top="0.175cm" fo:padding-bottom="0.175cm" fo:padding-left="0.3cm" fo:padding-right="0.3cm"/>
    </style:style>
    <style:style style:name="gr16" style:family="graphic" style:parent-style-name="objectwithoutfill">
      <style:graphic-properties draw:stroke="solid" svg:stroke-width="0.1cm" svg:stroke-color="#c0c0c0" draw:marker-start-width="0.35cm" draw:marker-end-width="0.35cm" draw:fill="none" draw:fill-color="#ff0000" draw:textarea-vertical-align="middle" fo:padding-top="0.175cm" fo:padding-bottom="0.175cm" fo:padding-left="0.3cm" fo:padding-right="0.3cm"/>
    </style:style>
    <style:style style:name="gr17" style:family="graphic" style:parent-style-name="objectwithoutfill">
      <style:graphic-properties draw:stroke="solid" svg:stroke-width="0.1cm" svg:stroke-color="#c0c0c0" draw:marker-start-width="0.35cm" draw:marker-end-width="0.35cm" draw:fill="none" draw:fill-color="#ffff99" draw:textarea-vertical-align="middle" fo:padding-top="0.175cm" fo:padding-bottom="0.175cm" fo:padding-left="0.3cm" fo:padding-right="0.3cm"/>
    </style:style>
    <style:style style:name="gr18" style:family="graphic" style:parent-style-name="objectwithoutfill">
      <style:graphic-properties draw:stroke="solid" svg:stroke-width="0.1cm" svg:stroke-color="#c0c0c0" draw:marker-start-width="0.35cm" draw:marker-end-width="0.35cm" draw:fill="none" draw:fill-color="#ff420e" draw:textarea-vertical-align="middle" fo:padding-top="0.175cm" fo:padding-bottom="0.175cm" fo:padding-left="0.3cm" fo:padding-right="0.3cm"/>
    </style:style>
    <style:style style:name="gr19" style:family="graphic" style:parent-style-name="objectwithoutfill">
      <style:graphic-properties draw:stroke="solid" svg:stroke-width="0.1cm" svg:stroke-color="#c0c0c0" draw:marker-start-width="0.35cm" draw:marker-end-width="0.35cm" draw:fill="none" draw:textarea-vertical-align="middle" fo:padding-top="0.175cm" fo:padding-bottom="0.175cm" fo:padding-left="0.3cm" fo:padding-right="0.3cm"/>
    </style:style>
    <style:style style:name="gr20" style:family="graphic" style:parent-style-name="standard">
      <style:graphic-properties draw:stroke="solid" svg:stroke-width="0.1cm" svg:stroke-color="#c0c0c0" draw:marker-start-width="0.35cm" draw:marker-end-width="0.35cm" draw:fill="none"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solid" svg:stroke-width="0.1cm" svg:stroke-color="#c0c0c0" draw:marker-start-width="0.35cm" draw:marker-end-width="0.35cm" draw:fill="none" draw:fill-color="#4c4c4c"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width="0.1cm" svg:stroke-color="#c0c0c0" draw:marker-start-width="0.35cm" draw:marker-end-width="0.35cm" draw:fill="none" draw:fill-color="#663300"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solid" svg:stroke-width="0.1cm" svg:stroke-color="#c0c0c0" draw:marker-start-width="0.35cm" draw:marker-end-width="0.35cm" draw:fill="none" draw:fill-color="#ffffff" draw:textarea-horizontal-align="justify" draw:textarea-vertical-align="middle" draw:auto-grow-height="false" fo:padding-top="0.175cm" fo:padding-bottom="0.175cm" fo:padding-left="0.3cm" fo:padding-right="0.3cm"/>
    </style:style>
    <style:style style:name="gr24" style:family="graphic" style:parent-style-name="standard">
      <style:graphic-properties draw:stroke="solid" svg:stroke-width="0.1cm" svg:stroke-color="#c0c0c0" draw:marker-start-width="0.35cm" draw:marker-end-width="0.35cm" draw:fill="none" draw:fill-color="#666666" draw:textarea-horizontal-align="justify" draw:textarea-vertical-align="middle" draw:auto-grow-height="false" fo:padding-top="0.175cm" fo:padding-bottom="0.175cm" fo:padding-left="0.3cm" fo:padding-right="0.3cm"/>
    </style:style>
    <style:style style:name="gr25" style:family="graphic" style:parent-style-name="standard">
      <style:graphic-properties draw:stroke="solid" svg:stroke-width="0.1cm" svg:stroke-color="#c0c0c0" draw:marker-start-width="0.35cm" draw:marker-end-width="0.35cm" draw:fill="none" draw:fill-color="#2323dc" draw:textarea-horizontal-align="justify" draw:textarea-vertical-align="middle" draw:auto-grow-height="false" fo:padding-top="0.175cm" fo:padding-bottom="0.175cm" fo:padding-left="0.3cm" fo:padding-right="0.3cm"/>
    </style:style>
    <style:style style:name="gr26" style:family="graphic" style:parent-style-name="standard">
      <style:graphic-properties draw:stroke="solid" svg:stroke-width="0.1cm" svg:stroke-color="#c0c0c0" draw:marker-start-width="0.35cm" draw:marker-end-width="0.35cm" draw:fill="none" draw:fill-color="#e6e6e6" draw:textarea-vertical-align="middle" fo:padding-top="0.175cm" fo:padding-bottom="0.175cm" fo:padding-left="0.3cm" fo:padding-right="0.3cm"/>
    </style:style>
    <style:style style:name="gr27" style:family="graphic" style:parent-style-name="standard">
      <style:graphic-properties draw:stroke="solid" svg:stroke-width="0.1cm" svg:stroke-color="#c0c0c0" draw:marker-start-width="0.35cm" draw:marker-end-width="0.35cm" draw:fill="none" draw:fill-color="#0000ff" draw:textarea-horizontal-align="left" draw:textarea-vertical-align="middle" draw:auto-grow-height="true" draw:auto-grow-width="true" fo:min-height="0cm" fo:min-width="0cm" fo:padding-top="0.125cm" fo:padding-bottom="0.125cm" fo:padding-left="0.25cm" fo:padding-right="0.25cm" draw:shadow="hidden"/>
    </style:style>
    <style:style style:name="gr28" style:family="graphic" style:parent-style-name="standard">
      <style:graphic-properties draw:stroke="dash" draw:stroke-dash="Ultrafine_20_Dashed" svg:stroke-width="0.1cm" svg:stroke-color="#c0c0c0" draw:marker-start-width="0.35cm" draw:marker-end-width="0.35cm" draw:fill="none" draw:fill-color="#0000ff" draw:textarea-horizontal-align="left" draw:textarea-vertical-align="middle" draw:auto-grow-height="true" draw:auto-grow-width="true" fo:min-height="0cm" fo:min-width="0cm" fo:padding-top="0.125cm" fo:padding-bottom="0.125cm" fo:padding-left="0.25cm" fo:padding-right="0.25cm" draw:shadow="hidden"/>
    </style:style>
    <style:style style:name="gr29" style:family="graphic" style:parent-style-name="objectwithoutfill">
      <style:graphic-properties svg:stroke-width="0.1cm" svg:stroke-color="#808080" draw:marker-start-width="0.35cm" draw:marker-end-width="0.35cm" draw:fill="none" draw:fill-color="#dc2300" draw:textarea-vertical-align="middle" fo:padding-top="0.175cm" fo:padding-bottom="0.175cm" fo:padding-left="0.3cm" fo:padding-right="0.3cm"/>
    </style:style>
    <style:style style:name="gr30" style:family="graphic" style:parent-style-name="standard">
      <style:graphic-properties svg:stroke-width="0.1cm" svg:stroke-color="#80808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1" style:family="graphic" style:parent-style-name="objectwithoutfill">
      <style:graphic-properties svg:stroke-width="0.1cm" svg:stroke-color="#808080" draw:marker-start-width="0.35cm" draw:marker-end-width="0.35cm" draw:fill="none" draw:fill-color="#00ffff" draw:textarea-vertical-align="middle" fo:padding-top="0.175cm" fo:padding-bottom="0.175cm" fo:padding-left="0.3cm" fo:padding-right="0.3cm"/>
    </style:style>
    <style:style style:name="gr32" style:family="graphic" style:parent-style-name="standard">
      <style:graphic-properties svg:stroke-width="0.1cm" svg:stroke-color="#808080" draw:marker-start-width="0.35cm" draw:marker-end-width="0.35cm" draw:fill="none" draw:fill-color="#ffffff" draw:textarea-horizontal-align="justify" draw:textarea-vertical-align="middle" draw:auto-grow-height="false" fo:padding-top="0.175cm" fo:padding-bottom="0.175cm" fo:padding-left="0.3cm" fo:padding-right="0.3cm"/>
    </style:style>
    <style:style style:name="gr33" style:family="graphic" style:parent-style-name="objectwithoutfill">
      <style:graphic-properties svg:stroke-width="0.1cm" svg:stroke-color="#808080" draw:marker-start-width="0.35cm" draw:marker-end-width="0.35cm" draw:fill="none" draw:fill-color="#000000" draw:textarea-vertical-align="middle" fo:padding-top="0.175cm" fo:padding-bottom="0.175cm" fo:padding-left="0.3cm" fo:padding-right="0.3cm"/>
    </style:style>
    <style:style style:name="gr34" style:family="graphic" style:parent-style-name="objectwithoutfill">
      <style:graphic-properties svg:stroke-width="0.1cm" svg:stroke-color="#808080" draw:marker-start-width="0.35cm" draw:marker-end-width="0.35cm" draw:fill="none" draw:fill-color="#ff0000" draw:textarea-vertical-align="middle" fo:padding-top="0.175cm" fo:padding-bottom="0.175cm" fo:padding-left="0.3cm" fo:padding-right="0.3cm"/>
    </style:style>
    <style:style style:name="gr35" style:family="graphic" style:parent-style-name="objectwithoutfill">
      <style:graphic-properties svg:stroke-width="0.1cm" svg:stroke-color="#808080" draw:marker-start-width="0.35cm" draw:marker-end-width="0.35cm" draw:fill="none" draw:fill-color="#ffff99" draw:textarea-vertical-align="middle" fo:padding-top="0.175cm" fo:padding-bottom="0.175cm" fo:padding-left="0.3cm" fo:padding-right="0.3cm"/>
    </style:style>
    <style:style style:name="gr36" style:family="graphic" style:parent-style-name="objectwithoutfill">
      <style:graphic-properties svg:stroke-width="0.1cm" svg:stroke-color="#808080" draw:marker-start-width="0.35cm" draw:marker-end-width="0.35cm" draw:fill="none" draw:fill-color="#ff420e" draw:textarea-vertical-align="middle" fo:padding-top="0.175cm" fo:padding-bottom="0.175cm" fo:padding-left="0.3cm" fo:padding-right="0.3cm"/>
    </style:style>
    <style:style style:name="gr3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38" style:family="graphic" style:parent-style-name="standard">
      <style:graphic-properties svg:stroke-width="0.1cm" svg:stroke-color="#80808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draw:stroke="solid" svg:stroke-width="0.1cm" svg:stroke-color="#80808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0" style:family="graphic" style:parent-style-name="standard">
      <style:graphic-properties draw:stroke="solid" svg:stroke-width="0.3cm" svg:stroke-color="#c0c0c0" draw:marker-start-width="0.65cm" draw:marker-end-width="0.65cm" draw:fill="solid" draw:fill-color="#ffffff" draw:textarea-vertical-align="middle" fo:padding-top="0.225cm" fo:padding-bottom="0.225cm" fo:padding-left="0.35cm" fo:padding-right="0.35cm"/>
    </style:style>
    <style:style style:name="gr41" style:family="graphic" style:parent-style-name="standard">
      <style:graphic-properties draw:textarea-vertical-align="middle"/>
    </style:style>
    <style:style style:name="gr42" style:family="graphic" style:parent-style-name="standard">
      <style:graphic-properties draw:stroke="solid" svg:stroke-width="0.3cm" svg:stroke-color="#c0c0c0" draw:marker-start-width="0.65cm" draw:marker-end-width="0.65cm" draw:fill="solid" draw:fill-color="#ffffff" draw:opacity="50%" draw:textarea-vertical-align="middle" fo:padding-top="0.225cm" fo:padding-bottom="0.225cm" fo:padding-left="0.35cm" fo:padding-right="0.35cm" draw:shadow-opacity="50%"/>
    </style:style>
    <style:style style:name="gr4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47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4" style:family="graphic" style:parent-style-name="standard">
      <style:graphic-properties draw:stroke="none" draw:fill="solid" draw:fill-color="#0047ff"/>
    </style:style>
    <style:style style:name="gr45" style:family="graphic" style:parent-style-name="standard">
      <style:graphic-properties draw:stroke="none" draw:fill="solid" draw:fill-color="#cccccc" draw:textarea-vertical-align="middle"/>
    </style:style>
    <style:style style:name="gr46" style:family="graphic" style:parent-style-name="standard">
      <style:graphic-properties draw:stroke="none" draw:fill="solid" draw:fill-color="#666600" draw:textarea-vertical-align="middle"/>
    </style:style>
    <style:style style:name="gr47" style:family="graphic" style:parent-style-name="standard">
      <style:graphic-properties draw:stroke="none" draw:fill="solid" draw:fill-color="#b3b3b3" draw:textarea-vertical-align="middle"/>
    </style:style>
    <style:style style:name="gr48" style:family="graphic" style:parent-style-name="standard">
      <style:graphic-properties draw:stroke="none" draw:fill="solid" draw:fill-color="#ffffff" draw:textarea-vertical-align="middle"/>
    </style:style>
    <style:style style:name="gr49" style:family="graphic" style:parent-style-name="standard">
      <style:graphic-properties draw:stroke="none" draw:textarea-vertical-align="middle"/>
    </style:style>
    <style:style style:name="gr50" style:family="graphic" style:parent-style-name="standard">
      <style:graphic-properties draw:stroke="none" draw:fill="solid" draw:fill-color="#000000" draw:opacity="50%" draw:textarea-vertical-align="middle" draw:shadow-opacity="50%"/>
    </style:style>
    <style:style style:name="gr51" style:family="graphic" style:parent-style-name="standard">
      <style:graphic-properties draw:stroke="solid" svg:stroke-width="0.2cm" svg:stroke-color="#c0c0c0" draw:marker-start-width="0.8cm" draw:marker-end-width="0.8cm" draw:fill="solid" draw:fill-color="#ffffff" draw:textarea-horizontal-align="justify" draw:textarea-vertical-align="middle" draw:auto-grow-height="false" fo:padding-top="0.325cm" fo:padding-bottom="0.325cm" fo:padding-left="0.45cm" fo:padding-right="0.45cm" draw:shadow="hidden"/>
    </style:style>
    <style:style style:name="gr52" style:family="graphic" style:parent-style-name="standard">
      <style:graphic-properties draw:stroke="solid" svg:stroke-width="0.2cm" svg:stroke-color="#c0c0c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53" style:family="graphic" style:parent-style-name="objectwithoutfill">
      <style:graphic-properties draw:stroke="solid" svg:stroke-width="0.2cm" svg:stroke-color="#c0c0c0" draw:marker-start-width="0.5cm" draw:marker-end-width="0.5cm" draw:fill="solid" draw:fill-color="#ffffff" draw:textarea-vertical-align="middle" fo:padding-top="0.225cm" fo:padding-bottom="0.225cm" fo:padding-left="0.35cm" fo:padding-right="0.35cm"/>
    </style:style>
    <style:style style:name="gr5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none"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none"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none"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graphic-properties draw:textarea-horizontal-align="justify" draw:textarea-vertical-align="middle" draw:auto-grow-height="false" fo:min-height="0cm" fo:min-width="0cm" fo:wrap-option="no-wrap"/>
    </style:style>
    <style:style style:name="gr6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1" svg:stroke-width="0.1cm" svg:stroke-color="#c0c0c0" draw:marker-start="" draw:marker-start-width="0.35cm" draw:marker-start-center="false" draw:marker-end="" draw:marker-end-width="0.3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graphic-properties draw:fill="solid" draw:fill-color="#ffffcc" draw:textarea-vertical-align="middle"/>
    </style:style>
    <style:style style:name="gr113" style:family="graphic" style:parent-style-name="standard">
      <style:graphic-properties draw:fill="solid" draw:fill-color="#ffffff" draw:textarea-vertical-align="middle"/>
    </style:style>
    <style:style style:name="gr114" style:family="graphic" style:parent-style-name="standard">
      <style:graphic-properties draw:fill="solid" draw:fill-color="#ffffff" draw:textarea-horizontal-align="justify" draw:textarea-vertical-align="middle" draw:auto-grow-height="false"/>
    </style:style>
    <style:style style:name="gr115" style:family="graphic" style:parent-style-name="standard">
      <style:graphic-properties draw:stroke="none" draw:fill="solid" draw:fill-color="#ffffff" draw:opacity="50%" draw:textarea-vertical-align="middle" draw:shadow-opacity="50%"/>
    </style:style>
    <style:style style:name="gr116" style:family="graphic" style:parent-style-name="standard">
      <style:graphic-properties draw:fill="solid" draw:fill-color="#000000" draw:opacity="50%" draw:textarea-vertical-align="middle" draw:shadow-opacity="50%"/>
    </style:style>
    <style:style style:name="gr117" style:family="graphic" style:parent-style-name="standard">
      <style:graphic-properties draw:stroke="solid" svg:stroke-width="0.2cm" svg:stroke-color="#c0c0c0" draw:marker-start-width="0.5cm" draw:marker-end-width="0.5cm" draw:fill="none" draw:textarea-horizontal-align="justify" draw:textarea-vertical-align="middle" draw:auto-grow-height="false" fo:padding-top="0.225cm" fo:padding-bottom="0.225cm" fo:padding-left="0.35cm" fo:padding-right="0.35cm"/>
    </style:style>
    <style:style style:name="gr118" style:family="graphic" style:parent-style-name="standard">
      <style:graphic-properties draw:stroke="solid" svg:stroke-width="0.2cm" svg:stroke-color="#c0c0c0" draw:marker-start-width="0.5cm" draw:marker-end-width="0.5cm" draw:fill="none" draw:textarea-vertical-align="middle" fo:padding-top="0.225cm" fo:padding-bottom="0.225cm" fo:padding-left="0.35cm" fo:padding-right="0.35cm"/>
    </style:style>
    <style:style style:name="gr119" style:family="graphic" style:parent-style-name="standard">
      <style:graphic-properties svg:stroke-width="0.1cm" svg:stroke-color="#c0c0c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20" style:family="graphic" style:parent-style-name="standard">
      <style:graphic-properties draw:fill="solid" draw:fill-color="#b80047" draw:textarea-vertical-align="middle"/>
    </style:style>
    <style:style style:name="gr121" style:family="graphic" style:parent-style-name="standard">
      <style:graphic-properties draw:fill="solid" draw:fill-color="#b80047" draw:textarea-horizontal-align="justify" draw:textarea-vertical-align="middle" draw:auto-grow-height="false"/>
    </style:style>
    <style:style style:name="gr122" style:family="graphic" style:parent-style-name="standard">
      <style:graphic-properties draw:fill="solid" draw:fill-color="#ff0000" draw:textarea-horizontal-align="justify" draw:textarea-vertical-align="middle" draw:auto-grow-height="false"/>
    </style:style>
    <style:style style:name="gr123" style:family="graphic" style:parent-style-name="objectwithoutfill">
      <style:graphic-properties draw:fill="solid" draw:fill-color="#ffffff" draw:textarea-vertical-align="middle"/>
    </style:style>
    <style:style style:name="gr124" style:family="graphic" style:parent-style-name="objectwithoutfill">
      <style:graphic-properties svg:stroke-width="0.6cm" svg:stroke-color="#ff0000" draw:marker-start-width="1.1cm" draw:marker-end-width="1.1cm" draw:fill="none" draw:fill-color="#b80047" draw:textarea-vertical-align="middle" fo:padding-top="0.425cm" fo:padding-bottom="0.425cm" fo:padding-left="0.55cm" fo:padding-right="0.55cm"/>
    </style:style>
    <style:style style:name="gr125" style:family="graphic" style:parent-style-name="standard">
      <style:graphic-properties draw:fill="solid" draw:fill-color="#333333" draw:textarea-horizontal-align="justify" draw:textarea-vertical-align="middle" draw:auto-grow-height="false"/>
    </style:style>
    <style:style style:name="gr126" style:family="graphic" style:parent-style-name="objectwithoutfill">
      <style:graphic-properties draw:fill="solid" draw:fill-color="#00ffff" draw:textarea-vertical-align="middle"/>
    </style:style>
    <style:style style:name="gr127" style:family="graphic" style:parent-style-name="objectwithoutfill">
      <style:graphic-properties draw:fill="solid" draw:fill-color="#000000" draw:textarea-vertical-align="middle"/>
    </style:style>
    <style:style style:name="gr128" style:family="graphic" style:parent-style-name="objectwithoutfill">
      <style:graphic-properties draw:fill="solid" draw:fill-color="#ff0000" draw:textarea-vertical-align="middle"/>
    </style:style>
    <style:style style:name="gr129" style:family="graphic" style:parent-style-name="objectwithoutfill">
      <style:graphic-properties draw:fill="solid" draw:fill-color="#ffff99" draw:textarea-vertical-align="middle"/>
    </style:style>
    <style:style style:name="gr130" style:family="graphic" style:parent-style-name="objectwithoutfill">
      <style:graphic-properties draw:fill="solid" draw:fill-color="#ff420e" draw:textarea-vertical-align="middle"/>
    </style:style>
    <style:style style:name="gr131" style:family="graphic" style:parent-style-name="objectwithoutfill">
      <style:graphic-properties draw:fill="none" draw:textarea-vertical-align="middle"/>
    </style:style>
    <style:style style:name="gr132" style:family="graphic" style:parent-style-name="standard">
      <style:graphic-properties svg:stroke-color="#000000" draw:fill="none" draw:textarea-horizontal-align="justify" draw:textarea-vertical-align="middle" draw:auto-grow-height="false"/>
    </style:style>
    <style:style style:name="gr133" style:family="graphic" style:parent-style-name="objectwithoutfill">
      <style:graphic-properties draw:fill="solid" draw:fill-color="#e6e6e6" draw:textarea-vertical-align="middle"/>
    </style:style>
    <style:style style:name="gr134" style:family="graphic" style:parent-style-name="objectwithoutfill">
      <style:graphic-properties draw:fill="none" draw:fill-color="#0099ff" draw:textarea-vertical-align="middle"/>
    </style:style>
    <style:style style:name="gr135" style:family="graphic" style:parent-style-name="standard">
      <style:graphic-properties draw:fill="none" draw:fill-color="#333333" draw:textarea-horizontal-align="justify" draw:textarea-vertical-align="middle" draw:auto-grow-height="false"/>
    </style:style>
    <style:style style:name="gr136" style:family="graphic" style:parent-style-name="objectwithoutfill">
      <style:graphic-properties draw:fill="none" draw:fill-color="#00ffff" draw:textarea-vertical-align="middle"/>
    </style:style>
    <style:style style:name="gr137" style:family="graphic" style:parent-style-name="standard">
      <style:graphic-properties draw:fill="none" draw:fill-color="#ffffff" draw:textarea-horizontal-align="justify" draw:textarea-vertical-align="middle" draw:auto-grow-height="false"/>
    </style:style>
    <style:style style:name="gr138" style:family="graphic" style:parent-style-name="objectwithoutfill">
      <style:graphic-properties draw:fill="none" draw:fill-color="#000000" draw:textarea-vertical-align="middle"/>
    </style:style>
    <style:style style:name="gr139" style:family="graphic" style:parent-style-name="objectwithoutfill">
      <style:graphic-properties draw:fill="none" draw:fill-color="#00b8ff" draw:textarea-vertical-align="middle"/>
    </style:style>
    <style:style style:name="gr140" style:family="graphic" style:parent-style-name="objectwithoutfill">
      <style:graphic-properties draw:fill="none" draw:fill-color="#ffff99" draw:textarea-vertical-align="middle"/>
    </style:style>
    <style:style style:name="gr141" style:family="graphic" style:parent-style-name="objectwithoutfill">
      <style:graphic-properties draw:fill="none" draw:fill-color="#ff420e" draw:textarea-vertical-align="middle"/>
    </style:style>
    <style:style style:name="gr142" style:family="graphic" style:parent-style-name="objectwithoutfill">
      <style:graphic-properties draw:fill="none" draw:fill-color="#ff0000" draw:textarea-vertical-align="middle"/>
    </style:style>
    <style:style style:name="gr143" style:family="graphic" style:parent-style-name="standard">
      <style:graphic-properties draw:stroke="none" svg:stroke-color="#000000" draw:fill="none" draw:fill-color="#ffffff" draw:textarea-horizontal-align="left" draw:auto-grow-height="true" draw:auto-grow-width="true" fo:min-height="7.058cm" fo:min-width="18.692cm"/>
    </style:style>
    <style:style style:name="P1"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ゴシック" style:font-size-asian="18pt" style:language-asian="ja" style:country-asian="JP"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solid" draw:fill-color="#ffffff"/>
      <style:paragraph-properties fo:text-align="center"/>
    </style:style>
    <style:style style:name="P3" style:family="paragraph">
      <loext:graphic-properties draw:fill="none" draw:fill-color="#e6e6e6"/>
      <style:paragraph-properties fo:text-align="center"/>
    </style:style>
    <style:style style:name="P4" style:family="paragraph">
      <loext:graphic-properties draw:fill="none" draw:fill-color="#333333"/>
      <style:paragraph-properties fo:text-align="center"/>
    </style:style>
    <style:style style:name="P5" style:family="paragraph">
      <loext:graphic-properties draw:fill="none" draw:fill-color="#00ffff"/>
      <style:paragraph-properties fo:text-align="center"/>
    </style:style>
    <style:style style:name="P6" style:family="paragraph">
      <loext:graphic-properties draw:fill="none" draw:fill-color="#000000"/>
      <style:paragraph-properties fo:text-align="center"/>
    </style:style>
    <style:style style:name="P7" style:family="paragraph">
      <loext:graphic-properties draw:fill="none" draw:fill-color="#ff0000"/>
      <style:paragraph-properties fo:text-align="center"/>
    </style:style>
    <style:style style:name="P8" style:family="paragraph">
      <loext:graphic-properties draw:fill="none" draw:fill-color="#ffff99"/>
      <style:paragraph-properties fo:text-align="center"/>
    </style:style>
    <style:style style:name="P9" style:family="paragraph">
      <loext:graphic-properties draw:fill="none" draw:fill-color="#ff420e"/>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4c4c4c"/>
      <style:paragraph-properties fo:text-align="center"/>
    </style:style>
    <style:style style:name="P12" style:family="paragraph">
      <loext:graphic-properties draw:fill="none" draw:fill-color="#663300"/>
      <style:paragraph-properties fo:text-align="center"/>
    </style:style>
    <style:style style:name="P13" style:family="paragraph">
      <loext:graphic-properties draw:fill="none" draw:fill-color="#ffffff"/>
      <style:paragraph-properties fo:text-align="center"/>
    </style:style>
    <style:style style:name="P14" style:family="paragraph">
      <loext:graphic-properties draw:fill="none" draw:fill-color="#666666"/>
      <style:paragraph-properties fo:text-align="center"/>
    </style:style>
    <style:style style:name="P15" style:family="paragraph">
      <loext:graphic-properties draw:fill="none" draw:fill-color="#2323dc"/>
      <style:paragraph-properties fo:text-align="center"/>
    </style:style>
    <style:style style:name="P16" style:family="paragraph">
      <loext:graphic-properties draw:fill="none" draw:fill-color="#0000ff"/>
      <style:paragraph-properties fo:text-align="center"/>
      <style:text-properties fo:color="#0000ff" fo:font-size="66pt" fo:font-style="italic" style:font-size-asian="66pt" style:font-style-asian="italic" style:font-size-complex="66pt" style:font-style-complex="italic"/>
    </style:style>
    <style:style style:name="P17" style:family="paragraph">
      <loext:graphic-properties draw:fill="none" draw:fill-color="#dc2300"/>
      <style:paragraph-properties fo:text-align="center"/>
    </style:style>
    <style:style style:name="P18" style:family="paragraph">
      <style:paragraph-properties fo:text-align="center"/>
    </style:style>
    <style:style style:name="P19" style:family="paragraph">
      <loext:graphic-properties draw:fill="solid" draw:fill-color="#ffffff" draw:opacity="50%"/>
      <style:paragraph-properties fo:text-align="center"/>
    </style:style>
    <style:style style:name="P20" style:family="paragraph">
      <loext:graphic-properties draw:fill="solid" draw:fill-color="#cccccc"/>
      <style:paragraph-properties fo:text-align="center"/>
    </style:style>
    <style:style style:name="P21" style:family="paragraph">
      <loext:graphic-properties draw:fill="solid" draw:fill-color="#666600"/>
      <style:paragraph-properties fo:text-align="center"/>
    </style:style>
    <style:style style:name="P22" style:family="paragraph">
      <loext:graphic-properties draw:fill="solid" draw:fill-color="#b3b3b3"/>
      <style:paragraph-properties fo:text-align="center"/>
    </style:style>
    <style:style style:name="P23" style:family="paragraph">
      <loext:graphic-properties draw:fill="solid" draw:fill-color="#000000" draw:opacity="50%"/>
      <style:paragraph-properties fo:text-align="center"/>
    </style:style>
    <style:style style:name="P24" style:family="paragraph">
      <loext:graphic-properties draw:fill="none"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ゴシック" style:font-size-asian="18pt" style:language-asian="ja" style:country-asian="JP"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ゴシック" style:font-size-asian="18pt" style:language-asian="ja" style:country-asian="JP"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ffffcc"/>
      <style:paragraph-properties fo:text-align="center"/>
    </style:style>
    <style:style style:name="P27" style:family="paragraph">
      <loext:graphic-properties draw:fill="solid" draw:fill-color="#b80047"/>
      <style:paragraph-properties fo:text-align="center"/>
    </style:style>
    <style:style style:name="P28" style:family="paragraph">
      <loext:graphic-properties draw:fill="solid" draw:fill-color="#ff0000"/>
      <style:paragraph-properties fo:text-align="center"/>
    </style:style>
    <style:style style:name="P29" style:family="paragraph">
      <loext:graphic-properties draw:fill="none" draw:fill-color="#b80047"/>
      <style:paragraph-properties fo:text-align="center"/>
    </style:style>
    <style:style style:name="P30" style:family="paragraph">
      <loext:graphic-properties draw:fill="solid" draw:fill-color="#333333"/>
      <style:paragraph-properties fo:text-align="center"/>
    </style:style>
    <style:style style:name="P31" style:family="paragraph">
      <loext:graphic-properties draw:fill="solid" draw:fill-color="#00ffff"/>
      <style:paragraph-properties fo:text-align="center"/>
    </style:style>
    <style:style style:name="P32" style:family="paragraph">
      <loext:graphic-properties draw:fill="solid" draw:fill-color="#000000"/>
      <style:paragraph-properties fo:text-align="center"/>
    </style:style>
    <style:style style:name="P33" style:family="paragraph">
      <loext:graphic-properties draw:fill="solid" draw:fill-color="#ffff99"/>
      <style:paragraph-properties fo:text-align="center"/>
    </style:style>
    <style:style style:name="P34" style:family="paragraph">
      <loext:graphic-properties draw:fill="solid" draw:fill-color="#ff420e"/>
      <style:paragraph-properties fo:text-align="center"/>
    </style:style>
    <style:style style:name="P35" style:family="paragraph">
      <loext:graphic-properties draw:fill="solid" draw:fill-color="#e6e6e6"/>
      <style:paragraph-properties fo:text-align="center"/>
    </style:style>
    <style:style style:name="P36" style:family="paragraph">
      <loext:graphic-properties draw:fill="none" draw:fill-color="#0099ff"/>
      <style:paragraph-properties fo:text-align="center"/>
    </style:style>
    <style:style style:name="P37" style:family="paragraph">
      <loext:graphic-properties draw:fill="none" draw:fill-color="#00b8ff"/>
      <style:paragraph-properties fo:text-align="center"/>
    </style:style>
    <style:style style:name="P38" style:family="paragraph">
      <loext:graphic-properties draw:fill="none" draw:fill-color="#ffffff"/>
      <style:text-properties fo:color="#008000" fo:font-size="200pt" style:font-size-asian="200pt" style:font-size-complex="200pt"/>
    </style:style>
    <style:style style:name="T1" style:family="text">
      <style:text-properties fo:color="#008000" fo:font-size="200pt" style:font-size-asian="200pt" style:font-size-complex="2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g>
          <draw:path draw:style-name="gr1" draw:text-style-name="P1" draw:layer="layout" svg:width="2.723cm" svg:height="10.399cm" draw:transform="skewX (6.57518490821913E-017) rotate (-0.44366269585696) translate (23.274866787595cm 1.69922551884739cm)" svg:viewBox="0 0 2724 10400" svg:d="M1362 0c-446 0-893 447-893 894 56 822 411 2095 325 2112-99 1002-531 2264-732 3250s154 2261 163 3331c0 447 691 813 1137 813 447 0 1138-285 1138-732-71-1375 386-2289 162-3250s-721-2699-731-3412c-61-710 349-1287 326-2112 0-447-448-894-895-894zM469 0zM2257 10400z">
            <text:p/>
          </draw:path>
          <draw:path draw:style-name="gr2" draw:text-style-name="P1" draw:layer="layout" svg:width="1.218cm" svg:height="0.721cm" draw:transform="rotate (2.7693139241394) translate (23.6177543277749cm 5.56070012439925cm)" svg:viewBox="0 0 1219 722" svg:d="M0 569c0-190 0-380 0-569 0 162 1219 162 1219 0 0 189 0 379 0 569 0 243-1219 162-1219 0z">
            <text:p/>
          </draw:path>
          <draw:custom-shape draw:style-name="gr3" draw:text-style-name="P1" draw:layer="layout" svg:width="2.2cm" svg:height="1.1cm" draw:transform="rotate (-0.482059939400834) translate (19.551cm 1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4" draw:text-style-name="P1" draw:layer="layout" svg:width="2.879cm" svg:height="11cm" svg:x="12.3cm" svg:y="3.2cm" svg:viewBox="0 0 2880 11001" svg:d="M1440 0c-473 0-945 473-945 945 59 870 435 2217 343 2235-104 1059-561 2395-773 3437s162 2392 172 3524c0 472 730 860 1203 860s1203-302 1203-774c-75-1455 408-2421 172-3438s-763-2856-773-3609c-65-751 368-1362 344-2235 0-472-473-945-946-945zM495 0zM2386 11001z">
            <text:p/>
          </draw:path>
          <draw:path draw:style-name="gr5" draw:text-style-name="P1" draw:layer="layout" svg:width="1.288cm" svg:height="0.763cm" svg:x="13.052cm" svg:y="6.131cm" svg:viewBox="0 0 1289 764" svg:d="M0 602c0-201 0-402 0-602 0 172 1289 172 1289 0 0 200 0 401 0 602 0 257-1289 171-1289 0z">
            <text:p/>
          </draw:path>
        </draw:g>
        <draw:g>
          <draw:path draw:style-name="gr6" draw:text-style-name="P1" draw:layer="layout" svg:width="2.879cm" svg:height="11cm" svg:x="7.22cm" svg:y="3.399cm" svg:viewBox="0 0 2880 11001" svg:d="M1440 0c-473 0-945 473-945 945 59 870 435 2217 343 2235-104 1059-561 2395-773 3437s162 2392 172 3524c0 472 730 860 1203 860s1203-302 1203-774c-75-1455 408-2421 172-3438s-763-2856-773-3609c-65-751 368-1362 344-2235 0-472-473-945-946-945zM495 0zM2386 11001z">
            <text:p/>
          </draw:path>
          <draw:path draw:style-name="gr7" draw:text-style-name="P1" draw:layer="layout" svg:width="1.288cm" svg:height="0.763cm" svg:x="7.972cm" svg:y="6.33cm" svg:viewBox="0 0 1289 764" svg:d="M0 602c0-201 0-402 0-602 0 172 1289 172 1289 0 0 200 0 401 0 602 0 257-1289 171-1289 0z">
            <text:p/>
          </draw:path>
        </draw:g>
        <draw:g>
          <draw:path draw:style-name="gr8" draw:text-style-name="P1" draw:layer="layout" svg:width="3.351cm" svg:height="12.8cm" svg:x="9cm" svg:y="5cm" svg:viewBox="0 0 3352 12801" svg:d="M1676 0c-550 0-1100 550-1100 1100 69 1012 506 2579 400 2600-122 1233-653 2787-900 4000s189 2783 200 4100c0 550 850 1001 1400 1001s1400-351 1400-901c-87-1693 475-2817 200-4000s-888-3323-900-4200c-75-874 429-1584 401-2600 0-550-551-1100-1101-1100zM576 0zM2777 12801z">
            <text:p/>
          </draw:path>
          <draw:path draw:style-name="gr9" draw:text-style-name="P1" draw:layer="layout" svg:width="1.499cm" svg:height="0.888cm" svg:x="9.876cm" svg:y="8.411cm" svg:viewBox="0 0 1500 889" svg:d="M0 700c0-233 0-467 0-700 0 200 1500 200 1500 0 0 233 0 467 0 700 0 300-1500 200-1500 0z">
            <text:p/>
          </draw:path>
        </draw:g>
        <draw:custom-shape draw:style-name="gr10" draw:text-style-name="P2" draw:layer="layout" svg:width="5.1cm" svg:height="5.1cm" svg:x="14.8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2.6cm" svg:height="2.5cm" svg:x="17.441cm" svg:y="6.90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2" draw:style-name="dp1" draw:master-page-name="標準">
        <draw:polygon draw:style-name="gr11" draw:text-style-name="P3" draw:layer="layout" svg:width="10.444cm" svg:height="5.793cm" draw:transform="skewX (0.757821961215938) rotate (-1.86610603623234) translate (13.2945356443106cm 9.87324869832055cm)" svg:viewBox="0 0 10445 5794" draw:points="4973,5794 8162,5752 8691,5673 9679,5545 10445,5071 4104,0 0,1900">
          <text:p/>
        </draw:polygon>
        <draw:custom-shape draw:style-name="gr12" draw:text-style-name="P4" draw:layer="layout" svg:width="3.1cm" svg:height="3.1cm" svg:x="8.5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 draw:text-style-name="P5" draw:layer="layout" svg:width="1.158cm" svg:height="2.208cm" draw:transform="skewX (-0.922581042604202) rotate (-0.965516142203264) translate (7.24088708897768cm 6.94717357924323cm)" svg:viewBox="0 0 1159 2209" draw:points="941,158 1159,0 592,1665 118,2209 0,2191">
          <text:p/>
        </draw:polygon>
        <draw:polygon draw:style-name="gr13" draw:text-style-name="P5" draw:layer="layout" svg:width="7.642cm" svg:height="2.372cm" draw:transform="skewX (1.20340451925009) rotate (-1.76505147254187) translate (10.2249810448603cm 9.25643179205979cm)" svg:viewBox="0 0 7643 2373" draw:points="5382,2371 7453,2373 7643,2245 1165,0 0,469">
          <text:p/>
        </draw:polygon>
        <draw:polygon draw:style-name="gr13" draw:text-style-name="P5" draw:layer="layout" svg:width="1.951cm" svg:height="1.226cm" draw:transform="skewX (-0.196175007924163) rotate (-1.55491383060175) translate (11.5959103459714cm 7.74252723902518cm)" svg:viewBox="0 0 1952 1227" draw:points="0,1200 1694,1227 1952,27 258,0">
          <text:p/>
        </draw:polygon>
        <draw:custom-shape draw:style-name="gr14" draw:text-style-name="P6" draw:layer="layout" svg:width="2.1cm" svg:height="2.1cm" svg:x="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 draw:text-style-name="P6" draw:layer="layout" svg:width="0.248cm" svg:height="0.484cm" draw:transform="skewX (-0.558854426488584) rotate (-0.642106631808714) translate (7.34718057242701cm 9.61568063262149cm)" svg:viewBox="0 0 249 485" draw:points="218,0 249,0 121,371 24,485 0,481">
          <text:p/>
        </draw:polygon>
        <draw:polygon draw:style-name="gr16" draw:text-style-name="P7" draw:layer="layout" svg:width="1.726cm" svg:height="1cm" draw:transform="skewX (-0.272969495011913) rotate (-1.45159033888368) translate (7.4cm 12.1cm)" svg:viewBox="0 0 1727 1001" draw:points="506,1001 1413,1000 1727,214 768,95 0,0 10,731">
          <text:p/>
        </draw:polygon>
        <draw:polygon draw:style-name="gr17" draw:text-style-name="P8" draw:layer="layout" svg:width="0.907cm" svg:height="0.457cm" draw:transform="skewX (0.553094839957003) rotate (1.18246056822616) translate (6.64276228921997cm 12.1238840673219cm)" svg:viewBox="0 0 908 458" draw:points="0,185 674,0 908,122 388,458">
          <text:p/>
        </draw:polygon>
        <draw:polygon draw:style-name="gr18" draw:text-style-name="P9" draw:layer="layout" svg:width="0.918cm" svg:height="0.379cm" draw:transform="skewX (0.38467056713955) rotate (-1.79611833322737) translate (7.45404730310699cm 11.4279331894094cm)" svg:viewBox="0 0 919 380" draw:points="0,207 689,0 919,201 212,380">
          <text:p/>
        </draw:polygon>
        <draw:polygon draw:style-name="gr19" draw:text-style-name="P10" draw:layer="layout" svg:width="2.899cm" svg:height="4.699cm" svg:x="7.4cm" svg:y="7.8cm" svg:viewBox="0 0 2900 4700" draw:points="1900,3800 2800,3700 2900,0 600,100 0,3000 0,4600 1000,4700">
          <text:p/>
        </draw:polygon>
        <draw:custom-shape draw:style-name="gr20" draw:text-style-name="P10" draw:layer="layout" svg:width="0.247cm" svg:height="0.4cm" svg:x="9.873cm" svg:y="10.665cm">
          <text:p/>
          <draw:enhanced-geometry svg:viewBox="0 0 21600 21600" draw:type="rectangle" draw:enhanced-path="M 0 0 L 21600 0 21600 21600 0 21600 0 0 Z N"/>
        </draw:custom-shape>
        <draw:custom-shape draw:style-name="gr20" draw:text-style-name="P10" draw:layer="layout" svg:width="0.247cm" svg:height="0.4cm" svg:x="11.053cm" svg:y="10.465cm">
          <text:p/>
          <draw:enhanced-geometry svg:viewBox="0 0 21600 21600" draw:type="rectangle" draw:enhanced-path="M 0 0 L 21600 0 21600 21600 0 21600 0 0 Z N"/>
        </draw:custom-shape>
        <draw:polygon draw:style-name="gr16" draw:text-style-name="P7" draw:layer="layout" svg:width="1.688cm" svg:height="0.432cm" draw:transform="skewX (0.400553063332699) rotate (1.4784684093644) translate (7.61344118434229cm 10.2816966521789cm)" svg:viewBox="0 0 1689 433" draw:points="784,433 136,426 0,163 887,8 1689,0 1671,278">
          <text:p/>
        </draw:polygon>
        <draw:custom-shape draw:style-name="gr21" draw:text-style-name="P11" draw:layer="layout" svg:width="3.7cm" svg:height="0.4cm" svg:x="16.2cm" svg:y="13.4cm">
          <text:p/>
          <draw:enhanced-geometry svg:viewBox="0 0 21600 21600" draw:type="rectangle" draw:enhanced-path="M 0 0 L 21600 0 21600 21600 0 21600 0 0 Z N"/>
        </draw:custom-shape>
        <draw:custom-shape draw:style-name="gr12" draw:text-style-name="P4" draw:layer="layout" svg:width="2.1cm" svg:height="2.1cm" svg:x="23.7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1.422cm" svg:height="1.422cm" svg:x="24.03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2.1cm" svg:height="2.1cm" svg:x="13.9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3" draw:layer="layout" svg:width="1.422cm" svg:height="1.422cm" svg:x="14.23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4" draw:layer="layout" svg:width="14.6cm" svg:height="0.4cm" svg:x="12.2cm" svg:y="12.2cm">
          <text:p/>
          <draw:enhanced-geometry svg:viewBox="0 0 21600 21600" draw:type="rectangle" draw:enhanced-path="M 0 0 L 21600 0 21600 21600 0 21600 0 0 Z N"/>
        </draw:custom-shape>
        <draw:custom-shape draw:style-name="gr24" draw:text-style-name="P14" draw:layer="layout" svg:width="1.4cm" svg:height="0.4cm" svg:x="12.3cm" svg:y="13.4cm">
          <text:p/>
          <draw:enhanced-geometry svg:viewBox="0 0 21600 21600" draw:type="rectangle" draw:enhanced-path="M 0 0 L 21600 0 21600 21600 0 21600 0 0 Z N"/>
        </draw:custom-shape>
        <draw:custom-shape draw:style-name="gr12" draw:text-style-name="P4" draw:layer="layout" svg:width="3.2cm" svg:height="1.1cm" svg:x="20.6cm" svg:y="12.7cm">
          <text:p/>
          <draw:enhanced-geometry svg:viewBox="0 0 21600 21600" draw:type="rectangle" draw:enhanced-path="M 0 0 L 21600 0 21600 21600 0 21600 0 0 Z N"/>
        </draw:custom-shape>
        <draw:custom-shape draw:style-name="gr20" draw:text-style-name="P10" draw:layer="layout" svg:width="1.7cm" svg:height="0.6cm" svg:x="20.76cm" svg:y="12.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7" draw:layer="layout" svg:width="1.804cm" svg:height="0.725cm" draw:transform="skewX (-1.1077604762408) rotate (-1.40202298812705) translate (26.683953728518cm 10.9330802670177cm)" svg:viewBox="0 0 1805 726" draw:points="1805,134 1286,0 0,591 519,726">
          <text:p/>
        </draw:polygon>
        <draw:polygon draw:style-name="gr18" draw:text-style-name="P9" draw:layer="layout" svg:width="0.765cm" svg:height="0.51cm" draw:transform="skewX (-0.106465084371654) rotate (1.90136168712262) translate (26.3414480370176cm 13.021784584443cm)" svg:viewBox="0 0 766 511" draw:points="766,228 128,0 0,284 638,511">
          <text:p/>
        </draw:polygon>
        <draw:custom-shape draw:style-name="gr25" draw:text-style-name="P15" draw:layer="layout" svg:width="14.7cm" svg:height="6.5cm" svg:x="12.2cm" svg:y="5.7cm">
          <text:p/>
          <draw:enhanced-geometry svg:viewBox="0 0 21600 21600" draw:type="rectangle" draw:enhanced-path="M 0 0 L 21600 0 21600 21600 0 21600 0 0 Z N"/>
        </draw:custom-shape>
        <draw:path draw:style-name="gr26" draw:text-style-name="P3" draw:layer="layout" svg:width="3.06cm" svg:height="1.592cm" svg:x="8.6cm" svg:y="6.107cm" svg:viewBox="0 0 3061 1593" svg:d="M0 1593c293-235 2261-1493 3061-1593v1500z">
          <text:p/>
        </draw:path>
        <draw:polygon draw:style-name="gr23" draw:text-style-name="P13" draw:layer="layout" svg:width="14.199cm" svg:height="2.599cm" svg:x="12.4cm" svg:y="8.1cm" svg:viewBox="0 0 14200 2600" draw:points="0,2600 1600,0 14200,0 13000,2600">
          <text:p/>
        </draw:polygon>
        <draw:path draw:style-name="gr27" draw:text-style-name="P16" draw:layer="layout" svg:width="9cm" svg:height="2.054cm" svg:x="14.299cm" svg:y="8.375cm" svg:viewBox="0 0 9001 2055" svg:d="M1610 336l83 3 75 8 69 13 31 9 30 10 28 12 26 13 24 14 22 15 21 17 19 18 17 20 15 21 12 21 11 22 10 24 7 25 6 26 4 28 2 28 1 31-1 31 579 80-593 22-17 74-25 79-27 73-30 68-34 64-37 59-40 54-44 50-46 46-51 41-28 20 7272 150-7365-99-69 28-74 23-80 18-86 13-92 8-97 2-36 55-39 54-41 55-45 55-97 109-109 109-184-73 126-117 104-106 44-48 38-46 33-43 27-40-26-12-25-14-23-15-22-17-21-18-20-20-18-22-17-23-16-25-14-26-13-28-12-29-11-31-9-32-14-70 189-127 9 57 13 52 8 24 9 24 9 22 11 21 12 20 13 18 13 18 15 17 15 15 17 14 17 13 19 12 35-69 30-63 24-55 18-49 124-364 47-180 15-54 9-30-64 18-64 21-63 26-63 28-63 33-62 36-61 40-61 44-116 90-105 90-93 89-81 88-69 87-58 86-24 43-22 42-18 43-16 42-9 28-8 29-14 61-11 66-8 71-216 45 32-187 43-187 53-189 64-189 75-191 84-191 96-192 106-193 163 55 10 5 9 4 7 5 5 4 2 2 2 3 2 2 1 2v3 2 2 2l-1 3-2 2-1 2-3 2-5 5-7 5-9 4-10 5-25 9-42 68 7752 66-7875 164-77 174-74 192 92-105 94-96 95-86 48-40 49-37 88-63 86-57 85-50 84-44 83-38 81-31 80-26 79-19 105-363h173l9 2 8 3 6 3 5 3 2 2 2 2 1 1 2 2 1 2v3 2 2 2l-1 3-1 2-1 3-3 5-5 5-6 6-7 6-18 13zM1353 1173l-25 68-28 68-32 68-35 69 65-2 61-6 59-10 55-14 53-18 50-22 47-26 44-30 33-27 31-31 29-35 27-39 26-42 23-47 22-51 21-55 17-58 12-54 7-51 1-25v-24l-1-22-3-23-3-21-6-20-6-20-8-19-9-18-11-18-10-13-11-13-12-11-13-11-14-9-16-9-17-9-18-7-19-6-21-6-44-8-50-5-54-2-16 58-19 65-49 150z">
          <text:p/>
        </draw:path>
        <draw:path draw:style-name="gr27" draw:text-style-name="P16" draw:layer="layout" svg:width="7.29cm" svg:height="2.072cm" svg:x="16.809cm" svg:y="8.384cm" svg:viewBox="0 0 7291 2073" svg:d="M5 1864l98-22 95-27 91-30 87-35 83-38 79-42 76-47 72-50 55-44 51-46 46-49 42-50 36-52 6375-16-6316-94 23-58 12-40 8-38 5-35 1-17v-16-15l-2-15-2-15-4-14-4-13-5-13-7-12-7-12-7-10-7-9-9-8-8-8-10-7-10-6-11-6-11-5-12-4-12-4-13-2-14-2-14-2h-15-31l-70 9-78 13-181 38-214 53-246 69-20-236 692-137 78-15 68-12 56-7 25-1 22-1 48 2 44 6 21 4 20 6 20 6 18 8 17 8 16 10 16 10 15 12 13 12 13 14 12 14 11 15 11 19 10 20 8 20 7 22 5 23 4 23 3 25 1 26 417 2-420 52-8 58-15 62-20 67-33 87-40 83-47 80-52 77-60 73-66 70-72 67-79 63-75 53-79 49-82 45-85 42-90 38-92 34-97 30-100 27zM1267 373l-184-23-200-32 1108-2-1557-89 132-227 227 54 212 44 198 33 183 23z">
          <text:p/>
        </draw:path>
        <draw:polygon draw:style-name="gr27" draw:text-style-name="P16" draw:layer="layout" svg:width="6.202cm" svg:height="1.999cm" svg:x="18.297cm" svg:y="8.384cm" svg:viewBox="0 0 6203 2000" draw:points="1222,518 1222,546 1223,573 1226,601 1229,630 1234,658 1239,687 1253,745 1407,720 1561,691 1715,657 1870,618 2203,816 1754,836 1612,861 1298,909 1318,954 1341,999 1366,1043 1394,1086 1425,1129 1459,1172 1496,1214 1535,1255 1328,1409 1184,1377 1053,1355 993,1347 937,1341 884,1338 834,1337 747,1338 666,1343 592,1352 525,1364 465,1379 411,1398 387,1409 364,1420 343,1432 324,1446 304,1462 285,1478 269,1495 254,1512 241,1529 230,1546 221,1564 214,1582 208,1604 203,1625 201,1645 200,1655 200,1664 201,1673 202,1682 203,1690 206,1698 208,1706 211,1713 215,1721 219,1728 223,1732 227,1736 236,1745 248,1752 261,1759 278,1766 296,1772 340,1782 392,1790 454,1796 524,1799 604,1800 1159,1800 1054,2000 500,2000 413,1998 334,1991 264,1980 233,1973 203,1964 175,1954 149,1944 126,1932 105,1919 85,1904 68,1889 53,1873 40,1855 31,1841 24,1827 17,1812 12,1796 7,1780 4,1764 2,1747 0,1730 0,1712 1,1694 5,1655 14,1615 26,1573 39,1539 55,1507 74,1476 5703,1316 119,1417 145,1389 175,1362 207,1337 234,1318 263,1300 294,1284 328,1269 401,1242 483,1221 573,1204 672,1192 780,1184 896,1182 977,1184 1057,1189 1136,1197 1214,1209 1175,1142 1139,1075 1106,1010 1076,946 849,969 615,986 6203,916 121,1000 159,809 387,810 610,805 829,792 1044,773 1034,714 1027,657 1022,601 1021,545 847,557 671,566 312,573 355,391 537,393 710,391 876,384 1035,373 1042,288 1053,198 1069,102 1089,0 1289,0 1298,2 1307,5 1314,8 1319,11 1322,13 1323,15 1325,17 1326,19 1327,21 1327,23 1327,25 1327,27 1326,29 1325,32 1324,34 1322,37 1318,42 1312,48 1304,53 1295,59 1273,73 1226,345 1350,329 1477,309 1606,284 1739,254 1740,436">
          <text:p/>
        </draw:polygon>
        <draw:path draw:style-name="gr28" draw:text-style-name="P16" draw:layer="layout" svg:width="3.92cm" svg:height="2.064cm" svg:x="20.079cm" svg:y="8.347cm" svg:viewBox="0 0 3921 2065" svg:d="M1802 1310l18-55h-1291l49-145h1292l551-157-1769-7 50-145h1273l59-173h-1201l-85 57-89 54-92 51-96 47-41-173 125-58 119-65 114-72 108-80 103-86 97-94 92-101 86-108 178 37 3 4 2 4 1 4 1 2v2 2 2l-1 2v1l-1 2-1 1-1 2-1 1-3 3-4 3-4 2-6 2-6 2-6 2-15 2-43 46h546l48-37 88 91 8 7 7 6 6 6 4 6 1 2 2 3 1 2v3 2 2 2l-1 2-1 2-1 2-2 2-2 2-3 1-3 2-7 3-8 2-9 2-23 3-262 236h509l-281 828zM1892 1419l42 47 38 49 33 51 30 53 27 56 22 58 18 60 15 63-238 109-18-67-20-63-21-60-23-56-24-53-26-49-27-46-29-43zM1245 273l-53 58-56 54-57 50-60 47h537l234-209zM0 1928l115-128 53-65 3753-182-3656 50 44-67 41-67 39-68 181 82 8 4 7 5 5 4 2 3 2 2 1 2 2 2v3l1 2v2 3l-1 2-1 2-1 2-2 3-1 2-3 2-5 5-7 4-8 5-10 4-23 9-69 108-81 113-93 119-105 124zM690 2065l-19-1-18-2-16-3-15-4-13-5-11-7-5-4-4-4-4-4-4-5-3-5-3-5-3-6-2-6-2-12-1-14v-15l3-17 4-17 5-19 164-482 167 18 8 2 7 1 6 2 4 2 2 1 2 2 1 1 1 1 1 2v1 2 1 2l-1 2-1 2-1 2-4 4-4 4-6 5-7 5-18 11-108 318-3 9-2 8-1 8-1 7v7l1 5 1 6 1 2 1 3 2 2 1 2 2 2 2 2 2 1 2 2 5 2 5 2 6 2 7 1h8 491 9l9-2 9-1 8-3 8-3 8-4 8-5 8-5 7-6 8-7 7-7 7-8 13-19 13-21 70-127 179 63-52 100-32 54-32 46-17 20-17 19-18 17-17 15-18 13-19 12-18 9-19 8-20 7-19 4-20 3-21 1zM1157 1710l-11-48-12-46-13-42-14-39-15-36-16-33-17-29-19-27 198-100 13 12 12 12 24 28 21 30 20 34 18 37 16 40 14 43 12 46z">
          <text:p/>
        </draw:path>
        <draw:path draw:style-name="gr27" draw:text-style-name="P16" draw:layer="layout" svg:width="2.819cm" svg:height="2.109cm" svg:x="22.38cm" svg:y="8.347cm" svg:viewBox="0 0 2820 2110" svg:d="M873 537l-15-45-17-42-19-41-20-38-22-37-24-34-26-33-28-30 192-137 36 37 31 36 28 37 24 36 19 36 16 37 12 36 4 18 4 18zM0 1901l371-182 207-609h-291l59-173h473l-251 737 18 25 19 24 20 22 21 20 23 19 23 17 25 16 25 14 27 12 28 10 29 9 30 8 32 5 32 5 68 3h1128l-104 173h-1110l-37-1-36-3-35-5-34-7-33-8-32-11-30-12-30-15-29-16-28-18-27-20-26-23-25-23-24-26-23-28-22-30-402 300zM2264 1101h-619l-37 82 75 41 70 43 65 45 60 46 56 47 51 49 46 50 42 51-196 201-48-75-49-67-49-61-48-54-49-48-48-42-49-34-48-29-56 59-64 59-72 58-81 58-88 58-97 58-105 57-113 57-44-191 132-60 119-61 106-63 93-64 80-65 36-33 1385-20-1324-48 26-34 22-35 19-35h-573l59-173h582l102-300h-509l59-173h318l-11-42-13-41-14-40-16-38 1373-41-1410-32-21-33-23-33 201-109 21 30 20 33 19 34 17 37 17 39 15 40 13 42 13 45-183 109h309l373-455 169 91 3 5 2 4 1 4v2l1 2v2l-1 1v2l-1 2v1l-1 2-1 1-1 2-3 3-4 2-5 2-5 3-6 1-6 2-16 3-317 318h400l-58 173h-537l-102 300h609z">
          <text:p/>
        </draw:path>
      </draw:page>
      <draw:page draw:name="page3" draw:style-name="dp1" draw:master-page-name="標準">
        <draw:polygon draw:style-name="gr29" draw:text-style-name="P17" draw:layer="layout" svg:width="9.571cm" svg:height="10.922cm" draw:transform="rotate (-2.20190738431605) translate (29.3672413107555cm 10.397482271973cm)" svg:viewBox="0 0 9572 10923" draw:points="3030,8211 5642,9169 7858,10894 9233,10923 9572,10517 2176,395 1409,0 519,1288 0,3737 688,5224">
          <text:p/>
        </draw:polygon>
        <draw:custom-shape draw:style-name="gr30" draw:text-style-name="P2" draw:layer="layout" svg:width="1.993cm" svg:height="1.993cm" svg:x="16.771cm" svg:y="10.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1" draw:text-style-name="P5" draw:layer="layout" svg:width="1.979cm" svg:height="1.902cm" draw:transform="skewX (-0.000698131700797739) rotate (-0.245567825755603) translate (19.2296464370106cm 7.60492324689521cm)" svg:viewBox="0 0 1980 1903" draw:points="1609,136 1980,0 1014,1435 203,1903 0,1888">
          <text:p/>
        </draw:polygon>
        <draw:polygon draw:style-name="gr31" draw:text-style-name="P5" draw:layer="layout" svg:width="2.798cm" svg:height="1.946cm" draw:transform="rotate (-2.38481788992505) translate (23.5847664985972cm 8.86838898893128cm)" svg:viewBox="0 0 2799 1947" draw:points="1259,1942 2669,1947 2799,1716 795,0 0,842">
          <text:p/>
        </draw:polygon>
        <draw:polygon draw:style-name="gr31" draw:text-style-name="P5" draw:layer="layout" svg:width="1.211cm" svg:height="1.989cm" draw:transform="rotate (-1.51197873100269) translate (25.443046129373cm 8.20405906017266cm)" svg:viewBox="0 0 1212 1990" draw:points="0,1990 1095,1990 1212,0 91,449">
          <text:p/>
        </draw:polygon>
        <draw:polygon draw:style-name="gr31" draw:text-style-name="P5" draw:layer="layout" svg:width="1.318cm" svg:height="1.891cm" draw:transform="skewX (0.277856416917497) rotate (0.417133691226645) translate (26.35cm 8.43542857142857cm)" svg:viewBox="0 0 1319 1892" draw:points="263,117 0,0 645,1440 1131,1881 1319,1892">
          <text:p/>
        </draw:polygon>
        <draw:custom-shape draw:style-name="gr32" draw:text-style-name="P13" draw:layer="layout" svg:width="1.35cm" svg:height="1.35cm" svg:x="17.093cm" svg:y="10.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1.993cm" svg:height="1.993cm" svg:x="25.643cm" svg:y="10.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1.35cm" svg:height="1.35cm" svg:x="25.964cm" svg:y="10.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3" draw:text-style-name="P6" draw:layer="layout" svg:width="0.476cm" svg:height="0.38cm" draw:transform="skewX (0.0956440430092892) rotate (-0.201760061530545) translate (18.7469942410128cm 9.13762490425943cm)" svg:viewBox="0 0 477 381" draw:points="417,0 477,0 231,292 46,381 0,378">
          <text:p/>
        </draw:polygon>
        <draw:polygon draw:style-name="gr34" draw:text-style-name="P7" draw:layer="layout" svg:width="1.254cm" svg:height="1.756cm" draw:transform="rotate (-1.35175750566961) translate (16.8022783912364cm 10.5493726137512cm)" svg:viewBox="0 0 1255 1757" draw:points="355,1757 948,1757 1255,377 614,300 154,0 0,1283">
          <text:p/>
        </draw:polygon>
        <draw:polygon draw:style-name="gr35" draw:text-style-name="P8" draw:layer="layout" svg:width="1.465cm" svg:height="0.86cm" draw:transform="rotate (0.927293431584587) translate (15.5499990812725cm 10.8281421680946cm)" svg:viewBox="0 0 1466 861" draw:points="0,0 643,0 1466,669 887,861">
          <text:p/>
        </draw:polygon>
        <draw:polygon draw:style-name="gr36" draw:text-style-name="P9" draw:layer="layout" svg:width="0.704cm" svg:height="0.226cm" draw:transform="rotate (-1.95092903787926) translate (16.9751806493787cm 10.125353143205cm)" svg:viewBox="0 0 705 227" draw:points="0,12 549,0 705,215 155,227">
          <text:p/>
        </draw:polygon>
        <draw:polygon draw:style-name="gr34" draw:text-style-name="P7" draw:layer="layout" svg:width="1.52cm" svg:height="0.455cm" draw:transform="skewX (-1.1084586079416) rotate (-1.40272111982784) translate (28.1673566118592cm 9.34381438510103cm)" svg:viewBox="0 0 1521 456" draw:points="1521,23 1049,0 0,422 514,456">
          <text:p/>
        </draw:polygon>
        <draw:polygon draw:style-name="gr36" draw:text-style-name="P9" draw:layer="layout" svg:width="0.722cm" svg:height="0.314cm" draw:transform="skewX (-0.108559479474047) rotate (1.90048902249663) translate (28.011637631637cm 10.9873991027962cm)" svg:viewBox="0 0 723 315" draw:points="723,127 168,0 0,223 570,315">
          <text:p/>
        </draw:polygon>
        <draw:polygon draw:style-name="gr34" draw:text-style-name="P7" draw:layer="layout" svg:width="1.257cm" svg:height="1.201cm" draw:transform="skewX (0.182910505609006) rotate (1.42558493302897) translate (27.3499403031245cm 11.8388150586558cm)" svg:viewBox="0 0 1258 1202" draw:points="887,1165 640,1202 0,251 632,199 1086,0 1258,909">
          <text:p/>
        </draw:polygon>
        <draw:polygon draw:style-name="gr37" draw:text-style-name="P10" draw:layer="layout" svg:width="3.213cm" svg:height="3.47cm" svg:x="20.114cm" svg:y="8.128cm" svg:viewBox="0 0 3214 3471" draw:points="257,3471 3150,3471 3214,0 1221,64 0,1157 0,3407 257,3407">
          <text:p/>
        </draw:polygon>
        <draw:polygon draw:style-name="gr37" draw:text-style-name="P10" draw:layer="layout" svg:width="3.406cm" svg:height="3.02cm" draw:transform="rotate (1.5707963267949) translate (23.3928571428571cm 11.5352857142857cm)" svg:viewBox="0 0 3407 3021" draw:points="0,64 3407,64 3343,1607 2057,2957 1286,3021 964,2186 257,1993 0,0">
          <text:p/>
        </draw:polygon>
        <draw:polygon draw:style-name="gr37" draw:text-style-name="P10" draw:layer="layout" svg:width="5.054cm" svg:height="6.665cm" draw:transform="rotate (-0.8621926504852) translate (23.3174105141318cm 6.34708913152302cm)" svg:viewBox="0 0 5055 6666" draw:points="537,6457 781,6666 4999,1646 4637,1081 5055,0 0,6589">
          <text:p/>
        </draw:polygon>
        <draw:custom-shape draw:style-name="gr38" draw:text-style-name="P10" draw:layer="layout" svg:width="0.578cm" svg:height="0.578cm" svg:x="26.543cm" svg:y="9.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0" draw:layer="layout" svg:width="0.579cm" svg:height="0.257cm" svg:x="22.557cm" svg:y="9.735cm">
          <text:p/>
          <draw:enhanced-geometry svg:viewBox="0 0 21600 21600" draw:type="rectangle" draw:enhanced-path="M 0 0 L 21600 0 21600 21600 0 21600 0 0 Z N"/>
        </draw:custom-shape>
        <draw:custom-shape draw:style-name="gr38" draw:text-style-name="P10" draw:layer="layout" svg:width="0.579cm" svg:height="0.257cm" svg:x="25.321cm" svg:y="9.607cm">
          <text:p/>
          <draw:enhanced-geometry svg:viewBox="0 0 21600 21600" draw:type="rectangle" draw:enhanced-path="M 0 0 L 21600 0 21600 21600 0 21600 0 0 Z N"/>
        </draw:custom-shape>
        <draw:polygon draw:style-name="gr34" draw:text-style-name="P7" draw:layer="layout" svg:width="0.689cm" svg:height="0.411cm" draw:transform="rotate (-1.35158297274441) translate (20.4357142857143cm 8.83528571428571cm)" svg:viewBox="0 0 690 412" draw:points="369,412 634,405 690,154 328,7 0,0 7,265">
          <text:p/>
        </draw:polygon>
        <draw:polygon draw:style-name="gr29" draw:text-style-name="P17" draw:layer="layout" svg:width="9.571cm" svg:height="10.922cm" draw:transform="rotate (2.20190738431605) translate (5.58072652849367cm 18.0967665682673cm)" svg:viewBox="0 0 9572 10923" draw:points="6542,8211 3930,9169 1715,10894 339,10923 0,10517 7396,395 8163,0 9053,1288 9572,3737 8884,5224">
          <text:p/>
        </draw:polygon>
        <draw:custom-shape draw:style-name="gr30" draw:text-style-name="P2" draw:layer="layout" svg:width="1.993cm" svg:height="1.993cm" svg:x="10.491cm" svg:y="10.47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olygon draw:style-name="gr31" draw:text-style-name="P5" draw:layer="layout" svg:width="1.98cm" svg:height="1.902cm" draw:transform="skewX (0.0006981317007977) rotate (0.245393292830403) translate (8.14942857142857cm 8.05735714285714cm)" svg:viewBox="0 0 1981 1903" draw:points="372,136 0,0 967,1435 1778,1903 1981,1887">
          <text:p/>
        </draw:polygon>
        <draw:polygon draw:style-name="gr31" draw:text-style-name="P5" draw:layer="layout" svg:width="2.798cm" svg:height="1.946cm" draw:transform="rotate (2.38481788992505) translate (7.75025812727114cm 10.7611266849009cm)" svg:viewBox="0 0 2799 1947" draw:points="1540,1942 130,1947 0,1716 2004,0 2799,842">
          <text:p/>
        </draw:polygon>
        <draw:polygon draw:style-name="gr31" draw:text-style-name="P5" draw:layer="layout" svg:width="1.211cm" svg:height="1.989cm" draw:transform="rotate (1.51197873100269) translate (3.78572063688947cm 9.38474928653569cm)" svg:viewBox="0 0 1212 1990" draw:points="1212,1990 117,1990 0,0 1121,449">
          <text:p/>
        </draw:polygon>
        <draw:polygon draw:style-name="gr31" draw:text-style-name="P5" draw:layer="layout" svg:width="1.317cm" svg:height="1.891cm" draw:transform="skewX (-0.277332818141899) rotate (-0.417133691226646) translate (1.74526887558131cm 7.87256522132142cm)" svg:viewBox="0 0 1318 1892" draw:points="1055,117 1318,0 674,1440 188,1881 0,1892">
          <text:p/>
        </draw:polygon>
        <draw:custom-shape draw:style-name="gr32" draw:text-style-name="P13" draw:layer="layout" svg:width="1.35cm" svg:height="1.35cm" svg:x="10.857cm" svg:y="10.79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1.993cm" svg:height="1.993cm" svg:x="1.619cm" svg:y="10.47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 draw:text-style-name="P13" draw:layer="layout" svg:width="1.35cm" svg:height="1.35cm" svg:x="1.986cm" svg:y="10.79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olygon draw:style-name="gr33" draw:text-style-name="P6" draw:layer="layout" svg:width="0.476cm" svg:height="0.38cm" draw:transform="skewX (-0.0956440430092893) rotate (0.202109127380943) translate (10.0856214187841cm 9.20424666563832cm)" svg:viewBox="0 0 477 381" draw:points="60,0 0,0 246,292 431,381 477,378">
          <text:p/>
        </draw:polygon>
        <draw:polygon draw:style-name="gr34" draw:text-style-name="P7" draw:layer="layout" svg:width="1.254cm" svg:height="1.756cm" draw:transform="rotate (1.35193203859481) translate (12.2251563704298cm 11.7456618890564cm)" svg:viewBox="0 0 1255 1757" draw:points="900,1757 307,1757 0,377 641,300 1101,0 1255,1283">
          <text:p/>
        </draw:polygon>
        <draw:polygon draw:style-name="gr35" draw:text-style-name="P8" draw:layer="layout" svg:width="1.465cm" svg:height="0.861cm" draw:transform="rotate (-0.927467964509787) translate (12.8708449279398cm 9.62651221894049cm)" svg:viewBox="0 0 1466 862" draw:points="1466,0 823,0 0,669 579,862">
          <text:p/>
        </draw:polygon>
        <draw:polygon draw:style-name="gr36" draw:text-style-name="P9" draw:layer="layout" svg:width="0.704cm" svg:height="0.226cm" draw:transform="rotate (1.95092903787926) translate (12.5862199041446cm 10.7505633438707cm)" svg:viewBox="0 0 705 227" draw:points="705,12 155,0 0,215 550,227">
          <text:p/>
        </draw:polygon>
        <draw:polygon draw:style-name="gr34" draw:text-style-name="P7" draw:layer="layout" svg:width="1.52cm" svg:height="0.455cm" draw:transform="skewX (1.1084586079416) rotate (1.40272111982784) translate (0.878169620703025cm 10.8145775795578cm)" svg:viewBox="0 0 1521 456" draw:points="0,23 472,0 1521,422 1007,456">
          <text:p/>
        </draw:polygon>
        <draw:polygon draw:style-name="gr36" draw:text-style-name="P9" draw:layer="layout" svg:width="0.722cm" svg:height="0.314cm" draw:transform="skewX (0.108384946548848) rotate (-1.90048902249663) translate (1.52236400388013cm 10.2745468066784cm)" svg:viewBox="0 0 723 315" draw:points="0,127 555,0 723,223 153,315">
          <text:p/>
        </draw:polygon>
        <draw:polygon draw:style-name="gr34" draw:text-style-name="P7" draw:layer="layout" svg:width="1.257cm" svg:height="1.201cm" draw:transform="skewX (-0.182910505609006) rotate (-1.42558493302897) translate (1.76806141573036cm 10.5653035355498cm)" svg:viewBox="0 0 1258 1202" draw:points="370,1165 618,1202 1258,251 625,199 171,0 0,909">
          <text:p/>
        </draw:polygon>
        <draw:polygon draw:style-name="gr37" draw:text-style-name="P10" draw:layer="layout" svg:width="3.213cm" svg:height="3.47cm" svg:x="5.971cm" svg:y="8.099cm" svg:viewBox="0 0 3214 3471" draw:points="2957,3471 64,3471 0,0 1993,64 3214,1157 3214,3407 2957,3407">
          <text:p/>
        </draw:polygon>
        <draw:polygon draw:style-name="gr37" draw:text-style-name="P10" draw:layer="layout" svg:width="3.406cm" svg:height="3.02cm" draw:transform="rotate (-1.5707963267949) translate (5.90714285714286cm 8.09914285714286cm)" svg:viewBox="0 0 3407 3021" draw:points="3407,64 0,64 64,1607 1350,2957 2121,3021 2443,2186 3150,1993 3407,0">
          <text:p/>
        </draw:polygon>
        <draw:polygon draw:style-name="gr37" draw:text-style-name="P10" draw:layer="layout" svg:width="5.054cm" svg:height="6.665cm" draw:transform="skewX (5.52768971030919E-017) rotate (0.862192650485199) translate (2.69285714285714cm 10.1562857142857cm)" svg:viewBox="0 0 5055 6666" draw:points="4518,6457 4274,6666 56,1646 418,1081 0,0 5055,6589">
          <text:p/>
        </draw:polygon>
        <draw:custom-shape draw:style-name="gr38" draw:text-style-name="P10" draw:layer="layout" svg:width="0.578cm" svg:height="0.578cm" svg:x="2.179cm" svg:y="9.57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8" draw:text-style-name="P10" draw:layer="layout" svg:width="0.579cm" svg:height="0.257cm" svg:x="6.119cm" svg:y="9.706cm">
          <text:p/>
          <draw:enhanced-geometry svg:viewBox="0 0 21600 21600" draw:mirror-horizontal="true" draw:type="rectangle" draw:enhanced-path="M 0 0 L 21600 0 21600 21600 0 21600 0 0 Z N"/>
        </draw:custom-shape>
        <draw:custom-shape draw:style-name="gr38" draw:text-style-name="P10" draw:layer="layout" svg:width="0.579cm" svg:height="0.257cm" svg:x="3.355cm" svg:y="9.578cm">
          <text:p/>
          <draw:enhanced-geometry svg:viewBox="0 0 21600 21600" draw:mirror-horizontal="true" draw:type="rectangle" draw:enhanced-path="M 0 0 L 21600 0 21600 21600 0 21600 0 0 Z N"/>
        </draw:custom-shape>
        <draw:polygon draw:style-name="gr34" draw:text-style-name="P7" draw:layer="layout" svg:width="0.689cm" svg:height="0.411cm" draw:transform="rotate (1.35158297274441) translate (8.7141891624865cm 9.47998802271728cm)" svg:viewBox="0 0 690 412" draw:points="321,412 56,405 0,154 363,7 690,0 683,265">
          <text:p/>
        </draw:polygon>
      </draw:page>
      <draw:page draw:name="page4" draw:style-name="dp1" draw:master-page-name="標準">
        <draw:custom-shape draw:style-name="gr39" draw:text-style-name="P2" draw:layer="layout" svg:width="19.4cm" svg:height="4.8cm" svg:x="5.6cm" svg:y="10.7cm">
          <text:p/>
          <draw:enhanced-geometry svg:viewBox="0 0 21600 21600" draw:type="rectangle" draw:enhanced-path="M 0 0 L 21600 0 21600 21600 0 21600 0 0 Z N"/>
        </draw:custom-shape>
        <draw:custom-shape draw:style-name="gr39" draw:text-style-name="P2" draw:layer="layout" svg:width="1.9cm" svg:height="4cm" svg:x="17.3cm" svg:y="10.5cm">
          <text:p/>
          <draw:enhanced-geometry svg:viewBox="0 0 21600 21600" draw:type="rectangle" draw:enhanced-path="M 0 0 L 21600 0 21600 21600 0 21600 0 0 Z N"/>
        </draw:custom-shape>
        <draw:custom-shape draw:style-name="gr39" draw:text-style-name="P2" draw:layer="layout" svg:width="1.9cm" svg:height="4cm" svg:x="19.4cm" svg:y="10.5cm">
          <text:p/>
          <draw:enhanced-geometry svg:viewBox="0 0 21600 21600" draw:type="rectangle" draw:enhanced-path="M 0 0 L 21600 0 21600 21600 0 21600 0 0 Z N"/>
        </draw:custom-shape>
        <draw:custom-shape draw:style-name="gr39" draw:text-style-name="P2" draw:layer="layout" svg:width="19.4cm" svg:height="0.9cm" svg:x="5.6cm" svg:y="14.8cm">
          <text:p/>
          <draw:enhanced-geometry svg:viewBox="0 0 21600 21600" draw:type="rectangle" draw:enhanced-path="M 0 0 L 21600 0 21600 21600 0 21600 0 0 Z N"/>
        </draw:custom-shape>
        <draw:custom-shape draw:style-name="gr39" draw:text-style-name="P2" draw:layer="layout" svg:width="1.6cm" svg:height="1.6cm" svg:x="22.3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1.6cm" svg:height="1.6cm" svg:x="20.2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2cm" svg:height="0.7cm" svg:x="21cm" svg:y="15.6cm">
          <text:p/>
          <draw:enhanced-geometry svg:viewBox="0 0 21600 21600" draw:type="rectangle" draw:enhanced-path="M 0 0 L 21600 0 21600 21600 0 21600 0 0 Z N"/>
        </draw:custom-shape>
        <draw:custom-shape draw:style-name="gr39" draw:text-style-name="P2" draw:layer="layout" svg:width="1.6cm" svg:height="1.6cm" svg:x="8.9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1.6cm" svg:height="1.6cm" svg:x="6.8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2cm" svg:height="0.7cm" svg:x="7.6cm" svg:y="15.6cm">
          <text:p/>
          <draw:enhanced-geometry svg:viewBox="0 0 21600 21600" draw:type="rectangle" draw:enhanced-path="M 0 0 L 21600 0 21600 21600 0 21600 0 0 Z N"/>
        </draw:custom-shape>
        <draw:custom-shape draw:style-name="gr39" draw:text-style-name="P2" draw:layer="layout" svg:width="1.6cm" svg:height="1.5cm" svg:x="7.3cm" svg:y="11cm">
          <text:p/>
          <draw:enhanced-geometry svg:viewBox="0 0 21600 21600" draw:type="rectangle" draw:enhanced-path="M 0 0 L 21600 0 21600 21600 0 21600 0 0 Z N"/>
        </draw:custom-shape>
        <draw:custom-shape draw:style-name="gr39" draw:text-style-name="P2" draw:layer="layout" svg:width="1.9cm" svg:height="4cm" svg:x="9.2cm" svg:y="10.5cm">
          <text:p/>
          <draw:enhanced-geometry svg:viewBox="0 0 21600 21600" draw:type="rectangle" draw:enhanced-path="M 0 0 L 21600 0 21600 21600 0 21600 0 0 Z N"/>
        </draw:custom-shape>
        <draw:custom-shape draw:style-name="gr39" draw:text-style-name="P2" draw:layer="layout" svg:width="1.6cm" svg:height="1.5cm" svg:x="9.3cm" svg:y="11cm">
          <text:p/>
          <draw:enhanced-geometry svg:viewBox="0 0 21600 21600" draw:type="rectangle" draw:enhanced-path="M 0 0 L 21600 0 21600 21600 0 21600 0 0 Z N"/>
        </draw:custom-shape>
        <draw:custom-shape draw:style-name="gr39" draw:text-style-name="P2" draw:layer="layout" svg:width="1.9cm" svg:height="4cm" svg:x="11.3cm" svg:y="10.5cm">
          <text:p/>
          <draw:enhanced-geometry svg:viewBox="0 0 21600 21600" draw:type="rectangle" draw:enhanced-path="M 0 0 L 21600 0 21600 21600 0 21600 0 0 Z N"/>
        </draw:custom-shape>
        <draw:custom-shape draw:style-name="gr39" draw:text-style-name="P2" draw:layer="layout" svg:width="1.6cm" svg:height="1.5cm" svg:x="11.4cm" svg:y="11cm">
          <text:p/>
          <draw:enhanced-geometry svg:viewBox="0 0 21600 21600" draw:type="rectangle" draw:enhanced-path="M 0 0 L 21600 0 21600 21600 0 21600 0 0 Z N"/>
        </draw:custom-shape>
        <draw:custom-shape draw:style-name="gr39" draw:text-style-name="P2" draw:layer="layout" svg:width="1.6cm" svg:height="1.5cm" svg:x="13.4cm" svg:y="11cm">
          <text:p/>
          <draw:enhanced-geometry svg:viewBox="0 0 21600 21600" draw:type="rectangle" draw:enhanced-path="M 0 0 L 21600 0 21600 21600 0 21600 0 0 Z N"/>
        </draw:custom-shape>
        <draw:custom-shape draw:style-name="gr39" draw:text-style-name="P2" draw:layer="layout" svg:width="1.6cm" svg:height="1.5cm" svg:x="15.5cm" svg:y="11cm">
          <text:p/>
          <draw:enhanced-geometry svg:viewBox="0 0 21600 21600" draw:type="rectangle" draw:enhanced-path="M 0 0 L 21600 0 21600 21600 0 21600 0 0 Z N"/>
        </draw:custom-shape>
        <draw:custom-shape draw:style-name="gr39" draw:text-style-name="P2" draw:layer="layout" svg:width="1.6cm" svg:height="1.5cm" svg:x="17.5cm" svg:y="11cm">
          <text:p/>
          <draw:enhanced-geometry svg:viewBox="0 0 21600 21600" draw:type="rectangle" draw:enhanced-path="M 0 0 L 21600 0 21600 21600 0 21600 0 0 Z N"/>
        </draw:custom-shape>
        <draw:custom-shape draw:style-name="gr39" draw:text-style-name="P2" draw:layer="layout" svg:width="1.6cm" svg:height="1.5cm" svg:x="19.5cm" svg:y="11cm">
          <text:p/>
          <draw:enhanced-geometry svg:viewBox="0 0 21600 21600" draw:type="rectangle" draw:enhanced-path="M 0 0 L 21600 0 21600 21600 0 21600 0 0 Z N"/>
        </draw:custom-shape>
        <draw:custom-shape draw:style-name="gr39" draw:text-style-name="P2" draw:layer="layout" svg:width="1.6cm" svg:height="1.5cm" svg:x="21.5cm" svg:y="11cm">
          <text:p/>
          <draw:enhanced-geometry svg:viewBox="0 0 21600 21600" draw:type="rectangle" draw:enhanced-path="M 0 0 L 21600 0 21600 21600 0 21600 0 0 Z N"/>
        </draw:custom-shape>
        <draw:custom-shape draw:style-name="gr39" draw:text-style-name="P2" draw:layer="layout" svg:width="0.4cm" svg:height="2.9cm" svg:x="5.6cm" svg:y="11.1cm">
          <text:p/>
          <draw:enhanced-geometry svg:viewBox="0 0 21600 21600" draw:type="rectangle" draw:enhanced-path="M 0 0 L 21600 0 21600 21600 0 21600 0 0 Z N"/>
        </draw:custom-shape>
        <draw:custom-shape draw:style-name="gr39" draw:text-style-name="P2" draw:layer="layout" svg:width="0.4cm" svg:height="2.9cm" svg:x="24.5cm" svg:y="11.1cm">
          <text:p/>
          <draw:enhanced-geometry svg:viewBox="0 0 21600 21600" draw:mirror-horizontal="true" draw:type="rectangle" draw:enhanced-path="M 0 0 L 21600 0 21600 21600 0 21600 0 0 Z N"/>
        </draw:custom-shape>
        <draw:custom-shape draw:style-name="gr39" draw:text-style-name="P2" draw:layer="layout" svg:width="18.6cm" svg:height="0.6cm" svg:x="6cm" svg:y="13.1cm">
          <text:p/>
          <draw:enhanced-geometry svg:viewBox="0 0 21600 21600" draw:type="rectangle" draw:enhanced-path="M 0 0 L 21600 0 21600 21600 0 21600 0 0 Z N"/>
        </draw:custom-shape>
        <draw:custom-shape draw:style-name="gr39" draw:text-style-name="P2" draw:layer="layout" svg:width="19.3cm" svg:height="0.9cm" svg:x="5.6cm" svg:y="9.9cm">
          <text:p/>
          <draw:enhanced-geometry svg:viewBox="0 0 21600 21600" draw:type="rectangle" draw:enhanced-path="M 0 0 L 21600 0 21600 21600 0 21600 0 0 Z N"/>
        </draw:custom-shape>
        <draw:custom-shape draw:style-name="gr39" draw:text-style-name="P2" draw:layer="layout" svg:width="3.4cm" svg:height="0.9cm" svg:x="13cm" svg:y="9cm">
          <text:p/>
          <draw:enhanced-geometry svg:viewBox="0 0 21600 21600" draw:type="rectangle" draw:enhanced-path="M 0 0 L 21600 0 21600 21600 0 21600 0 0 Z N"/>
        </draw:custom-shape>
        <draw:custom-shape draw:style-name="gr39" draw:text-style-name="P2" draw:layer="layout" svg:width="3.2cm" svg:height="2.4cm" svg:x="18.5cm" svg:y="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2" draw:layer="layout" svg:width="3.2cm" svg:height="0.1cm" svg:x="18.5cm" svg:y="7.5cm">
          <text:p/>
          <draw:enhanced-geometry svg:viewBox="0 0 21600 21600" draw:type="rectangle" draw:enhanced-path="M 0 0 L 21600 0 21600 21600 0 21600 0 0 Z N"/>
        </draw:custom-shape>
        <draw:custom-shape draw:style-name="gr39" draw:text-style-name="P2" draw:layer="layout" svg:width="18.6cm" svg:height="0.6cm" svg:x="6.1cm" svg:y="10.2cm">
          <text:p/>
          <draw:enhanced-geometry svg:viewBox="0 0 21600 21600" draw:type="rectangle" draw:enhanced-path="M 0 0 L 21600 0 21600 21600 0 21600 0 0 Z N"/>
        </draw:custom-shape>
      </draw:page>
      <draw:page draw:name="page5" draw:style-name="dp1" draw:master-page-name="標準">
        <draw:custom-shape draw:style-name="gr10" draw:text-style-name="P2" draw:layer="layout" svg:width="13.7cm" svg:height="13.7cm" svg:x="8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0" draw:text-style-name="P2" draw:layer="layout" svg:width="6.699cm" svg:height="1.899cm" svg:x="10.2cm" svg:y="7.8cm" svg:viewBox="0 0 6700 1900" draw:points="0,0 2100,700 3700,700 5800,400 6700,300 5800,900 5600,1300 5800,1300 4700,1900">
          <text:p/>
        </draw:polygon>
        <draw:polygon draw:style-name="gr41" draw:text-style-name="P18" draw:layer="layout" svg:width="0.599cm" svg:height="0cm" svg:x="1cm" svg:y="16.7cm" svg:viewBox="0 0 600 0" draw:points="600,0 400,0 0,0">
          <text:p/>
        </draw:polygon>
        <draw:polygon draw:style-name="gr40" draw:text-style-name="P2" draw:layer="layout" svg:width="6.399cm" svg:height="6.299cm" svg:x="8.6cm" svg:y="7.8cm" svg:viewBox="0 0 6400 6300" draw:points="6400,2100 5400,3200 5100,2900 4700,3500 3800,3800 4000,4500 3500,5200 2000,6300 1900,4900 500,3900 0,2400 200,2000 200,1400 700,900 1200,400 1300,100 1600,0">
          <text:p/>
        </draw:polygon>
        <draw:polygon draw:style-name="gr40" draw:text-style-name="P2" draw:layer="layout" svg:width="3.399cm" svg:height="2.899cm" svg:x="17.4cm" svg:y="6.8cm" svg:viewBox="0 0 3400 2900" draw:points="900,200 0,1000 700,1200 0,1500 1200,1600 2200,1800 2600,2100 3000,2300 3300,2600 3400,2900 2700,1200 1000,0 1000,200">
          <text:p/>
        </draw:polygon>
        <draw:polygon draw:style-name="gr40" draw:text-style-name="P2" draw:layer="layout" svg:width="5.199cm" svg:height="1.599cm" svg:x="12.1cm" svg:y="6cm" svg:viewBox="0 0 5200 1600" draw:points="800,200 3100,0 4500,400 5200,1200 4700,1400 4100,1400 3600,1600 3000,1500 2000,1300 1000,1000 0,600">
          <text:p/>
        </draw:polygon>
        <draw:polygon draw:style-name="gr40" draw:text-style-name="P2" draw:layer="layout" svg:width="0.899cm" svg:height="1.899cm" svg:x="11.3cm" svg:y="9cm" svg:viewBox="0 0 900 1900" draw:points="0,0 900,1300 700,1900">
          <text:p/>
        </draw:polygon>
        <draw:polygon draw:style-name="gr40" draw:text-style-name="P2" draw:layer="layout" svg:width="7.399cm" svg:height="5.499cm" svg:x="9cm" svg:y="6.6cm" svg:viewBox="0 0 7400 5500" draw:points="1500,2900 2700,4700 1800,3700 2600,4900 1500,3900 2200,5100 1500,4500 1700,5400 1000,4500 800,5500 0,4100 500,3000 400,2300 1100,1800 1400,1600 1800,900 2900,200 3300,0 2900,1500 2900,1900 2700,2500 3200,2800 3900,3000 4600,3400 5300,3300 6100,3300 6900,3000 7400,3000 6200,3900 4800,3600 3800,3200 3600,3100 2800,2800 1900,2500 1800,2200 1900,2500">
          <text:p/>
        </draw:polygon>
        <draw:polygon draw:style-name="gr40" draw:text-style-name="P2" draw:layer="layout" svg:width="1.399cm" svg:height="1.599cm" svg:x="13.6cm" svg:y="12.6cm" svg:viewBox="0 0 1400 1600" draw:points="0,1600 200,200 1200,0 1400,0">
          <text:p/>
        </draw:polygon>
        <draw:polygon draw:style-name="gr40" draw:text-style-name="P2" draw:layer="layout" svg:width="3.699cm" svg:height="2.299cm" svg:x="13.1cm" svg:y="12.5cm" svg:viewBox="0 0 3700 2300" draw:points="1500,200 2100,600 2300,1000 1700,1400 900,1400 800,1000 900,500 1000,900 1500,1200 1900,900 1500,500 1200,300 1700,0 2600,100 3100,600 2900,1600 2300,2200 1300,2300 400,2000 100,1700 0,1200 200,1500 700,1900 1500,2000 2000,1900 2300,1600 2300,1100 2600,700 2600,500 2300,400 1700,300 1600,300 2900,300 3300,1000 3300,1500 2700,1900 2300,2200 3300,2200 3700,1800 3700,1200 3600,700 3300,300 2700,0 2300,0 1800,100 1500,300 1300,500">
          <text:p/>
        </draw:polygon>
        <draw:polygon draw:style-name="gr42" draw:text-style-name="P19" draw:layer="layout" svg:width="9.099cm" svg:height="12.799cm" svg:x="8cm" svg:y="6.2cm" svg:viewBox="0 0 9100 12800" draw:points="2100,2000 4000,500 5000,0 3200,2500 2800,4400 2400,6900 2800,9200 3700,9800 5000,10300 6600,11100 8100,11600 9000,11800 9100,12200 6800,12800 4600,12300 2900,11400 1900,10600 1100,9600 0,6800 1000,3000">
          <text:p/>
        </draw:polygon>
        <draw:polygon draw:style-name="gr40" draw:text-style-name="P2" draw:layer="layout" svg:width="7.399cm" svg:height="5.499cm" draw:transform="rotate (-3.02273573152898) translate (21.185983359202cm 18.2088623706731cm)" svg:viewBox="0 0 7400 5500" draw:points="1500,2900 2700,4700 1800,3700 2600,4900 1500,3900 2200,5100 1500,4500 1700,5400 1000,4500 800,5500 0,4100 500,3000 400,2300 1100,1800 1400,1600 1800,900 2900,200 3300,0 2900,1500 2900,1900 2700,2500 3200,2800 3900,3000 4600,3400 5300,3300 6100,3300 6900,3000 7400,3000 6200,3900 4800,3600 3800,3200 3600,3100 2800,2800 1900,2500 1800,2200 1900,2500">
          <text:p/>
        </draw:polygon>
        <dr3d:scene draw:style-name="gr43" svg:width="5.799cm" svg:height="5.3cm" svg:x="2.401cm" svg:y="1.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4" draw:layer="layout" dr3d:transform="matrix (1 0 0 0 1 0 0 0 1 4.31817134685536cm 0.216798095930193cm 0cm)"/>
        </dr3d:scene>
        <draw:polygon draw:style-name="gr45" draw:text-style-name="P20" draw:layer="layout" svg:width="2.26cm" svg:height="0.64cm" svg:x="3.373cm" svg:y="2.646cm" svg:viewBox="0 0 2261 641" draw:points="0,0 709,236 1249,236 1958,135 2261,101 1958,304 1890,439 1958,439 1586,641">
          <text:p/>
        </draw:polygon>
        <draw:polygon draw:style-name="gr46" draw:text-style-name="P21" draw:layer="layout" svg:width="2.159cm" svg:height="2.125cm" svg:x="2.833cm" svg:y="2.646cm" svg:viewBox="0 0 2160 2126" draw:points="2160,709 1823,1080 1721,979 1586,1181 1283,1283 1350,1519 1181,1755 675,2126 641,1654 169,1316 0,810 68,675 68,473 236,304 405,135 439,34 540,0">
          <text:p/>
        </draw:polygon>
        <draw:polygon draw:style-name="gr47" draw:text-style-name="P22" draw:layer="layout" svg:width="1.147cm" svg:height="0.978cm" svg:x="5.803cm" svg:y="2.309cm" svg:viewBox="0 0 1148 979" draw:points="304,68 0,338 236,405 0,506 405,540 743,608 878,709 1013,776 1114,878 1148,979 911,405 338,0 338,68">
          <text:p/>
        </draw:polygon>
        <draw:polygon draw:style-name="gr48" draw:text-style-name="P2" draw:layer="layout" svg:width="1.754cm" svg:height="0.539cm" svg:x="4.014cm" svg:y="2.039cm" svg:viewBox="0 0 1755 540" draw:points="270,68 1046,0 1519,135 1755,405 1586,473 1384,473 1215,540 1013,506 675,439 338,338 0,203">
          <text:p/>
        </draw:polygon>
        <draw:polygon draw:style-name="gr49" draw:text-style-name="P18" draw:layer="layout" svg:width="0.303cm" svg:height="0.64cm" svg:x="3.744cm" svg:y="3.051cm" svg:viewBox="0 0 304 641" draw:points="0,0 304,439 236,641">
          <text:p/>
        </draw:polygon>
        <draw:polygon draw:style-name="gr49" draw:text-style-name="P18" draw:layer="layout" svg:width="2.497cm" svg:height="1.855cm" svg:x="2.968cm" svg:y="2.241cm" svg:viewBox="0 0 2498 1856" draw:points="506,979 911,1586 608,1249 878,1654 506,1316 743,1721 506,1519 574,1823 338,1519 270,1856 0,1384 169,1013 135,776 371,608 473,540 608,304 979,68 1114,0 979,506 979,641 911,844 1080,945 1316,1013 1553,1148 1789,1114 2059,1114 2329,1013 2498,1013 2093,1316 1620,1215 1283,1080 1215,1046 945,945 641,844 608,743 641,844">
          <text:p/>
        </draw:polygon>
        <draw:polygon draw:style-name="gr49" draw:text-style-name="P18" draw:layer="layout" svg:width="0.472cm" svg:height="0.539cm" svg:x="4.521cm" svg:y="4.267cm" svg:viewBox="0 0 473 540" draw:points="0,540 68,68 405,0 473,0">
          <text:p/>
        </draw:polygon>
        <draw:polygon draw:style-name="gr49" draw:text-style-name="P18" draw:layer="layout" svg:width="1.248cm" svg:height="0.775cm" svg:x="4.352cm" svg:y="4.233cm" svg:viewBox="0 0 1249 776" draw:points="506,68 709,203 776,338 574,473 304,473 270,338 304,169 338,304 506,405 641,304 506,169 405,101 574,0 878,34 1046,203 979,540 776,743 439,776 135,675 34,574 0,405 68,506 236,641 506,675 675,641 776,540 776,371 878,236 878,169 776,135 574,101 540,101 979,101 1114,338 1114,506 911,641 776,743 1114,743 1249,608 1249,405 1215,236 1114,101 911,0 776,0 608,34 506,101 439,169">
          <text:p/>
        </draw:polygon>
        <draw:polygon draw:style-name="gr50" draw:text-style-name="P23" draw:layer="layout" svg:width="3.071cm" svg:height="4.319cm" svg:x="2.631cm" svg:y="2.106cm" svg:viewBox="0 0 3072 4320" draw:points="709,675 1350,169 1688,0 1080,844 945,1485 810,2329 945,3105 1249,3308 1688,3477 2228,3747 2734,3915 3038,3983 3072,4118 2295,4320 1553,4152 979,3848 641,3578 371,3240 0,2295 338,1013">
          <text:p/>
        </draw:polygon>
        <draw:polygon draw:style-name="gr49" draw:text-style-name="P18" draw:layer="layout" svg:width="2.497cm" svg:height="1.856cm" draw:transform="skewX (-0.000523598775598291) rotate (-3.02308479737938) translate (7.08156316364548cm 6.16009324454639cm)" svg:viewBox="0 0 2498 1857" draw:points="506,979 911,1586 608,1249 878,1654 506,1317 743,1722 506,1519 574,1823 338,1519 270,1857 0,1384 169,1013 135,777 371,608 473,540 608,304 979,68 1114,0 979,506 979,641 911,844 1080,945 1316,1013 1553,1147 1789,1114 2059,1114 2329,1012 2498,1012 2093,1316 1620,1215 1283,1080 1215,1046 945,945 641,844 608,743 641,844">
          <text:p/>
        </draw:polygon>
      </draw:page>
      <draw:page draw:name="page6" draw:style-name="dp1" draw:master-page-name="標準">
        <draw:g>
          <draw:path draw:style-name="gr51" draw:text-style-name="P2" draw:layer="layout" svg:width="8.258cm" svg:height="10.376cm" svg:x="10.988cm" svg:y="6.752cm" svg:viewBox="0 0 8259 10377" svg:d="M7944 4618c204 496 315 1045 315 1629 0 3 0 6 0 9-1 584-114 1134-318 1629-205 496-502 939-872 1308s-813 665-1310 869c-495 204-1045 315-1628 315-4 0-7 0-11 0-584-1-1133-114-1628-319-497-205-939-502-1308-872s-665-813-869-1310c-204-496-315-1045-315-1629 0-3 0-6 0-9 1-584 114-1134 318-1629 65-157 139-308 221-453l1359-4029c2-7 4-12 8-18 9-16 20-28 36-37s32-13 50-13 34 4 50 13c14 8 24 17 33 30l1416 2061c207-30 419-45 636-45 4 0 7 0 11 0 344 1 677 40 993 115l1224-2182v-1c10-16 21-27 37-37s32-13 50-13 34 4 50 13 27 21 37 37c5 9 8 17 11 28l811 3538c243 300 443 636 593 1002z">
            <text:p/>
          </draw:path>
          <draw:custom-shape draw:style-name="gr52" draw:text-style-name="P2" draw:layer="layout" svg:width="1.422cm" svg:height="1.422cm" draw:transform="skewX (0.000698131700797731) rotate (-0.00226892802759273) translate (12.509cm 1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 draw:layer="layout" svg:width="1.304cm" svg:height="1.304cm" draw:transform="skewX (-0.000698131700797732) rotate (-0.00226892802759273) translate (16.182cm 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2" draw:layer="layout" svg:width="1.437cm" svg:height="1.432cm" draw:transform="rotate (0.743335728424385) translate (14.1627426468162cm 16.002839333388cm)" svg:viewBox="0 0 1438 1433" draw:points="0,0 1330,1 1438,1433">
            <text:p/>
          </draw:polyline>
          <draw:line draw:style-name="gr53" draw:text-style-name="P2" draw:layer="layout" svg:x1="17.245cm" svg:y1="15.612cm" svg:x2="19.612cm" svg:y2="16.328cm">
            <text:p/>
          </draw:line>
          <draw:line draw:style-name="gr53" draw:text-style-name="P2" draw:layer="layout" svg:x1="17.484cm" svg:y1="14.902cm" svg:x2="20.091cm" svg:y2="15.146cm">
            <text:p/>
          </draw:line>
          <draw:line draw:style-name="gr53" draw:text-style-name="P2" draw:layer="layout" svg:x1="17.486cm" svg:y1="14.427cm" svg:x2="19.621cm" svg:y2="13.958cm">
            <text:p/>
          </draw:line>
          <draw:line draw:style-name="gr53" draw:text-style-name="P2" draw:layer="layout" svg:x1="12.505cm" svg:y1="15.365cm" svg:x2="10.331cm" svg:y2="16.07cm">
            <text:p/>
          </draw:line>
          <draw:line draw:style-name="gr53" draw:text-style-name="P2" draw:layer="layout" svg:x1="12.29cm" svg:y1="14.652cm" svg:x2="9.9cm" svg:y2="14.883cm">
            <text:p/>
          </draw:line>
          <draw:line draw:style-name="gr53" draw:text-style-name="P2" draw:layer="layout" svg:x1="12.29cm" svg:y1="14.178cm" svg:x2="10.336cm" svg:y2="13.7cm">
            <text:p/>
          </draw:line>
          <draw:polyline draw:style-name="gr53" draw:text-style-name="P2" draw:layer="layout" svg:width="0.445cm" svg:height="1.857cm" draw:transform="rotate (0.743335728424385) translate (14.8520167107324cm 14.7893441931377cm)" svg:viewBox="0 0 446 1858" draw:points="446,0 0,427 111,1858">
            <text:p/>
          </draw:polyline>
          <draw:custom-shape draw:style-name="gr52" draw:text-style-name="P2" draw:layer="layout" svg:width="0.711cm" svg:height="0.711cm" draw:transform="rotate (-0.00226892802759273) translate (12.985cm 13.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 draw:layer="layout" svg:width="0.711cm" svg:height="0.711cm" draw:transform="rotate (-0.00226892802759273) translate (16.538cm 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7" draw:style-name="dp1" draw:master-page-name="標準">
        <draw:custom-shape draw:style-name="gr39" draw:text-style-name="P2" draw:layer="layout" svg:width="6.748cm" svg:height="1.669cm" svg:x="1cm" svg:y="16.2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5.069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5.8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cm" svg:y="17.6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6.809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6.078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6.357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148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417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695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91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252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86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983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3.017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3.714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4.443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5.14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5.835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6.531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cm" svg:y="16.3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7.574cm" svg:y="16.3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14cm" svg:y="17.0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cm" svg:y="15.9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3.574cm" svg:y="15.6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5.486cm" svg:y="1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5.486cm" svg:y="15.1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174cm" svg:y="16.0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7.948cm" svg:y="16.2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2.017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2.748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7.948cm" svg:y="17.6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3.756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13.026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13.305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9.096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8.365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8.643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8.539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9.2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234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9.931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965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0.661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1.391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2.087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2.782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3.479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7.948cm" svg:y="16.3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14.497cm" svg:y="16.3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8.087cm" svg:y="17.0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7.948cm" svg:y="15.9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0.522cm" svg:y="15.6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2.434cm" svg:y="1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2.434cm" svg:y="15.1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8.122cm" svg:y="16.0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4.952cm" svg:y="16.2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9.021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9.752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4.952cm" svg:y="17.6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20.761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0.03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0.309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6.1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5.369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5.647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543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6.204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238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6.935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969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7.666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8.395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9.092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9.787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0.483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4.952cm" svg:y="16.3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21.526cm" svg:y="16.3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5.092cm" svg:y="17.0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4.952cm" svg:y="15.9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7.526cm" svg:y="15.6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9.438cm" svg:y="1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9.438cm" svg:y="15.1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5.126cm" svg:y="16.0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21.9cm" svg:y="16.2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5.969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6.7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21.9cm" svg:y="17.6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7.708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26.978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7.257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3.048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2.317cm" svg:y="17.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22.595cm" svg:y="17.9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491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23.152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186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3.883cm" svg:y="16.1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917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4.613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5.343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6.039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6.734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7.431cm" svg:y="16.3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1.9cm" svg:y="16.3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8.449cm" svg:y="16.3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22.039cm" svg:y="17.0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21.9cm" svg:y="15.9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24.474cm" svg:y="15.6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26.386cm" svg:y="1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26.386cm" svg:y="15.1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22.074cm" svg:y="16.0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cm" svg:y="12.4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5.069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5.8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cm" svg:y="13.8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6.809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6.078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6.357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148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417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695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91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252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86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983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3.017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3.714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4.443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5.14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5.835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6.531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cm" svg:y="12.5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7.574cm" svg:y="12.5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14cm" svg:y="13.2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cm" svg:y="12.1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3.574cm" svg:y="11.8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5.486cm" svg:y="11.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5.486cm" svg:y="11.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174cm" svg:y="12.2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7.948cm" svg:y="12.4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2.017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2.748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7.948cm" svg:y="13.8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3.756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13.026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13.305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9.096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8.365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8.643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8.539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9.2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234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9.931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965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0.661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1.391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2.087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2.782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3.479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7.948cm" svg:y="12.5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14.497cm" svg:y="12.5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8.087cm" svg:y="13.2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7.948cm" svg:y="12.1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0.522cm" svg:y="11.8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2.434cm" svg:y="11.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2.434cm" svg:y="11.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8.122cm" svg:y="12.2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4.952cm" svg:y="12.4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9.021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9.752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4.952cm" svg:y="13.8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20.761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0.03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0.309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6.1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5.369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5.647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543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6.204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238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6.935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969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7.666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8.395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9.092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9.787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0.483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4.952cm" svg:y="12.5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21.526cm" svg:y="12.5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5.092cm" svg:y="13.2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4.952cm" svg:y="12.1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7.526cm" svg:y="11.8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9.438cm" svg:y="11.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9.438cm" svg:y="11.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5.126cm" svg:y="12.2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21.9cm" svg:y="12.4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5.969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6.7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21.9cm" svg:y="13.8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7.708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26.978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7.257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3.048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2.317cm" svg:y="13.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22.595cm" svg:y="14.1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491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23.152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186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3.883cm" svg:y="12.3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917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4.613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5.343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6.039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6.734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7.431cm" svg:y="12.5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1.9cm" svg:y="12.5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8.449cm" svg:y="12.5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22.039cm" svg:y="13.2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21.9cm" svg:y="12.1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24.474cm" svg:y="11.8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26.386cm" svg:y="11.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26.386cm" svg:y="11.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22.074cm" svg:y="12.2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cm" svg:y="8.5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5.069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5.8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cm" svg:y="9.9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6.809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6.078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6.357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148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417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695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91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252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86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983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3.017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3.714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4.443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5.14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5.835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6.531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cm" svg:y="8.6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7.574cm" svg:y="8.6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14cm" svg:y="9.3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cm" svg:y="8.2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3.574cm" svg:y="7.9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5.486cm" svg:y="7.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5.486cm" svg:y="7.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174cm" svg:y="8.3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7.948cm" svg:y="8.5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2.017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2.748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7.948cm" svg:y="9.9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3.756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13.026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13.305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9.096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8.365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8.643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8.539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9.2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234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9.931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965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0.661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1.391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2.087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2.782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3.479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7.948cm" svg:y="8.6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14.497cm" svg:y="8.6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8.087cm" svg:y="9.3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7.948cm" svg:y="8.2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0.522cm" svg:y="7.9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2.434cm" svg:y="7.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2.434cm" svg:y="7.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8.122cm" svg:y="8.3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4.952cm" svg:y="8.5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9.021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9.752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4.952cm" svg:y="9.9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20.761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0.03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0.309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6.1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5.369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5.647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543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6.204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238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6.935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969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7.666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8.395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9.092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9.787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0.483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4.952cm" svg:y="8.6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21.526cm" svg:y="8.6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5.092cm" svg:y="9.3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4.952cm" svg:y="8.2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7.526cm" svg:y="7.9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9.438cm" svg:y="7.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9.438cm" svg:y="7.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5.126cm" svg:y="8.3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21.9cm" svg:y="8.5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5.969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6.7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21.9cm" svg:y="9.9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7.708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26.978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7.257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3.048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2.317cm" svg:y="10.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22.595cm" svg:y="10.2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491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23.152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186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3.883cm" svg:y="8.4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917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4.613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5.343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6.039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6.734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7.431cm" svg:y="8.6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1.9cm" svg:y="8.6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8.449cm" svg:y="8.6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22.039cm" svg:y="9.3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21.9cm" svg:y="8.2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24.474cm" svg:y="7.9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26.386cm" svg:y="7.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26.386cm" svg:y="7.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22.074cm" svg:y="8.3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cm" svg:y="4.7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5.069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5.8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cm" svg:y="6.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6.809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6.078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6.357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148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417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695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91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252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86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983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3.017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3.714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4.443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5.14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5.835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6.531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cm" svg:y="4.8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7.574cm" svg:y="4.8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14cm" svg:y="5.5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cm" svg:y="4.4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3.574cm" svg:y="4.1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5.486cm" svg:y="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5.486cm" svg:y="3.6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174cm" svg:y="4.5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7.948cm" svg:y="4.7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2.017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2.748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7.948cm" svg:y="6.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3.756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13.026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13.305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9.096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8.365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8.643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8.539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9.2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234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9.931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9.965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0.661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1.391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2.087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2.782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3.479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7.948cm" svg:y="4.8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14.497cm" svg:y="4.8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8.087cm" svg:y="5.5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7.948cm" svg:y="4.4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0.522cm" svg:y="4.1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2.434cm" svg:y="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2.434cm" svg:y="3.6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8.122cm" svg:y="4.5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14.952cm" svg:y="4.7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9.021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9.752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14.952cm" svg:y="6.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57cm" svg:x="20.761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0.03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0.309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16.1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15.369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15.647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5.543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16.204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238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16.935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6.969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7.666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18.395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19.092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19.787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0.483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14.952cm" svg:y="4.8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4cm" svg:height="1.008cm" svg:x="21.526cm" svg:y="4.8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15.092cm" svg:y="5.5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4cm" svg:height="0.313cm" svg:x="14.952cm" svg:y="4.4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17.526cm" svg:y="4.1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19.438cm" svg:y="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19.438cm" svg:y="3.6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15.126cm" svg:y="4.54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1.669cm" svg:x="21.9cm" svg:y="4.7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2cm" svg:height="1.392cm" svg:x="25.969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6.7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48cm" svg:height="0.312cm" svg:x="21.9cm" svg:y="6.14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7.708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6cm" svg:height="0.557cm" svg:x="26.978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5cm" svg:height="0.243cm" svg:x="27.257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57cm" svg:x="23.048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557cm" svg:height="0.557cm" svg:x="22.317cm" svg:y="6.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696cm" svg:height="0.243cm" svg:x="22.595cm" svg:y="6.4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2.491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1cm" svg:height="1.392cm" svg:x="23.152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186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66cm" svg:height="1.392cm" svg:x="23.883cm" svg:y="4.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3.917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4.613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5.343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6cm" svg:height="0.523cm" svg:x="26.039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7cm" svg:height="0.523cm" svg:x="26.734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555cm" svg:height="0.523cm" svg:x="27.431cm" svg:y="4.817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1.9cm" svg:y="4.852cm">
          <text:p/>
          <draw:enhanced-geometry svg:viewBox="0 0 21600 21600" draw:mirror-horizontal="false" draw:mirror-vertical="false" draw:type="rectangle" draw:enhanced-path="M 0 0 L 21600 0 21600 21600 0 21600 0 0 Z N"/>
        </draw:custom-shape>
        <draw:custom-shape draw:style-name="gr39" draw:text-style-name="P2" draw:layer="layout" svg:width="0.139cm" svg:height="1.008cm" svg:x="28.449cm" svg:y="4.852cm">
          <text:p/>
          <draw:enhanced-geometry svg:viewBox="0 0 21600 21600" draw:mirror-horizontal="true" draw:mirror-vertical="false" draw:type="rectangle" draw:enhanced-path="M 0 0 L 21600 0 21600 21600 0 21600 0 0 Z N"/>
        </draw:custom-shape>
        <draw:custom-shape draw:style-name="gr39" draw:text-style-name="P2" draw:layer="layout" svg:width="6.469cm" svg:height="0.209cm" svg:x="22.039cm" svg:y="5.548cm">
          <text:p/>
          <draw:enhanced-geometry svg:viewBox="0 0 21600 21600" draw:mirror-horizontal="false" draw:mirror-vertical="false" draw:type="rectangle" draw:enhanced-path="M 0 0 L 21600 0 21600 21600 0 21600 0 0 Z N"/>
        </draw:custom-shape>
        <draw:custom-shape draw:style-name="gr39" draw:text-style-name="P2" draw:layer="layout" svg:width="6.713cm" svg:height="0.313cm" svg:x="21.9cm" svg:y="4.435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83cm" svg:height="0.313cm" svg:x="24.474cm" svg:y="4.122cm">
          <text:p/>
          <draw:enhanced-geometry svg:viewBox="0 0 21600 21600" draw:mirror-horizontal="false" draw:mirror-vertical="false" draw:type="rectangle" draw:enhanced-path="M 0 0 L 21600 0 21600 21600 0 21600 0 0 Z N"/>
        </draw:custom-shape>
        <draw:custom-shape draw:style-name="gr39" draw:text-style-name="P2" draw:layer="layout" svg:width="1.114cm" svg:height="0.835cm" svg:x="26.386cm" svg:y="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9" draw:text-style-name="P2" draw:layer="layout" svg:width="1.114cm" svg:height="0.035cm" svg:x="26.386cm" svg:y="3.6cm">
          <text:p/>
          <draw:enhanced-geometry svg:viewBox="0 0 21600 21600" draw:mirror-horizontal="false" draw:mirror-vertical="false" draw:type="rectangle" draw:enhanced-path="M 0 0 L 21600 0 21600 21600 0 21600 0 0 Z N"/>
        </draw:custom-shape>
        <draw:custom-shape draw:style-name="gr39" draw:text-style-name="P2" draw:layer="layout" svg:width="6.469cm" svg:height="0.208cm" svg:x="22.074cm" svg:y="4.54cm">
          <text:p/>
          <draw:enhanced-geometry svg:viewBox="0 0 21600 21600" draw:mirror-horizontal="false" draw:mirror-vertical="false" draw:type="rectangle" draw:enhanced-path="M 0 0 L 21600 0 21600 21600 0 21600 0 0 Z N"/>
        </draw:custom-shape>
      </draw:page>
      <draw:page draw:name="page8" draw:style-name="dp1" draw:master-page-name="標準">
        <draw:g>
          <draw:polygon draw:style-name="gr54" draw:text-style-name="P24" draw:layer="layout" svg:width="6.499cm" svg:height="5.799cm" svg:x="4.199cm" svg:y="11.799cm" svg:viewBox="0 0 6500 5800" draw:points="0,5800 0,0 6500,0 6500,5800">
            <text:p/>
          </draw:polygon>
          <draw:polygon draw:style-name="gr55" draw:text-style-name="P24" draw:layer="layout" svg:width="6.499cm" svg:height="5.799cm" svg:x="11.699cm" svg:y="11.799cm" svg:viewBox="0 0 6500 5800" draw:points="0,5800 0,0 6500,0 6500,5800">
            <text:p/>
          </draw:polygon>
          <draw:custom-shape draw:style-name="gr56" draw:text-style-name="P1" draw:layer="layout" svg:width="24.5cm" svg:height="2.5cm" svg:x="2.9cm" svg:y="6.699cm">
            <text:p/>
            <draw:enhanced-geometry svg:viewBox="0 0 21600 21600" draw:type="rectangle" draw:enhanced-path="M 0 0 L 21600 0 21600 21600 0 21600 0 0 Z N"/>
          </draw:custom-shape>
          <draw:path draw:style-name="gr57" draw:text-style-name="P1" draw:layer="layout" svg:width="7cm" svg:height="5.5cm" svg:x="3.899cm" svg:y="9.299cm" svg:viewBox="0 0 7001 5501" svg:d="M3500 400c1984 0 3500 1400 3500 2350-100 550-1800 550-1800-50 0 500-1700 600-1700 0 0 500-1700 500-1700 0 0 500-1800 700-1800 0 0-750 1516-2300 3500-2300zM0 0zM7001 5501z">
            <text:p/>
          </draw:path>
          <draw:path draw:style-name="gr58" draw:text-style-name="P1" draw:layer="layout" svg:width="7cm" svg:height="5.5cm" svg:x="11.399cm" svg:y="9.299cm" svg:viewBox="0 0 7001 5501" svg:d="M3500 400c1984 0 3500 1400 3500 2350-100 550-1800 550-1800-50 0 500-1700 600-1700 0 0 500-1700 500-1700 0 0 500-1800 700-1800 0 0-750 1516-2300 3500-2300zM0 0zM7001 5501z">
            <text:p/>
          </draw:path>
          <draw:path draw:style-name="gr59" draw:text-style-name="P1" draw:layer="layout" svg:width="6.299cm" svg:height="9.4cm" svg:x="20cm" svg:y="9.999cm" svg:viewBox="0 0 6300 9401" svg:d="M0 9401v-8200c0-1500 6200-1700 6300 0v8200zM300 9300v-7501c0-1372 5672-1555 5763 0v7501z">
            <text:p/>
          </draw:path>
          <draw:path draw:style-name="gr60" draw:text-style-name="P24" draw:layer="layout" svg:width="24.299cm" svg:height="11.099cm" svg:x="3cm" svg:y="8.099cm" svg:viewBox="0 0 24300 11100" svg:d="M0 11100v-11100h24300v11100zM1499 6500v-2400h2700v2400zM4599 6500v-2400h2700v2400zM1499 9200v-2400h2700v2400zM4599 9200v-2400h2700v2400zM8999 6500v-2400h2700v2400zM12099 6500v-2400h2700v2400zM8999 9200v-2400h2700v2400zM12099 9200v-2400h2700v2400zM17539 11000v-6978c0-1276 5276-1447 5361 0v6978z">
            <text:p/>
          </draw:path>
        </draw:g>
        <draw:g>
          <draw:custom-shape draw:style-name="gr61" draw:text-style-name="P1" draw:layer="layout" svg:width="3.2cm" svg:height="5.1cm" svg:x="23.6cm" svg:y="14.099cm">
            <text:p/>
            <draw:enhanced-geometry svg:viewBox="0 0 21600 21600" draw:type="rectangle" draw:enhanced-path="M 0 0 L 21600 0 21600 21600 0 21600 0 0 Z N"/>
          </draw:custom-shape>
          <draw:custom-shape draw:style-name="gr62" draw:text-style-name="P1" draw:layer="layout" svg:width="2.904cm" svg:height="1.528cm" svg:x="23.748cm" svg:y="14.283cm">
            <text:p/>
            <draw:enhanced-geometry svg:viewBox="0 0 21600 21600" draw:type="rectangle" draw:enhanced-path="M 0 0 L 21600 0 21600 21600 0 21600 0 0 Z N"/>
          </draw:custom-shape>
          <draw:custom-shape draw:style-name="gr63" draw:text-style-name="P1" draw:layer="layout" svg:width="2.904cm" svg:height="1.527cm" svg:x="23.748cm" svg:y="17.549cm">
            <text:p/>
            <draw:enhanced-geometry svg:viewBox="0 0 21600 21600" draw:type="rectangle" draw:enhanced-path="M 0 0 L 21600 0 21600 21600 0 21600 0 0 Z N"/>
          </draw:custom-shape>
          <draw:custom-shape draw:style-name="gr64" draw:text-style-name="P1" draw:layer="layout" svg:width="2.904cm" svg:height="1.528cm" svg:x="23.748cm" svg:y="15.916cm">
            <text:p/>
            <draw:enhanced-geometry svg:viewBox="0 0 21600 21600" draw:type="rectangle" draw:enhanced-path="M 0 0 L 21600 0 21600 21600 0 21600 0 0 Z N"/>
          </draw:custom-shape>
        </draw:g>
        <draw:custom-shape draw:style-name="gr65" draw:text-style-name="P18" draw:layer="layout" svg:width="0.1cm" svg:height="0.001cm" svg:x="18.7cm" svg:y="22.2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olygon draw:style-name="gr66" draw:text-style-name="P1" draw:layer="layout" svg:width="10.599cm" svg:height="5.399cm" svg:x="4.4cm" svg:y="13.799cm" svg:viewBox="0 0 10600 5400" draw:points="0,4800 0,5200 1600,5200 5600,1000 7900,1000 10000,5400 10600,5400 10600,4800 10200,4800 10200,4000 9800,4000 9800,3200 9400,3200 9400,2400 9000,2400 9000,1600 8600,1600 8600,800 8200,800 8200,0 5600,0 1300,4600 300,4600">
            <text:p/>
          </draw:polygon>
          <draw:path draw:style-name="gr67" draw:text-style-name="P1" draw:layer="layout" svg:width="2.613cm" svg:height="1.899cm" svg:x="10cm" svg:y="11.899cm" svg:viewBox="0 0 2614 1900" svg:d="M0 1900v-1657c0-303 2572-344 2614 0v1657zM124 1880v-1516c0-278 2353-315 2391 0v1516z">
            <text:p/>
          </draw:path>
          <draw:custom-shape draw:style-name="gr68" draw:text-style-name="P1" draw:layer="layout" svg:width="0.3cm" svg:height="1.7cm" svg:x="10.7cm" svg:y="12.099cm">
            <text:p/>
            <draw:enhanced-geometry svg:viewBox="0 0 21600 21600" draw:type="rectangle" draw:enhanced-path="M 0 0 L 21600 0 21600 21600 0 21600 0 0 Z N"/>
          </draw:custom-shape>
          <draw:custom-shape draw:style-name="gr69" draw:text-style-name="P1" draw:layer="layout" svg:width="0.3cm" svg:height="1.7cm" svg:x="11.5cm" svg:y="12.099cm">
            <text:p/>
            <draw:enhanced-geometry svg:viewBox="0 0 21600 21600" draw:type="rectangle" draw:enhanced-path="M 0 0 L 21600 0 21600 21600 0 21600 0 0 Z N"/>
          </draw:custom-shape>
        </draw:g>
        <draw:g>
          <draw:g>
            <draw:custom-shape draw:style-name="gr70" draw:text-style-name="P1" draw:layer="layout" svg:width="3.8cm" svg:height="0.717cm" svg:x="4.1cm" svg:y="15.829cm">
              <text:p/>
              <draw:enhanced-geometry svg:viewBox="0 0 21600 21600" draw:type="rectangle" draw:enhanced-path="M 0 0 L 21600 0 21600 21600 0 21600 0 0 Z N"/>
            </draw:custom-shape>
            <draw:custom-shape draw:style-name="gr71" draw:text-style-name="P1" draw:layer="layout" svg:width="1.792cm" svg:height="2.653cm" svg:x="5.821cm" svg:y="16.546cm">
              <text:p/>
              <draw:enhanced-geometry svg:viewBox="0 0 21600 21600" draw:type="rectangle" draw:enhanced-path="M 0 0 L 21600 0 21600 21600 0 21600 0 0 Z N"/>
            </draw:custom-shape>
          </draw:g>
          <draw:custom-shape draw:style-name="gr72" draw:text-style-name="P25" draw:layer="layout" svg:width="0.573cm" svg:height="0.574cm" svg:x="6.036cm" svg:y="13.678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3" draw:text-style-name="P25" draw:layer="layout" svg:width="0.573cm" svg:height="0.574cm" svg:x="6.538cm" svg:y="13.893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th draw:style-name="gr74" draw:text-style-name="P1" draw:layer="layout" svg:width="0.178cm" svg:height="1.505cm" svg:x="6.394cm" svg:y="14.037cm" svg:viewBox="0 0 179 1506" svg:d="M0 0c287 1147 143 1506 143 1506v-646z">
            <text:p/>
          </draw:path>
          <draw:path draw:style-name="gr75" draw:text-style-name="P1" draw:layer="layout" svg:width="0.322cm" svg:height="1.505cm" svg:x="6.574cm" svg:y="14.037cm" svg:viewBox="0 0 323 1506" svg:d="M323 0c-517 1147-258 1506-258 1506v-646z">
            <text:p/>
          </draw:path>
          <draw:path draw:style-name="gr76" draw:text-style-name="P1" draw:layer="layout" svg:width="0.286cm" svg:height="0.788cm" svg:x="6.251cm" svg:y="14.539cm" svg:viewBox="0 0 287 789" svg:d="M0 0c459 601 229 789 229 789v-338z">
            <text:p/>
          </draw:path>
          <draw:path draw:style-name="gr77" draw:text-style-name="P1" draw:layer="layout" svg:width="0.286cm" svg:height="0.788cm" svg:x="6.538cm" svg:y="14.539cm" svg:viewBox="0 0 287 789" svg:d="M287 0c-459 601-230 789-230 789v-338z">
            <text:p/>
          </draw:path>
          <draw:g>
            <draw:path draw:style-name="gr78" draw:text-style-name="P1" draw:layer="layout" svg:width="0.317cm" svg:height="0.86cm" svg:x="6.394cm" svg:y="14.968cm" svg:viewBox="0 0 318 861" svg:d="M92 0c-11 117-61 264-85 378s18 264 19 388c0 52 81 95 133 95s132-33 132-85c-8-160 45-267 19-379s-84-314-85-397c-21 9-116 28-133 0zM263 861z">
              <text:p/>
            </draw:path>
          </draw:g>
        </draw:g>
      </draw:page>
      <draw:page draw:name="page9" draw:style-name="dp1" draw:master-page-name="標準">
        <draw:g>
          <draw:path draw:style-name="gr79" draw:text-style-name="P1" draw:layer="layout" svg:width="4.567cm" svg:height="4.786cm" draw:transform="skewX (-0.000174532925199464) rotate (-0.263021118275546) translate (10.9903683948926cm 3.34152448492654cm)" svg:viewBox="0 0 4568 4787" svg:d="M2284 0c1294 0 2284 1037 2284 2392-18 464-255 870-326 1305-466-82-799-289-1197-434-289 217-609 498-870 652-359-224-652-217-870-652-217 218-753 333-979 435-145-435-306-772-326-1305 0-1355 990-2393 2284-2393zM0 0zM4461 4787z">
            <text:p/>
          </draw:path>
          <draw:path draw:style-name="gr80" draw:text-style-name="P1" draw:layer="layout" svg:width="3.044cm" svg:height="3.19cm" draw:transform="rotate (-0.262846585350347) translate (11.6291821712674cm 3.9641861798176cm)" svg:viewBox="0 0 3045 3191" svg:d="M1523 0c863 0 1522 692 1522 1594-11 309-169 581-217 870-311-54-531-193-799-289-193 146-404 333-578 435-239-150-435-146-581-435-146 146-502 222-652 289-98-289-205-513-218-870 0-902 659-1594 1523-1594zM0 0zM2973 3191z">
            <text:p/>
          </draw:path>
          <draw:path draw:style-name="gr81" draw:text-style-name="P1" draw:layer="layout" svg:width="4.567cm" svg:height="4.787cm" draw:transform="skewX (0.00017453292519939) rotate (0.410501440069066) translate (17.7865928050734cm 5.00637516904823cm)" svg:viewBox="0 0 4568 4788" svg:d="M2284 0c1294 1 2284 1038 2284 2394-18 463-255 870-326 1305-466-83-799-290-1197-436-289 218-609 498-870 653-359-224-652-218-870-653-217 217-753 333-979 435-145-435-306-772-326-1305 0-1355 990-2393 2284-2393zM0 0zM4461 4788z">
            <text:p/>
          </draw:path>
          <draw:path draw:style-name="gr82" draw:text-style-name="P1" draw:layer="layout" svg:width="3.045cm" svg:height="3.191cm" draw:transform="skewX (0.000698131700797771) rotate (0.410501440069066) translate (18.5672207558572cm 5.2102451108936cm)" svg:viewBox="0 0 3046 3192" svg:d="M1523 0c863 0 1523 692 1523 1595-11 309-169 581-217 870-311-54-531-194-798-289-194 145-405 332-579 434-239-150-435-145-581-435-145 146-502 222-652 290-98-290-205-514-218-871-1-902 658-1594 1522-1594zM0 0zM2975 3192z">
            <text:p/>
          </draw:path>
          <draw:path draw:style-name="gr83" draw:text-style-name="P1" draw:layer="layout" svg:width="7.845cm" svg:height="7.668cm" svg:x="12.694cm" svg:y="3.631cm" svg:viewBox="0 0 7846 7669" svg:d="M3045 53c431-47 1314-91 1958 0 1523 216 2549 2328 2825 3807 183 1601-1085 3807-2825 3807-435 0-1714-18-2175 0-1740-218-2828-2176-2828-3807s1088-3589 3045-3807zM0 53zM7833 7669z">
            <text:p/>
          </draw:path>
          <draw:custom-shape draw:style-name="gr84" draw:text-style-name="P1" draw:layer="layout" svg:width="1.958cm" svg:height="1.958cm" svg:x="15.739cm" svg:y="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 draw:layer="layout" svg:width="1.088cm" svg:height="1.088cm" svg:x="13.781cm" svg:y="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 draw:layer="layout" svg:width="1.087cm" svg:height="1.088cm" svg:x="18.567cm" svg:y="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7" draw:text-style-name="P1" draw:layer="layout" svg:width="1.959cm" svg:height="2.663cm" svg:x="15.739cm" svg:y="7.166cm" svg:viewBox="0 0 1960 2664" svg:d="M979 0c-490 0-979 489-979 979 0 146 0 544 0 1196s1958 653 1958 0 2-1050 2-1196c0-490-492-979-981-979zM0 0z">
            <text:p/>
          </draw:path>
          <draw:custom-shape draw:style-name="gr88" draw:text-style-name="P1" draw:layer="layout" svg:width="0.435cm" svg:height="0.435cm" svg:x="14.216cm" svg:y="7.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 draw:layer="layout" svg:width="0.435cm" svg:height="0.435cm" svg:x="19.002cm" svg:y="7.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0" draw:text-style-name="P1" draw:layer="layout" svg:width="2.968cm" svg:height="3.11cm" draw:transform="skewX (-0.00104719755119662) rotate (0.242949831877611) translate (2.0984761061583cm 12.6849302034143cm)" svg:viewBox="0 0 2969 3111" svg:d="M1486 0c841 0 1484 674 1483 1555-11 301-166 565-213 848-302-54-518-188-777-282-189 141-396 323-566 424-233-146-424-141-565-424-142 141-489 216-637 283-94-283-199-502-211-848 1-881 644-1556 1486-1556zM1 1zM2899 3111z">
            <text:p/>
          </draw:path>
          <draw:path draw:style-name="gr91" draw:text-style-name="P1" draw:layer="layout" svg:width="1.978cm" svg:height="2.073cm" draw:transform="skewX (-0.00104719755119662) rotate (0.242949831877611) translate (2.6581791913277cm 12.8374339526635cm)" svg:viewBox="0 0 1979 2074" svg:d="M990 0c561 0 990 449 989 1036-7 201-110 378-141 566-202-36-346-125-519-188-125 94-264 216-377 283-155-97-283-95-377-283-94 94-326 144-424 189-63-189-133-335-141-566 0-587 430-1037 990-1037zM1 0zM1932 2074z">
            <text:p/>
          </draw:path>
          <draw:path draw:style-name="gr92" draw:text-style-name="P1" draw:layer="layout" svg:width="2.968cm" svg:height="3.112cm" draw:transform="rotate (0.916995988997821) translate (6.4873142593337cm 11.4903960183588cm)" svg:viewBox="0 0 2969 3113" svg:d="M1485 1c842 0 1485 675 1484 1556-11 301-166 565-212 848-303-54-519-189-778-283-189 141-396 323-566 424-233-146-424-142-565-425-141 142-489 216-636 283-95-283-199-502-212-849 0-881 644-1555 1485-1554zM1 0zM2899 3113z">
            <text:p/>
          </draw:path>
          <draw:path draw:style-name="gr93" draw:text-style-name="P1" draw:layer="layout" svg:width="1.979cm" svg:height="2.073cm" draw:transform="rotate (0.915599725596225) translate (6.9951474543176cm 11.3591302085527cm)" svg:viewBox="0 0 1980 2074" svg:d="M990 0c561 0 990 449 990 1036-7 201-110 377-141 566-201-36-345-126-518-188-126 94-264 216-377 283-156-97-283-94-377-283-94 95-326 145-424 189-64-188-133-334-142-565-1-588 428-1038 989-1038zM0 1zM1935 2074z">
            <text:p/>
          </draw:path>
          <draw:path draw:style-name="gr94" draw:text-style-name="P1" draw:layer="layout" svg:width="5.099cm" svg:height="4.984cm" draw:transform="skewX (0.000523598775598327) rotate (0.506320016003555) translate (3.1597737611131cm 12.3138459865625cm)" svg:viewBox="0 0 5100 4985" svg:d="M1979 35c280-31 854-60 1273 0 990 140 1657 1513 1837 2474 119 1041-704 2474-1835 2474-283 0-1115-11-1414 0-1131-142-1839-1414-1839-2475s706-2332 1978-2473zM0 34zM5093 4985z">
            <text:p/>
          </draw:path>
          <draw:custom-shape draw:style-name="gr95" draw:text-style-name="P1" draw:layer="layout" svg:width="1.273cm" svg:height="1.272cm" draw:transform="rotate (0.506145483078356) translate (6.42cm 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 draw:layer="layout" svg:width="0.706cm" svg:height="0.707cm" draw:transform="rotate (0.506145483078356) translate (4.821cm 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707cm" svg:height="0.708cm" draw:transform="skewX (-0.00279252680319088) rotate (0.506145483078356) translate (7.541cm 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8" draw:text-style-name="P1" draw:layer="layout" svg:width="1.273cm" svg:height="1.731cm" draw:transform="skewX (0.000523598775598154) rotate (0.506494548928754) translate (6.0042819549256cm 13.3627101461954cm)" svg:viewBox="0 0 1274 1732" svg:d="M636 0c-318 0-636 318-636 636 0 95 0 354 0 778s1273 424 1273 0 1-683 1-777c0-318-320-637-638-637zM0 0z">
            <text:p/>
          </draw:path>
          <draw:custom-shape draw:style-name="gr99" draw:text-style-name="P1" draw:layer="layout" svg:width="0.282cm" svg:height="0.282cm" draw:transform="rotate (0.506145483078356) translate (5.138cm 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282cm" svg:height="0.285cm" draw:transform="rotate (0.506145483078356) translate (7.861cm 1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01" draw:text-style-name="P1" draw:layer="layout" svg:width="3.296cm" svg:height="3.453cm" draw:transform="skewX (-0.00122173047639598) rotate (-0.670730031541421) translate (20.1687506563387cm 10.8982314122612cm)" svg:viewBox="0 0 3297 3454" svg:d="M1650 0c933 0 1648 747 1647 1725-13 335-184 629-236 943-337-60-575-208-863-313-210 157-440 360-629 470-258-161-471-156-628-470-157 158-543 241-707 315-105-314-220-558-234-943 0-976 715-1727 1650-1727zM0 2zM3219 3454z">
            <text:p/>
          </draw:path>
          <draw:path draw:style-name="gr102" draw:text-style-name="P1" draw:layer="layout" svg:width="2.197cm" svg:height="2.302cm" draw:transform="skewX (-0.00122173047639605) rotate (-0.670380965691022) translate (20.4137602395209cm 11.4937905674013cm)" svg:viewBox="0 0 2198 2303" svg:d="M1099 0c624 0 1100 498 1099 1150-8 224-123 419-158 629-224-39-384-139-575-209-140 104-293 239-418 314-174-108-314-105-419-314-105 105-363 161-471 210-71-210-147-372-157-629 1-652 477-1151 1099-1151zM1 1zM2146 2303z">
            <text:p/>
          </draw:path>
          <draw:path draw:style-name="gr103" draw:text-style-name="P1" draw:layer="layout" svg:width="3.296cm" svg:height="3.457cm" draw:transform="skewX (-0.000349065850398866) rotate (0.00418879020478639) translate (24.1947000562421cm 13.9453694003909cm)" svg:viewBox="0 0 3297 3458" svg:d="M1651 1c934 2 1647 751 1646 1729-13 334-185 629-237 943-336-60-576-211-862-316-211 157-441 359-629 471-260-162-471-158-628-472-157 157-543 239-707 312-105-313-220-556-234-941 2-978 717-1726 1651-1726zM2 0zM3218 3458z">
            <text:p/>
          </draw:path>
          <draw:path draw:style-name="gr104" draw:text-style-name="P1" draw:layer="layout" svg:width="2.198cm" svg:height="2.303cm" draw:transform="skewX (0.000872664625997165) rotate (0.00314159265358979) translate (24.656182836933cm 14.3032106316132cm)" svg:viewBox="0 0 2199 2304" svg:d="M1100 0c622 1 1098 500 1099 1152-8 223-123 418-157 628-223-40-383-140-575-209-140 103-294 238-419 313-172-107-314-105-419-314-104 105-362 160-471 209-69-209-147-371-157-628-1-652 475-1151 1099-1151zM0 0zM2149 2304z">
            <text:p/>
          </draw:path>
          <draw:path draw:style-name="gr105" draw:text-style-name="P1" draw:layer="layout" svg:width="5.662cm" svg:height="5.534cm" draw:transform="skewX (0.000523598775598347) rotate (-0.406836248639879) translate (21.2142683184258cm 11.5799573447073cm)" svg:viewBox="0 0 5663 5535" svg:d="M2198 38c311-34 948-65 1413 0 1098 156 1839 1681 2040 2748 131 1156-784 2748-2039 2748-314 0-1237-13-1570-1-1257-157-2041-1570-2042-2748s784-2590 2198-2747zM0 38zM5654 5535z">
            <text:p/>
          </draw:path>
          <draw:custom-shape draw:style-name="gr106" draw:text-style-name="P1" draw:layer="layout" svg:width="1.411cm" svg:height="1.411cm" draw:transform="rotate (-0.407185314490277) translate (21.853cm 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784cm" svg:height="0.785cm" draw:transform="skewX (-0.00122173047639608) rotate (-0.407185314490277) translate (20.987cm 14.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784cm" svg:height="0.785cm" draw:transform="skewX (0.00261799387799151) rotate (-0.407185314490277) translate (24.159cm 1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9" draw:text-style-name="P1" draw:layer="layout" svg:width="1.414cm" svg:height="1.923cm" draw:transform="rotate (-0.40648718278948) translate (22.2218096749247cm 14.7908838751508cm)" svg:viewBox="0 0 1415 1924" svg:d="M707 0c-352 0-707 353-707 707 0 105 0 393 0 863s1412 473 1413 1 2-759 2-864c0-353-355-707-708-707zM2 0z">
            <text:p/>
          </draw:path>
          <draw:custom-shape draw:style-name="gr110" draw:text-style-name="P1" draw:layer="layout" svg:width="0.315cm" svg:height="0.314cm" draw:transform="skewX (-0.00314159265358987) rotate (-0.407185314490277) translate (21.213cm 14.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 draw:layer="layout" svg:width="0.314cm" svg:height="0.316cm" draw:transform="rotate (-0.407185314490277) translate (24.387cm 1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0" draw:style-name="dp1" draw:master-page-name="標準">
        <draw:g>
          <draw:polygon draw:style-name="gr112" draw:text-style-name="P26" draw:layer="layout" svg:width="2.278cm" svg:height="1.823cm" draw:transform="rotate (-1.5707963267949) translate (14.1009803921569cm 4.4cm)" svg:viewBox="0 0 2279 1824" draw:points="2279,0 0,912 2279,1824">
            <text:p/>
          </draw:polygon>
          <draw:polygon draw:style-name="gr113" draw:text-style-name="P2" draw:layer="layout" svg:width="0.759cm" svg:height="0.607cm" draw:transform="rotate (-1.5707963267949) translate (13.493137254902cm 4.4cm)" svg:viewBox="0 0 760 608" draw:points="0,304 760,0 684,76 608,228 608,380 684,532 760,608">
            <text:p/>
          </draw:polygon>
          <draw:polygon draw:style-name="gr113" draw:text-style-name="P2" draw:layer="layout" svg:width="9.724cm" svg:height="1.823cm" draw:transform="rotate (-1.5707963267949) translate (14.1009803921569cm 6.14754901960784cm)" svg:viewBox="0 0 9725 1824" draw:points="532,0 9725,0 9194,532 9194,1292 9725,1824 532,1824 0,1292 0,532">
            <text:p/>
          </draw:polygon>
          <draw:polygon draw:style-name="gr112" draw:text-style-name="P26" draw:layer="layout" svg:width="1.063cm" svg:height="1.823cm" draw:transform="rotate (-1.5707963267949) translate (14.1009803921569cm 15.3411764705882cm)" svg:viewBox="0 0 1064 1824" draw:points="532,0 0,532 0,1292 532,1824 1064,1292 1064,532">
            <text:p/>
          </draw:polygon>
          <draw:custom-shape draw:style-name="gr114" draw:text-style-name="P2" draw:layer="layout" svg:width="0.304cm" svg:height="0.532cm" draw:transform="rotate (-1.5707963267949) translate (13.493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13.569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13.8730392156863cm 4.4cm)" svg:viewBox="0 0 2051 684" draw:points="0,684 1748,304 2051,0">
            <text:p/>
          </draw:polygon>
          <draw:polygon draw:style-name="gr116" draw:text-style-name="P23" draw:layer="layout" svg:width="2.126cm" svg:height="0.759cm" draw:transform="rotate (-1.5707963267949) translate (13.1892156862745cm 4.4cm)" svg:viewBox="0 0 2127 760" draw:points="0,0 2127,760 1824,456">
            <text:p/>
          </draw:polygon>
        </draw:g>
        <draw:g>
          <draw:polygon draw:style-name="gr112" draw:text-style-name="P26" draw:layer="layout" svg:width="2.278cm" svg:height="1.823cm" draw:transform="rotate (-1.5707963267949) translate (12.1254901960784cm 4.4cm)" svg:viewBox="0 0 2279 1824" draw:points="2279,0 0,912 2279,1824">
            <text:p/>
          </draw:polygon>
          <draw:polygon draw:style-name="gr113" draw:text-style-name="P2" draw:layer="layout" svg:width="0.759cm" svg:height="0.607cm" draw:transform="rotate (-1.5707963267949) translate (11.5176470588235cm 4.4cm)" svg:viewBox="0 0 760 608" draw:points="0,304 760,0 684,76 608,228 608,380 684,532 760,608">
            <text:p/>
          </draw:polygon>
          <draw:polygon draw:style-name="gr113" draw:text-style-name="P2" draw:layer="layout" svg:width="9.724cm" svg:height="1.823cm" draw:transform="rotate (-1.5707963267949) translate (12.1254901960784cm 6.14754901960784cm)" svg:viewBox="0 0 9725 1824" draw:points="532,0 9725,0 9194,532 9194,1292 9725,1824 532,1824 0,1292 0,532">
            <text:p/>
          </draw:polygon>
          <draw:polygon draw:style-name="gr112" draw:text-style-name="P26" draw:layer="layout" svg:width="1.063cm" svg:height="1.823cm" draw:transform="rotate (-1.5707963267949) translate (12.1254901960784cm 15.3411764705882cm)" svg:viewBox="0 0 1064 1824" draw:points="532,0 0,532 0,1292 532,1824 1064,1292 1064,532">
            <text:p/>
          </draw:polygon>
          <draw:custom-shape draw:style-name="gr114" draw:text-style-name="P2" draw:layer="layout" svg:width="0.304cm" svg:height="0.532cm" draw:transform="rotate (-1.5707963267949) translate (11.518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11.594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11.8975490196078cm 4.4cm)" svg:viewBox="0 0 2051 684" draw:points="0,684 1748,304 2051,0">
            <text:p/>
          </draw:polygon>
          <draw:polygon draw:style-name="gr116" draw:text-style-name="P23" draw:layer="layout" svg:width="2.126cm" svg:height="0.759cm" draw:transform="rotate (-1.5707963267949) translate (11.2137254901961cm 4.4cm)" svg:viewBox="0 0 2127 760" draw:points="0,0 2127,760 1824,456">
            <text:p/>
          </draw:polygon>
        </draw:g>
        <draw:g>
          <draw:polygon draw:style-name="gr112" draw:text-style-name="P26" draw:layer="layout" svg:width="2.278cm" svg:height="1.823cm" draw:transform="rotate (-1.5707963267949) translate (10.15cm 4.4cm)" svg:viewBox="0 0 2279 1824" draw:points="2279,0 0,912 2279,1824">
            <text:p/>
          </draw:polygon>
          <draw:polygon draw:style-name="gr113" draw:text-style-name="P2" draw:layer="layout" svg:width="0.759cm" svg:height="0.607cm" draw:transform="rotate (-1.5707963267949) translate (9.5421568627451cm 4.4cm)" svg:viewBox="0 0 760 608" draw:points="0,304 760,0 684,76 608,228 608,380 684,532 760,608">
            <text:p/>
          </draw:polygon>
          <draw:polygon draw:style-name="gr113" draw:text-style-name="P2" draw:layer="layout" svg:width="9.724cm" svg:height="1.823cm" draw:transform="rotate (-1.5707963267949) translate (10.15cm 6.14754901960784cm)" svg:viewBox="0 0 9725 1824" draw:points="532,0 9725,0 9194,532 9194,1292 9725,1824 532,1824 0,1292 0,532">
            <text:p/>
          </draw:polygon>
          <draw:polygon draw:style-name="gr112" draw:text-style-name="P26" draw:layer="layout" svg:width="1.063cm" svg:height="1.823cm" draw:transform="rotate (-1.5707963267949) translate (10.15cm 15.3411764705882cm)" svg:viewBox="0 0 1064 1824" draw:points="532,0 0,532 0,1292 532,1824 1064,1292 1064,532">
            <text:p/>
          </draw:polygon>
          <draw:custom-shape draw:style-name="gr114" draw:text-style-name="P2" draw:layer="layout" svg:width="0.304cm" svg:height="0.532cm" draw:transform="rotate (-1.5707963267949) translate (9.542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9.618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9.92205882352941cm 4.4cm)" svg:viewBox="0 0 2051 684" draw:points="0,684 1748,304 2051,0">
            <text:p/>
          </draw:polygon>
          <draw:polygon draw:style-name="gr116" draw:text-style-name="P23" draw:layer="layout" svg:width="2.126cm" svg:height="0.759cm" draw:transform="rotate (-1.5707963267949) translate (9.23823529411765cm 4.4cm)" svg:viewBox="0 0 2127 760" draw:points="0,0 2127,760 1824,456">
            <text:p/>
          </draw:polygon>
        </draw:g>
        <draw:g>
          <draw:polygon draw:style-name="gr112" draw:text-style-name="P26" draw:layer="layout" svg:width="2.278cm" svg:height="1.823cm" draw:transform="rotate (-1.5707963267949) translate (8.17450980392157cm 4.4cm)" svg:viewBox="0 0 2279 1824" draw:points="2279,0 0,912 2279,1824">
            <text:p/>
          </draw:polygon>
          <draw:polygon draw:style-name="gr113" draw:text-style-name="P2" draw:layer="layout" svg:width="0.759cm" svg:height="0.607cm" draw:transform="rotate (-1.5707963267949) translate (7.56666666666667cm 4.4cm)" svg:viewBox="0 0 760 608" draw:points="0,304 760,0 684,76 608,228 608,380 684,532 760,608">
            <text:p/>
          </draw:polygon>
          <draw:polygon draw:style-name="gr113" draw:text-style-name="P2" draw:layer="layout" svg:width="9.724cm" svg:height="1.823cm" draw:transform="rotate (-1.5707963267949) translate (8.17450980392157cm 6.14754901960784cm)" svg:viewBox="0 0 9725 1824" draw:points="532,0 9725,0 9194,532 9194,1292 9725,1824 532,1824 0,1292 0,532">
            <text:p/>
          </draw:polygon>
          <draw:polygon draw:style-name="gr112" draw:text-style-name="P26" draw:layer="layout" svg:width="1.063cm" svg:height="1.823cm" draw:transform="rotate (-1.5707963267949) translate (8.17450980392157cm 15.3411764705882cm)" svg:viewBox="0 0 1064 1824" draw:points="532,0 0,532 0,1292 532,1824 1064,1292 1064,532">
            <text:p/>
          </draw:polygon>
          <draw:custom-shape draw:style-name="gr114" draw:text-style-name="P2" draw:layer="layout" svg:width="0.304cm" svg:height="0.532cm" draw:transform="rotate (-1.5707963267949) translate (7.567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7.643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7.94656862745098cm 4.4cm)" svg:viewBox="0 0 2051 684" draw:points="0,684 1748,304 2051,0">
            <text:p/>
          </draw:polygon>
          <draw:polygon draw:style-name="gr116" draw:text-style-name="P23" draw:layer="layout" svg:width="2.126cm" svg:height="0.759cm" draw:transform="rotate (-1.5707963267949) translate (7.26274509803922cm 4.4cm)" svg:viewBox="0 0 2127 760" draw:points="0,0 2127,760 1824,456">
            <text:p/>
          </draw:polygon>
        </draw:g>
        <draw:g>
          <draw:polygon draw:style-name="gr112" draw:text-style-name="P26" draw:layer="layout" svg:width="2.278cm" svg:height="1.823cm" draw:transform="rotate (-1.5707963267949) translate (6.19901960784314cm 4.4cm)" svg:viewBox="0 0 2279 1824" draw:points="2279,0 0,912 2279,1824">
            <text:p/>
          </draw:polygon>
          <draw:polygon draw:style-name="gr113" draw:text-style-name="P2" draw:layer="layout" svg:width="0.759cm" svg:height="0.607cm" draw:transform="rotate (-1.5707963267949) translate (5.59117647058823cm 4.4cm)" svg:viewBox="0 0 760 608" draw:points="0,304 760,0 684,76 608,228 608,380 684,532 760,608">
            <text:p/>
          </draw:polygon>
          <draw:polygon draw:style-name="gr113" draw:text-style-name="P2" draw:layer="layout" svg:width="9.724cm" svg:height="1.823cm" draw:transform="rotate (-1.5707963267949) translate (6.19901960784314cm 6.14754901960784cm)" svg:viewBox="0 0 9725 1824" draw:points="532,0 9725,0 9194,532 9194,1292 9725,1824 532,1824 0,1292 0,532">
            <text:p/>
          </draw:polygon>
          <draw:polygon draw:style-name="gr112" draw:text-style-name="P26" draw:layer="layout" svg:width="1.063cm" svg:height="1.823cm" draw:transform="rotate (-1.5707963267949) translate (6.19901960784314cm 15.3411764705882cm)" svg:viewBox="0 0 1064 1824" draw:points="532,0 0,532 0,1292 532,1824 1064,1292 1064,532">
            <text:p/>
          </draw:polygon>
          <draw:custom-shape draw:style-name="gr114" draw:text-style-name="P2" draw:layer="layout" svg:width="0.304cm" svg:height="0.532cm" draw:transform="rotate (-1.5707963267949) translate (5.591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5.667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5.97107843137255cm 4.4cm)" svg:viewBox="0 0 2051 684" draw:points="0,684 1748,304 2051,0">
            <text:p/>
          </draw:polygon>
          <draw:polygon draw:style-name="gr116" draw:text-style-name="P23" draw:layer="layout" svg:width="2.126cm" svg:height="0.759cm" draw:transform="rotate (-1.5707963267949) translate (5.28725490196078cm 4.4cm)" svg:viewBox="0 0 2127 760" draw:points="0,0 2127,760 1824,456">
            <text:p/>
          </draw:polygon>
        </draw:g>
        <draw:g>
          <draw:polygon draw:style-name="gr112" draw:text-style-name="P26" draw:layer="layout" svg:width="2.278cm" svg:height="1.823cm" draw:transform="rotate (-1.5707963267949) translate (4.2235294117647cm 4.4cm)" svg:viewBox="0 0 2279 1824" draw:points="2279,0 0,912 2279,1824">
            <text:p/>
          </draw:polygon>
          <draw:polygon draw:style-name="gr113" draw:text-style-name="P2" draw:layer="layout" svg:width="0.759cm" svg:height="0.607cm" draw:transform="rotate (-1.5707963267949) translate (3.6156862745098cm 4.4cm)" svg:viewBox="0 0 760 608" draw:points="0,304 760,0 684,76 608,228 608,380 684,532 760,608">
            <text:p/>
          </draw:polygon>
          <draw:polygon draw:style-name="gr113" draw:text-style-name="P2" draw:layer="layout" svg:width="9.724cm" svg:height="1.823cm" draw:transform="rotate (-1.5707963267949) translate (4.22352941176471cm 6.14754901960784cm)" svg:viewBox="0 0 9725 1824" draw:points="532,0 9725,0 9194,532 9194,1292 9725,1824 532,1824 0,1292 0,532">
            <text:p/>
          </draw:polygon>
          <draw:polygon draw:style-name="gr112" draw:text-style-name="P26" draw:layer="layout" svg:width="1.063cm" svg:height="1.823cm" draw:transform="rotate (-1.5707963267949) translate (4.22352941176471cm 15.3411764705882cm)" svg:viewBox="0 0 1064 1824" draw:points="532,0 0,532 0,1292 532,1824 1064,1292 1064,532">
            <text:p/>
          </draw:polygon>
          <draw:custom-shape draw:style-name="gr114" draw:text-style-name="P2" draw:layer="layout" svg:width="0.304cm" svg:height="0.532cm" draw:transform="rotate (-1.5707963267949) translate (3.616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3.692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3.99558823529412cm 4.4cm)" svg:viewBox="0 0 2051 684" draw:points="0,684 1748,304 2051,0">
            <text:p/>
          </draw:polygon>
          <draw:polygon draw:style-name="gr116" draw:text-style-name="P23" draw:layer="layout" svg:width="2.126cm" svg:height="0.759cm" draw:transform="rotate (-1.5707963267949) translate (3.31176470588235cm 4.4cm)" svg:viewBox="0 0 2127 760" draw:points="0,0 2127,760 1824,456">
            <text:p/>
          </draw:polygon>
        </draw:g>
        <draw:g>
          <draw:polygon draw:style-name="gr112" draw:text-style-name="P26" draw:layer="layout" svg:width="2.278cm" svg:height="1.823cm" draw:transform="rotate (-1.5707963267949) translate (17.9cm 4.4cm)" svg:viewBox="0 0 2279 1824" draw:points="2279,0 0,912 2279,1824">
            <text:p/>
          </draw:polygon>
          <draw:polygon draw:style-name="gr113" draw:text-style-name="P2" draw:layer="layout" svg:width="0.759cm" svg:height="0.607cm" draw:transform="rotate (-1.5707963267949) translate (17.2921568627451cm 4.4cm)" svg:viewBox="0 0 760 608" draw:points="0,304 760,0 684,76 608,228 608,380 684,532 760,608">
            <text:p/>
          </draw:polygon>
          <draw:polygon draw:style-name="gr113" draw:text-style-name="P2" draw:layer="layout" svg:width="9.724cm" svg:height="1.823cm" draw:transform="rotate (-1.5707963267949) translate (17.9cm 6.14754901960784cm)" svg:viewBox="0 0 9725 1824" draw:points="532,0 9725,0 9194,532 9194,1292 9725,1824 532,1824 0,1292 0,532">
            <text:p/>
          </draw:polygon>
          <draw:polygon draw:style-name="gr112" draw:text-style-name="P26" draw:layer="layout" svg:width="1.063cm" svg:height="1.823cm" draw:transform="rotate (-1.5707963267949) translate (17.9cm 15.3411764705882cm)" svg:viewBox="0 0 1064 1824" draw:points="532,0 0,532 0,1292 532,1824 1064,1292 1064,532">
            <text:p/>
          </draw:polygon>
          <draw:custom-shape draw:style-name="gr114" draw:text-style-name="P2" draw:layer="layout" svg:width="0.304cm" svg:height="0.532cm" draw:transform="rotate (-1.5707963267949) translate (17.292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17.368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17.6720588235294cm 4.4cm)" svg:viewBox="0 0 2051 684" draw:points="0,684 1748,304 2051,0">
            <text:p/>
          </draw:polygon>
          <draw:polygon draw:style-name="gr116" draw:text-style-name="P23" draw:layer="layout" svg:width="2.126cm" svg:height="0.759cm" draw:transform="rotate (-1.5707963267949) translate (16.9882352941176cm 4.4cm)" svg:viewBox="0 0 2127 760" draw:points="0,0 2127,760 1824,456">
            <text:p/>
          </draw:polygon>
        </draw:g>
        <draw:g>
          <draw:polygon draw:style-name="gr112" draw:text-style-name="P26" draw:layer="layout" svg:width="2.278cm" svg:height="1.823cm" draw:transform="rotate (-1.5707963267949) translate (16.0004901960784cm 4.4cm)" svg:viewBox="0 0 2279 1824" draw:points="2279,0 0,912 2279,1824">
            <text:p/>
          </draw:polygon>
          <draw:polygon draw:style-name="gr113" draw:text-style-name="P2" draw:layer="layout" svg:width="0.759cm" svg:height="0.607cm" draw:transform="rotate (-1.5707963267949) translate (15.3926470588235cm 4.4cm)" svg:viewBox="0 0 760 608" draw:points="0,304 760,0 684,76 608,228 608,380 684,532 760,608">
            <text:p/>
          </draw:polygon>
          <draw:polygon draw:style-name="gr113" draw:text-style-name="P2" draw:layer="layout" svg:width="9.724cm" svg:height="1.823cm" draw:transform="rotate (-1.5707963267949) translate (16.0004901960784cm 6.14754901960784cm)" svg:viewBox="0 0 9725 1824" draw:points="532,0 9725,0 9194,532 9194,1292 9725,1824 532,1824 0,1292 0,532">
            <text:p/>
          </draw:polygon>
          <draw:polygon draw:style-name="gr112" draw:text-style-name="P26" draw:layer="layout" svg:width="1.063cm" svg:height="1.823cm" draw:transform="rotate (-1.5707963267949) translate (16.0004901960784cm 15.3411764705882cm)" svg:viewBox="0 0 1064 1824" draw:points="532,0 0,532 0,1292 532,1824 1064,1292 1064,532">
            <text:p/>
          </draw:polygon>
          <draw:custom-shape draw:style-name="gr114" draw:text-style-name="P2" draw:layer="layout" svg:width="0.304cm" svg:height="0.532cm" draw:transform="rotate (-1.5707963267949) translate (15.393cm 1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9.193cm" svg:height="0.76cm" draw:transform="rotate (-1.5707963267949) translate (15.469cm 6.148cm)">
            <text:p/>
            <draw:enhanced-geometry svg:viewBox="0 0 21600 21600" draw:type="rectangle" draw:enhanced-path="M 0 0 L 21600 0 21600 21600 0 21600 0 0 Z N"/>
          </draw:custom-shape>
          <draw:polygon draw:style-name="gr115" draw:text-style-name="P19" draw:layer="layout" svg:width="2.05cm" svg:height="0.683cm" draw:transform="rotate (-1.5707963267949) translate (15.7725490196078cm 4.4cm)" svg:viewBox="0 0 2051 684" draw:points="0,684 1748,304 2051,0">
            <text:p/>
          </draw:polygon>
          <draw:polygon draw:style-name="gr116" draw:text-style-name="P23" draw:layer="layout" svg:width="2.126cm" svg:height="0.759cm" draw:transform="rotate (-1.5707963267949) translate (15.0887254901961cm 4.4cm)" svg:viewBox="0 0 2127 760" draw:points="0,0 2127,760 1824,456">
            <text:p/>
          </draw:polygon>
        </draw:g>
        <draw:g>
          <draw:polygon draw:style-name="gr112" draw:text-style-name="P26" draw:layer="layout" svg:width="2.164cm" svg:height="1.731cm" svg:x="16.5cm" svg:y="16.168cm" svg:viewBox="0 0 2165 1732" draw:points="2165,0 0,866 2165,1732">
            <text:p/>
          </draw:polygon>
          <draw:polygon draw:style-name="gr113" draw:text-style-name="P2" draw:layer="layout" svg:width="0.721cm" svg:height="0.576cm" svg:x="16.5cm" svg:y="16.745cm" svg:viewBox="0 0 722 577" draw:points="0,289 722,0 649,72 577,216 577,361 649,505 722,577">
            <text:p/>
          </draw:polygon>
          <draw:polygon draw:style-name="gr113" draw:text-style-name="P2" draw:layer="layout" svg:width="9.234cm" svg:height="1.731cm" svg:x="18.159cm" svg:y="16.168cm" svg:viewBox="0 0 9235 1732" draw:points="505,0 9235,0 8730,505 8730,1227 9235,1732 505,1732 0,1227 0,505">
            <text:p/>
          </draw:polygon>
          <draw:polygon draw:style-name="gr112" draw:text-style-name="P26" draw:layer="layout" svg:width="1.009cm" svg:height="1.731cm" svg:x="26.89cm" svg:y="16.168cm" svg:viewBox="0 0 1010 1732" draw:points="505,0 0,505 0,1227 505,1732 1010,1227 1010,505">
            <text:p/>
          </draw:polygon>
          <draw:custom-shape draw:style-name="gr114" draw:text-style-name="P2" draw:layer="layout" svg:width="0.288cm" svg:height="0.505cm" svg:x="27.251cm" svg:y="16.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8.731cm" svg:height="0.722cm" svg:x="18.159cm" svg:y="16.673cm">
            <text:p/>
            <draw:enhanced-geometry svg:viewBox="0 0 21600 21600" draw:type="rectangle" draw:enhanced-path="M 0 0 L 21600 0 21600 21600 0 21600 0 0 Z N"/>
          </draw:custom-shape>
          <draw:polygon draw:style-name="gr115" draw:text-style-name="P19" draw:layer="layout" svg:width="1.947cm" svg:height="0.648cm" svg:x="16.5cm" svg:y="16.384cm" svg:viewBox="0 0 1948 649" draw:points="0,649 1659,289 1948,0">
            <text:p/>
          </draw:polygon>
          <draw:polygon draw:style-name="gr116" draw:text-style-name="P23" draw:layer="layout" svg:width="2.019cm" svg:height="0.721cm" svg:x="16.5cm" svg:y="17.034cm" svg:viewBox="0 0 2020 722" draw:points="0,0 2020,722 1732,433">
            <text:p/>
          </draw:polygon>
        </draw:g>
        <draw:g>
          <draw:polygon draw:style-name="gr112" draw:text-style-name="P26" draw:layer="layout" svg:width="1.991cm" svg:height="1.592cm" draw:transform="skewX (0.000698131700797766) rotate (0.678584013175395) translate (18.8269217523463cm 14.690556938048cm)" svg:viewBox="0 0 1992 1593" draw:points="1991,0 0,796 1992,1593">
            <text:p/>
          </draw:polygon>
          <draw:polygon draw:style-name="gr113" draw:text-style-name="P2" draw:layer="layout" svg:width="0.663cm" svg:height="0.53cm" draw:transform="skewX (-0.00191986217719391) rotate (0.678758546100595) translate (19.1593216379712cm 15.1045697873451cm)" svg:viewBox="0 0 664 531" draw:points="0,265 664,0 598,66 531,199 531,332 597,465 663,531">
            <text:p/>
          </draw:polygon>
          <draw:polygon draw:style-name="gr113" draw:text-style-name="P2" draw:layer="layout" svg:width="8.496cm" svg:height="1.592cm" draw:transform="rotate (0.678409480250196) translate (20.0150865099864cm 13.7324092496898cm)" svg:viewBox="0 0 8497 1593" draw:points="465,0 8497,0 8032,465 8032,1128 8497,1593 465,1593 0,1128 0,465">
            <text:p/>
          </draw:polygon>
          <draw:polygon draw:style-name="gr112" draw:text-style-name="P26" draw:layer="layout" svg:width="0.929cm" svg:height="1.592cm" draw:transform="skewX (0.000698131700797849) rotate (0.678584013175395) translate (26.2689614907818cm 8.6916766278612cm)" svg:viewBox="0 0 930 1593" draw:points="464,0 0,465 0,1128 465,1593 930,1129 929,465">
            <text:p/>
          </draw:polygon>
          <draw:custom-shape draw:style-name="gr114" draw:text-style-name="P2" draw:layer="layout" svg:width="0.266cm" svg:height="0.464cm" draw:transform="skewX (-0.00209439510239316) rotate (0.678409480250196) translate (26.86cm 8.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8.032cm" svg:height="0.664cm" draw:transform="rotate (0.678409480250196) translate (20.307cm 14.094cm)">
            <text:p/>
            <draw:enhanced-geometry svg:viewBox="0 0 21600 21600" draw:type="rectangle" draw:enhanced-path="M 0 0 L 21600 0 21600 21600 0 21600 0 0 Z N"/>
          </draw:custom-shape>
          <draw:polygon draw:style-name="gr115" draw:text-style-name="P19" draw:layer="layout" svg:width="1.791cm" svg:height="0.596cm" draw:transform="rotate (0.678584013175395) translate (18.9514688862217cm 14.8459057767612cm)" svg:viewBox="0 0 1792 597" draw:points="0,597 1527,265 1792,0">
            <text:p/>
          </draw:polygon>
          <draw:polygon draw:style-name="gr116" draw:text-style-name="P23" draw:layer="layout" svg:width="1.858cm" svg:height="0.662cm" draw:transform="rotate (0.678234947324996) translate (19.3262775708899cm 15.3107431941731cm)" svg:viewBox="0 0 1859 663" draw:points="0,0 1859,663 1593,398">
            <text:p/>
          </draw:polygon>
        </draw:g>
      </draw:page>
      <draw:page draw:name="page11" draw:style-name="dp1" draw:master-page-name="標準">
        <draw:custom-shape draw:style-name="gr117" draw:text-style-name="P10" draw:layer="layout" svg:width="21.003cm" svg:height="6.12cm" svg:x="4.88cm" svg:y="12.38cm">
          <text:p/>
          <draw:enhanced-geometry svg:viewBox="0 0 21600 21600" draw:type="rectangle" draw:enhanced-path="M 0 0 L 21600 0 21600 21600 0 21600 0 0 Z N"/>
        </draw:custom-shape>
        <draw:polygon draw:style-name="gr118" draw:text-style-name="P10" draw:layer="layout" svg:width="22.393cm" svg:height="3.198cm" svg:x="3.906cm" svg:y="9.181cm" svg:viewBox="0 0 22394 3199" draw:points="0,3199 22394,3199 17770,0 3901,0 3901,900">
          <text:p/>
        </draw:polygon>
        <draw:custom-shape draw:style-name="gr117" draw:text-style-name="P10" draw:layer="layout" svg:width="7.158cm" svg:height="4.451cm" svg:x="13.889cm" svg:y="4.73cm">
          <text:p/>
          <draw:enhanced-geometry svg:viewBox="0 0 21600 21600" draw:type="rectangle" draw:enhanced-path="M 0 0 L 21600 0 21600 21600 0 21600 0 0 Z N"/>
        </draw:custom-shape>
        <draw:polygon draw:style-name="gr118" draw:text-style-name="P10" draw:layer="layout" svg:width="7.927cm" svg:height="1.529cm" svg:x="13.504cm" svg:y="3.2cm" svg:viewBox="0 0 7928 1530" draw:points="0,1530 7928,1530 7143,0 786,0">
          <text:p/>
        </draw:polygon>
        <draw:custom-shape draw:style-name="gr117" draw:text-style-name="P10" draw:layer="layout" svg:width="5.981cm" svg:height="3.06cm" svg:x="7.94cm" svg:y="6.121cm">
          <text:p/>
          <draw:enhanced-geometry svg:viewBox="0 0 21600 21600" draw:type="rectangle" draw:enhanced-path="M 0 0 L 21600 0 21600 21600 0 21600 0 0 Z N"/>
        </draw:custom-shape>
        <draw:custom-shape draw:style-name="gr117" draw:text-style-name="P10" draw:layer="layout" svg:width="6.398cm" svg:height="3.616cm" svg:x="6.549cm" svg:y="13.632cm">
          <text:p/>
          <draw:enhanced-geometry svg:viewBox="0 0 21600 21600" draw:type="rectangle" draw:enhanced-path="M 0 0 L 21600 0 21600 21600 0 21600 0 0 Z N"/>
        </draw:custom-shape>
        <draw:custom-shape draw:style-name="gr117" draw:text-style-name="P10" draw:layer="layout" svg:width="3.338cm" svg:height="3.477cm" svg:x="18.372cm" svg:y="13.771cm">
          <text:p/>
          <draw:enhanced-geometry svg:viewBox="0 0 21600 21600" draw:type="rectangle" draw:enhanced-path="M 0 0 L 21600 0 21600 21600 0 21600 0 0 Z N"/>
        </draw:custom-shape>
        <draw:custom-shape draw:style-name="gr117" draw:text-style-name="P10" draw:layer="layout" svg:width="4.869cm" svg:height="1.252cm" svg:x="17.676cm" svg:y="17.109cm">
          <text:p/>
          <draw:enhanced-geometry svg:viewBox="0 0 21600 21600" draw:type="rectangle" draw:enhanced-path="M 0 0 L 21600 0 21600 21600 0 21600 0 0 Z N"/>
        </draw:custom-shape>
        <draw:custom-shape draw:style-name="gr117" draw:text-style-name="P10" draw:layer="layout" svg:width="2.086cm" svg:height="3.338cm" svg:x="18.372cm" svg:y="13.771cm">
          <text:p/>
          <draw:enhanced-geometry svg:viewBox="0 0 21600 21600" draw:type="rectangle" draw:enhanced-path="M 0 0 L 21600 0 21600 21600 0 21600 0 0 Z N"/>
        </draw:custom-shape>
        <draw:custom-shape draw:style-name="gr117" draw:text-style-name="P10" draw:layer="layout" svg:width="3.338cm" svg:height="1.53cm" svg:x="15.729cm" svg:y="5.843cm">
          <text:p/>
          <draw:enhanced-geometry svg:viewBox="0 0 21600 21600" draw:type="rectangle" draw:enhanced-path="M 0 0 L 21600 0 21600 21600 0 21600 0 0 Z N"/>
        </draw:custom-shape>
        <draw:custom-shape draw:style-name="gr117" draw:text-style-name="P10" draw:layer="layout" svg:width="1.391cm" svg:height="1.669cm" svg:x="23.24cm" svg:y="14.188cm">
          <text:p/>
          <draw:enhanced-geometry svg:viewBox="0 0 21600 21600" draw:type="rectangle" draw:enhanced-path="M 0 0 L 21600 0 21600 21600 0 21600 0 0 Z N"/>
        </draw:custom-shape>
      </draw:page>
      <draw:page draw:name="page12" draw:style-name="dp1" draw:master-page-name="標準">
        <draw:custom-shape draw:style-name="gr119" draw:text-style-name="P2" draw:layer="layout" svg:width="25.6cm" svg:height="15.1cm" svg:x="2.1cm" svg:y="3.2cm">
          <text:p/>
          <draw:enhanced-geometry svg:viewBox="0 0 21600 21600" draw:type="rectangle" draw:enhanced-path="M 0 0 L 21600 0 21600 21600 0 21600 0 0 Z N"/>
        </draw:custom-shape>
        <draw:custom-shape draw:style-name="gr119" draw:text-style-name="P2" draw:layer="layout" svg:width="6.8cm" svg:height="6.6cm" svg:x="8.4cm" svg:y="11.7cm">
          <text:p/>
          <draw:enhanced-geometry svg:viewBox="0 0 21600 21600" draw:mirror-horizontal="true" draw:type="rectangle" draw:enhanced-path="M 0 0 L 21600 0 21600 21600 0 21600 0 0 Z N"/>
        </draw:custom-shape>
        <draw:custom-shape draw:style-name="gr119" draw:text-style-name="P2" draw:layer="layout" svg:width="3.5cm" svg:height="6.6cm" svg:x="10.1cm" svg:y="11.7cm">
          <text:p/>
          <draw:enhanced-geometry svg:viewBox="0 0 21600 21600" draw:type="rectangle" draw:enhanced-path="M 0 0 L 21600 0 21600 21600 0 21600 0 0 Z N"/>
        </draw:custom-shape>
        <draw:custom-shape draw:style-name="gr119" draw:text-style-name="P2" draw:layer="layout" svg:width="2.9cm" svg:height="2.3cm" svg:x="20.9cm" svg:y="3.4cm">
          <text:p/>
          <draw:enhanced-geometry svg:viewBox="0 0 21600 21600" draw:type="rectangle" draw:enhanced-path="M 0 0 L 21600 0 21600 21600 0 21600 0 0 Z N"/>
        </draw:custom-shape>
        <draw:custom-shape draw:style-name="gr119" draw:text-style-name="P2" draw:layer="layout" svg:width="3.4cm" svg:height="5.4cm" svg:x="14.6cm" svg:y="3.2cm">
          <text:p/>
          <draw:enhanced-geometry svg:viewBox="0 0 21600 21600" draw:type="rectangle" draw:enhanced-path="M 0 0 L 21600 0 21600 21600 0 21600 0 0 Z N"/>
        </draw:custom-shape>
        <draw:custom-shape draw:style-name="gr119" draw:text-style-name="P2" draw:layer="layout" svg:width="2.6cm" svg:height="3.1cm" svg:x="2.1cm" svg:y="8.6cm">
          <text:p/>
          <draw:enhanced-geometry svg:viewBox="0 0 21600 21600" draw:type="rectangle" draw:enhanced-path="M 0 0 L 21600 0 21600 21600 0 21600 0 0 Z N"/>
        </draw:custom-shape>
        <draw:custom-shape draw:style-name="gr119" draw:text-style-name="P2" draw:layer="layout" svg:width="13.3cm" svg:height="3.1cm" svg:x="4.7cm" svg:y="8.6cm">
          <text:p/>
          <draw:enhanced-geometry svg:viewBox="0 0 21600 21600" draw:type="rectangle" draw:enhanced-path="M 0 0 L 21600 0 21600 21600 0 21600 0 0 Z N"/>
        </draw:custom-shape>
        <draw:custom-shape draw:style-name="gr119" draw:text-style-name="P2" draw:layer="layout" svg:width="6.6cm" svg:height="5.4cm" svg:x="2.1cm" svg:y="3.2cm">
          <text:p/>
          <draw:enhanced-geometry svg:viewBox="0 0 21600 21600" draw:type="rectangle" draw:enhanced-path="M 0 0 L 21600 0 21600 21600 0 21600 0 0 Z N"/>
        </draw:custom-shape>
        <draw:custom-shape draw:style-name="gr119" draw:text-style-name="P2" draw:layer="layout" svg:width="2.9cm" svg:height="5cm" svg:x="2.8cm" svg:y="3.5cm">
          <text:p/>
          <draw:enhanced-geometry svg:viewBox="0 0 21600 21600" draw:type="rectangle" draw:enhanced-path="M 0 0 L 21600 0 21600 21600 0 21600 0 0 Z N"/>
        </draw:custom-shape>
        <draw:custom-shape draw:style-name="gr119" draw:text-style-name="P2" draw:layer="layout" svg:width="2.2cm" svg:height="4.1cm" svg:x="3.1cm" svg:y="3.8cm">
          <text:p/>
          <draw:enhanced-geometry svg:viewBox="0 0 21600 21600" draw:path-stretchpoint-x="10800" draw:path-stretchpoint-y="10800" draw:text-areas="?f3 ?f4 ?f5 ?f6" draw:type="round-rectangle" draw:modifiers="7366.97321071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1.5cm" svg:height="0.5cm" svg:x="3.5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0.3cm" svg:height="0.3cm" svg:x="3.7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3cm" svg:height="0.3cm" svg:x="4.5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3cm" svg:height="1cm" svg:x="4.1cm" svg:y="7.4cm">
          <text:p/>
          <draw:enhanced-geometry svg:viewBox="0 0 21600 21600" draw:path-stretchpoint-x="10800" draw:path-stretchpoint-y="10800" draw:text-areas="?f3 ?f4 ?f5 ?f6" draw:type="round-rectangle" draw:modifiers="8252.491694352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1.7cm" svg:height="1.932cm" svg:x="15.5cm" svg:y="4.477cm">
          <text:p/>
          <draw:enhanced-geometry svg:viewBox="0 0 21600 21600" draw:path-stretchpoint-x="10800" draw:path-stretchpoint-y="10800" draw:text-areas="?f3 ?f4 ?f5 ?f6" draw:type="round-rectangle" draw:modifiers="7366.97321071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2cm" svg:height="1cm" svg:x="15.3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1.4cm" svg:height="0.7cm" svg:x="15.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0.3cm" svg:height="0.3cm" svg:x="16.2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3cm" svg:height="1cm" svg:x="15.2cm" svg:y="4.5cm">
          <text:p/>
          <draw:enhanced-geometry svg:viewBox="0 0 21600 21600" draw:path-stretchpoint-x="10800" draw:path-stretchpoint-y="10800" draw:text-areas="?f3 ?f4 ?f5 ?f6" draw:type="round-rectangle" draw:modifiers="8252.491694352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0.772cm" svg:height="1.236cm" svg:x="15.964cm" svg:y="4.8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1.7cm" svg:height="0.309cm" svg:x="15.5cm" svg:y="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2.9cm" svg:height="2.2cm" svg:x="9.1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0.3cm" svg:height="0.3cm" svg:x="1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3cm" svg:height="0.3cm" svg:x="11.5cm" svg:y="4.9cm">
          <text:p/>
          <draw:enhanced-geometry svg:viewBox="0 0 21600 21600" draw:path-stretchpoint-x="10800" draw:path-stretchpoint-y="10800" draw:text-areas="?f3 ?f4 ?f5 ?f6" draw:type="round-rectangle" draw:modifiers="8252.491694352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2.1cm" svg:height="1.7cm" svg:x="9.5cm" svg:y="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3.4cm" svg:height="0.8cm" svg:x="8.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2cm" svg:height="2.29cm" svg:x="12.4cm" svg:y="3.31cm">
          <text:p/>
          <draw:enhanced-geometry svg:viewBox="0 0 21600 21600" draw:path-stretchpoint-x="10800" draw:path-stretchpoint-y="10800" draw:text-areas="?f3 ?f4 ?f5 ?f6" draw:type="round-rectangle" draw:modifiers="7366.97321071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1.472cm" svg:height="1.2cm" svg:x="12.628cm" svg:y="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2cm" svg:height="0.4cm" svg:x="12.4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1.4cm" svg:height="0.2cm" svg:x="12.7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0.3cm" svg:height="0.3cm" svg:x="13.2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2.6cm" svg:height="0.8cm" svg:x="2.1cm" svg:y="10.9cm">
          <text:p/>
          <draw:enhanced-geometry svg:viewBox="0 0 21600 21600" draw:type="rectangle" draw:enhanced-path="M 0 0 L 21600 0 21600 21600 0 21600 0 0 Z N"/>
        </draw:custom-shape>
        <draw:custom-shape draw:style-name="gr119" draw:text-style-name="P2" draw:layer="layout" svg:width="0.2cm" svg:height="2.3cm" svg:x="1.9cm" svg:y="8.6cm">
          <text:p/>
          <draw:enhanced-geometry svg:viewBox="0 0 21600 21600" draw:type="rectangle" draw:enhanced-path="M 0 0 L 21600 0 21600 21600 0 21600 0 0 Z N"/>
        </draw:custom-shape>
        <draw:custom-shape draw:style-name="gr119" draw:text-style-name="P2" draw:layer="layout" svg:width="0.2cm" svg:height="2.3cm" svg:x="8.5cm" svg:y="6.2cm">
          <text:p/>
          <draw:enhanced-geometry svg:viewBox="0 0 21600 21600" draw:type="rectangle" draw:enhanced-path="M 0 0 L 21600 0 21600 21600 0 21600 0 0 Z N"/>
        </draw:custom-shape>
        <draw:custom-shape draw:style-name="gr119" draw:text-style-name="P2" draw:layer="layout" svg:width="0.2cm" svg:height="2.3cm" svg:x="14.4cm" svg:y="6.3cm">
          <text:p/>
          <draw:enhanced-geometry svg:viewBox="0 0 21600 21600" draw:type="rectangle" draw:enhanced-path="M 0 0 L 21600 0 21600 21600 0 21600 0 0 Z N"/>
        </draw:custom-shape>
        <draw:custom-shape draw:style-name="gr119" draw:text-style-name="P2" draw:layer="layout" svg:width="0.2cm" svg:height="2.3cm" svg:x="17.8cm" svg:y="8.6cm">
          <text:p/>
          <draw:enhanced-geometry svg:viewBox="0 0 21600 21600" draw:type="rectangle" draw:enhanced-path="M 0 0 L 21600 0 21600 21600 0 21600 0 0 Z N"/>
        </draw:custom-shape>
        <draw:custom-shape draw:style-name="gr119" draw:text-style-name="P2" draw:layer="layout" svg:width="6.3cm" svg:height="6.6cm" svg:x="2.1cm" svg:y="11.7cm">
          <text:p/>
          <draw:enhanced-geometry svg:viewBox="0 0 21600 21600" draw:type="rectangle" draw:enhanced-path="M 0 0 L 21600 0 21600 21600 0 21600 0 0 Z N"/>
        </draw:custom-shape>
        <draw:custom-shape draw:style-name="gr119" draw:text-style-name="P2" draw:layer="layout" svg:width="2.6cm" svg:height="0.3cm" svg:x="5.7cm" svg:y="11.7cm">
          <text:p/>
          <draw:enhanced-geometry svg:viewBox="0 0 21600 21600" draw:type="rectangle" draw:enhanced-path="M 0 0 L 21600 0 21600 21600 0 21600 0 0 Z N"/>
        </draw:custom-shape>
        <draw:custom-shape draw:style-name="gr119" draw:text-style-name="P2" draw:layer="layout" svg:width="2.6cm" svg:height="0.3cm" svg:x="10.4cm" svg:y="11.7cm">
          <text:p/>
          <draw:enhanced-geometry svg:viewBox="0 0 21600 21600" draw:type="rectangle" draw:enhanced-path="M 0 0 L 21600 0 21600 21600 0 21600 0 0 Z N"/>
        </draw:custom-shape>
        <draw:custom-shape draw:style-name="gr119" draw:text-style-name="P2" draw:layer="layout" svg:width="2.6cm" svg:height="0.3cm" svg:x="15.5cm" svg:y="11.7cm">
          <text:p/>
          <draw:enhanced-geometry svg:viewBox="0 0 21600 21600" draw:type="rectangle" draw:enhanced-path="M 0 0 L 21600 0 21600 21600 0 21600 0 0 Z N"/>
        </draw:custom-shape>
        <draw:custom-shape draw:style-name="gr119" draw:text-style-name="P2" draw:layer="layout" svg:width="0.3cm" svg:height="0.3cm" svg:x="21.5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3cm" svg:height="0.3cm" svg:x="23cm" svg:y="5.1cm">
          <text:p/>
          <draw:enhanced-geometry svg:viewBox="0 0 21600 21600" draw:path-stretchpoint-x="10800" draw:path-stretchpoint-y="10800" draw:text-areas="?f3 ?f4 ?f5 ?f6" draw:type="round-rectangle" draw:modifiers="8252.491694352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2.1cm" svg:height="1.3cm" svg:x="21.6cm" svg:y="4.3cm">
          <text:p/>
          <draw:enhanced-geometry svg:viewBox="0 0 21600 21600" draw:path-stretchpoint-x="10800" draw:path-stretchpoint-y="10800" draw:text-areas="?f3 ?f4 ?f5 ?f6" draw:type="round-rectangle" draw:modifiers="3542.857142857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3.7cm" svg:height="2.1cm" svg:x="23.9cm" svg:y="3.6cm">
          <text:p/>
          <draw:enhanced-geometry svg:viewBox="0 0 21600 21600" draw:type="rectangle" draw:enhanced-path="M 0 0 L 21600 0 21600 21600 0 21600 0 0 Z N"/>
        </draw:custom-shape>
        <draw:custom-shape draw:style-name="gr119" draw:text-style-name="P2" draw:layer="layout" svg:width="0.8cm" svg:height="0.8cm" svg:x="24.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8cm" svg:height="0.8cm" svg:x="26.5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0.8cm" svg:height="0.8cm" svg:x="25.5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 draw:layer="layout" svg:width="3.7cm" svg:height="0.8cm" svg:x="23.9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4.1cm" svg:height="2.5cm" svg:x="20.9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3.9cm" svg:height="2.1cm" svg:x="19.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3cm" svg:height="6.1cm" svg:x="2.3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 draw:layer="layout" svg:width="3.5cm" svg:height="1.8cm" svg:x="10.1cm" svg:y="16.5cm">
          <text:p/>
          <draw:enhanced-geometry svg:viewBox="0 0 21600 21600" draw:type="rectangle" draw:enhanced-path="M 0 0 L 21600 0 21600 21600 0 21600 0 0 Z N"/>
        </draw:custom-shape>
      </draw:page>
      <draw:page draw:name="page13" draw:style-name="dp1" draw:master-page-name="標準">
        <draw:g>
          <draw:polygon draw:style-name="gr112" draw:text-style-name="P26" draw:layer="layout" svg:width="2.999cm" svg:height="2.399cm" svg:x="21.4cm" svg:y="21.6cm" svg:viewBox="0 0 3000 2400" draw:points="3000,0 0,1200 3000,2400">
            <text:p/>
          </draw:polygon>
          <draw:polygon draw:style-name="gr120" draw:text-style-name="P27" draw:layer="layout" svg:width="0.999cm" svg:height="0.799cm" svg:x="21.4cm" svg:y="22.4cm" svg:viewBox="0 0 1000 800" draw:points="0,400 1000,0 900,100 800,300 800,500 900,700 1000,800">
            <text:p/>
          </draw:polygon>
          <draw:polygon draw:style-name="gr120" draw:text-style-name="P27" draw:layer="layout" svg:width="12.799cm" svg:height="2.399cm" svg:x="23.7cm" svg:y="21.6cm" svg:viewBox="0 0 12800 2400" draw:points="700,0 12800,0 12100,700 12100,1700 12800,2400 700,2400 0,1700 0,700">
            <text:p/>
          </draw:polygon>
          <draw:polygon draw:style-name="gr112" draw:text-style-name="P26" draw:layer="layout" svg:width="1.399cm" svg:height="2.399cm" svg:x="35.8cm" svg:y="21.6cm" svg:viewBox="0 0 1400 2400" draw:points="700,0 0,700 0,1700 700,2400 1400,1700 1400,700">
            <text:p/>
          </draw:polygon>
          <draw:custom-shape draw:style-name="gr121" draw:text-style-name="P27" draw:layer="layout" svg:width="0.4cm" svg:height="0.7cm" svg:x="36.3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28" draw:layer="layout" svg:width="12.1cm" svg:height="1cm" svg:x="23.7cm" svg:y="22.3cm">
            <text:p/>
            <draw:enhanced-geometry svg:viewBox="0 0 21600 21600" draw:type="rectangle" draw:enhanced-path="M 0 0 L 21600 0 21600 21600 0 21600 0 0 Z N"/>
          </draw:custom-shape>
          <draw:polygon draw:style-name="gr115" draw:text-style-name="P19" draw:layer="layout" svg:width="2.699cm" svg:height="0.899cm" svg:x="21.4cm" svg:y="21.9cm" svg:viewBox="0 0 2700 900" draw:points="0,900 2300,400 2700,0">
            <text:p/>
          </draw:polygon>
          <draw:polygon draw:style-name="gr116" draw:text-style-name="P23" draw:layer="layout" svg:width="2.799cm" svg:height="0.999cm" svg:x="21.4cm" svg:y="22.8cm" svg:viewBox="0 0 2800 1000" draw:points="0,0 2800,1000 2400,600">
            <text:p/>
          </draw:polygon>
        </draw:g>
        <draw:g>
          <draw:polygon draw:style-name="gr123" draw:text-style-name="P2" draw:layer="layout" svg:width="12.209cm" svg:height="13.932cm" draw:transform="rotate (-2.20190738431605) translate (23.907000822073cm 16.7211696952032cm)" svg:viewBox="0 0 12210 13933" draw:points="3865,10472 7196,11693 10023,13894 11776,13933 12210,13413 2777,505 1797,0 661,1643 0,4765 879,6662">
            <text:p/>
          </draw:polygon>
          <draw:path draw:style-name="gr124" draw:text-style-name="P29" draw:layer="layout" svg:width="4.278cm" svg:height="6.076cm" draw:transform="skewX (7.16310048798525E-017) rotate (1.06465084371654) translate (7.37119627587237cm 17.0850338350005cm)" svg:viewBox="0 0 4279 6077" svg:d="M0 33c508-220 999 724 1339 972 341 250 1397 1706 1699 2032 354 381-726 0-1203-693-231-336-380-715-652-1019-309-344 879 955 768 1400-120 477-828-329-535 67 267 361 526 500 883 768 353 265 819 530 1155 847 458 430-626 378-1076 38-357-268-759-455-1111-719-356-267 406-356 3-167-604 283-816-343-709 165 115 550 970 901 1388 1060 407 155 738 103 1123 432l-114 152 165 709 1156-184">
            <text:p/>
          </draw:path>
          <draw:custom-shape draw:style-name="gr125" draw:text-style-name="P30" draw:layer="layout" svg:width="2.54cm" svg:height="2.541cm" svg:x="7.844cm" svg:y="1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6" draw:text-style-name="P31" draw:layer="layout" svg:width="2.522cm" svg:height="2.424cm" draw:transform="skewX (0.00174532925199431) rotate (-0.244520628204407) translate (10.9798305694131cm 13.1628367377819cm)" svg:viewBox="0 0 2523 2425" draw:points="2048,174 2523,0 1292,1829 260,2425 0,2404">
            <text:p/>
          </draw:polygon>
          <draw:polygon draw:style-name="gr126" draw:text-style-name="P31" draw:layer="layout" svg:width="3.565cm" svg:height="2.481cm" draw:transform="skewX (-0.00244346095279213) rotate (-2.38516695577545) translate (16.5337404445603cm 14.7696328261971cm)" svg:viewBox="0 0 3566 2482" draw:points="1604,2476 3401,2482 3566,2187 1016,0 0,1074">
            <text:p/>
          </draw:polygon>
          <draw:polygon draw:style-name="gr126" draw:text-style-name="P31" draw:layer="layout" svg:width="1.543cm" svg:height="2.539cm" draw:transform="skewX (-0.00139626340159546) rotate (-1.51337499440428) translate (18.9041209500868cm 13.9234867034127cm)" svg:viewBox="0 0 1544 2540" draw:points="0,2540 1396,2538 1544,0 117,575">
            <text:p/>
          </draw:polygon>
          <draw:polygon draw:style-name="gr126" draw:text-style-name="P31" draw:layer="layout" svg:width="1.683cm" svg:height="2.411cm" draw:transform="skewX (0.278030949842697) rotate (0.417133691226645) translate (20.0587223527818cm 14.2187085945672cm)" svg:viewBox="0 0 1684 2412" draw:points="336,148 0,0 822,1836 1444,2400 1684,2412">
            <text:p/>
          </draw:polygon>
          <draw:custom-shape draw:style-name="gr114" draw:text-style-name="P2" draw:layer="layout" svg:width="1.723cm" svg:height="1.721cm" svg:x="8.251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30" draw:layer="layout" svg:width="2.54cm" svg:height="2.541cm" svg:x="19.156cm" svg:y="1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1.719cm" svg:height="1.721cm" svg:x="19.57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7" draw:text-style-name="P32" draw:layer="layout" svg:width="0.611cm" svg:height="0.483cm" draw:transform="skewX (0.0916297857297023) rotate (-0.197396738400559) translate (10.3569851257352cm 15.1156929805419cm)" svg:viewBox="0 0 612 484" draw:points="535,0 612,0 295,372 59,484 0,478">
            <text:p/>
          </draw:polygon>
          <draw:polygon draw:style-name="gr128" draw:text-style-name="P28" draw:layer="layout" svg:width="1.604cm" svg:height="2.238cm" draw:transform="skewX (-0.00401425727958697) rotate (-1.3533283019964) translate (7.88071521608881cm 16.9109230758809cm)" svg:viewBox="0 0 1605 2239" draw:points="452,2239 1207,2239 1605,478 787,380 200,0 0,1638">
            <text:p/>
          </draw:polygon>
          <draw:polygon draw:style-name="gr129" draw:text-style-name="P33" draw:layer="layout" svg:width="1.87cm" svg:height="1.097cm" draw:transform="rotate (0.927467964509787) translate (6.28408296424149cm 17.2704460159021cm)" svg:viewBox="0 0 1871 1098" draw:points="0,0 820,0 1871,853 1130,1098">
            <text:p/>
          </draw:polygon>
          <draw:polygon draw:style-name="gr130" draw:text-style-name="P34" draw:layer="layout" svg:width="0.896cm" svg:height="0.291cm" draw:transform="skewX (-0.0122173047639603) rotate (-1.95546689393445) translate (8.10480573573959cm 16.3751369285751cm)" svg:viewBox="0 0 897 292" draw:points="0,17 699,0 897,272 194,292">
            <text:p/>
          </draw:polygon>
          <draw:polygon draw:style-name="gr128" draw:text-style-name="P28" draw:layer="layout" svg:width="1.938cm" svg:height="0.581cm" draw:transform="skewX (-1.1075859433156) rotate (-1.40237205397744) translate (22.3765649496461cm 15.3796795337962cm)" svg:viewBox="0 0 1939 582" draw:points="1939,31 1336,0 0,537 656,582">
            <text:p/>
          </draw:polygon>
          <draw:polygon draw:style-name="gr130" draw:text-style-name="P34" draw:layer="layout" svg:width="0.92cm" svg:height="0.401cm" draw:transform="skewX (-0.106988683147252) rotate (1.89944182494543) translate (22.1775707666618cm 17.4729533264649cm)" svg:viewBox="0 0 921 402" draw:points="921,162 215,0 0,284 726,402">
            <text:p/>
          </draw:polygon>
          <draw:polygon draw:style-name="gr128" draw:text-style-name="P28" draw:layer="layout" svg:width="1.605cm" svg:height="1.53cm" draw:transform="skewX (0.187273828738992) rotate (1.42680666350536) translate (21.3358536235951cm 18.5590181560523cm)" svg:viewBox="0 0 1606 1531" draw:points="1137,1487 821,1531 0,318 806,253 1384,0 1606,1160">
            <text:p/>
          </draw:polygon>
          <draw:polygon draw:style-name="gr131" draw:text-style-name="P10" draw:layer="layout" svg:width="4.097cm" svg:height="4.428cm" svg:x="12.107cm" svg:y="13.826cm" svg:viewBox="0 0 4098 4429" draw:points="328,4429 4019,4429 4098,0 1558,83 0,1475 0,4346 328,4346">
            <text:p/>
          </draw:polygon>
          <draw:polygon draw:style-name="gr131" draw:text-style-name="P10" draw:layer="layout" svg:width="4.345cm" svg:height="3.852cm" draw:transform="rotate (1.5707963267949) translate (16.2870952220002cm 18.1723577303562cm)" svg:viewBox="0 0 4346 3853" draw:points="0,83 4346,83 4264,2051 2623,3771 1641,3853 1230,2788 328,2540 0,0">
            <text:p/>
          </draw:polygon>
          <draw:polygon draw:style-name="gr131" draw:text-style-name="P10" draw:layer="layout" svg:width="6.458cm" svg:height="8.5cm" draw:transform="skewX (-0.00139626340159547) rotate (-0.8621926504852) translate (16.1832327041207cm 11.5462702582468cm)" svg:viewBox="0 0 6459 8501" draw:points="685,8235 997,8501 6385,2098 5923,1378 6459,0 0,8403">
            <text:p/>
          </draw:polygon>
          <draw:custom-shape draw:style-name="gr132" draw:text-style-name="P10" draw:layer="layout" svg:width="0.741cm" svg:height="0.74cm" svg:x="20.304cm" svg:y="1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0" draw:layer="layout" svg:width="0.735cm" svg:height="0.33cm" svg:x="15.223cm" svg:y="15.877cm">
            <text:p/>
            <draw:enhanced-geometry svg:viewBox="0 0 21600 21600" draw:type="rectangle" draw:enhanced-path="M 0 0 L 21600 0 21600 21600 0 21600 0 0 Z N"/>
          </draw:custom-shape>
          <draw:custom-shape draw:style-name="gr132" draw:text-style-name="P10" draw:layer="layout" svg:width="0.734cm" svg:height="0.327cm" svg:x="18.749cm" svg:y="15.712cm">
            <text:p/>
            <draw:enhanced-geometry svg:viewBox="0 0 21600 21600" draw:type="rectangle" draw:enhanced-path="M 0 0 L 21600 0 21600 21600 0 21600 0 0 Z N"/>
          </draw:custom-shape>
          <draw:polygon draw:style-name="gr128" draw:text-style-name="P28" draw:layer="layout" svg:width="0.879cm" svg:height="0.52cm" draw:transform="skewX (-0.00785398163397448) rotate (-1.36188041533118) translate (12.5154680912183cm 14.7286981761642cm)" svg:viewBox="0 0 880 521" draw:points="473,521 809,508 880,187 419,5 0,0 9,339">
            <text:p/>
          </draw:polygon>
        </draw:g>
        <draw:g>
          <draw:polygon draw:style-name="gr123" draw:text-style-name="P2" draw:layer="layout" svg:width="10.344cm" svg:height="11.804cm" draw:transform="skewX (-6.10089612471702E-017) rotate (2.20190738431605) translate (7.2757638732278cm 17.5815267158797cm)" svg:viewBox="0 0 10345 11805" draw:points="7070,8873 4248,9908 1853,11773 368,11805 0,11365 7992,428 8822,0 9785,1392 10345,4037 9600,5645">
            <text:p/>
          </draw:polygon>
          <draw:custom-shape draw:style-name="gr114" draw:text-style-name="P2" draw:layer="layout" svg:width="2.155cm" svg:height="2.153cm" svg:x="12.592cm" svg:y="9.3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olygon draw:style-name="gr123" draw:text-style-name="P2" draw:layer="layout" svg:width="2.141cm" svg:height="2.055cm" draw:transform="skewX (0.00122173047639607) rotate (0.245044226980004) translate (10.0515788935978cm 6.73162579786883cm)" svg:viewBox="0 0 2142 2056" draw:points="400,148 0,0 1046,1550 1922,2056 2142,2038">
            <text:p/>
          </draw:polygon>
          <draw:polygon draw:style-name="gr123" draw:text-style-name="P2" draw:layer="layout" svg:width="3.021cm" svg:height="2.102cm" draw:transform="skewX (0.00279252680319089) rotate (2.38534148870065) translate (9.61672441327585cm 9.64910503132674cm)" svg:viewBox="0 0 3022 2103" draw:points="1663,2098 140,2103 0,1853 2161,0 3022,910">
            <text:p/>
          </draw:polygon>
          <draw:polygon draw:style-name="gr123" draw:text-style-name="P2" draw:layer="layout" svg:width="1.309cm" svg:height="2.151cm" draw:transform="skewX (0.00174532925199433) rotate (1.51320046147908) translate (5.3355641223799cm 8.16515592416727cm)" svg:viewBox="0 0 1310 2152" draw:points="1310,2152 127,2150 0,0 1210,487">
            <text:p/>
          </draw:polygon>
          <draw:polygon draw:style-name="gr123" draw:text-style-name="P2" draw:layer="layout" svg:width="1.426cm" svg:height="2.042cm" draw:transform="skewX (-0.278205482767896) rotate (-0.416959158301446) translate (3.12749524606838cm 6.53098107965816cm)" svg:viewBox="0 0 1427 2043" draw:points="1142,125 1427,0 730,1555 203,2033 0,2043">
            <text:p/>
          </draw:polygon>
          <draw:custom-shape draw:style-name="gr114" draw:text-style-name="P2" draw:layer="layout" svg:width="1.46cm" svg:height="1.458cm" svg:x="12.977cm" svg:y="9.6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2.152cm" svg:height="2.153cm" svg:x="3.045cm" svg:y="9.3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4" draw:text-style-name="P2" draw:layer="layout" svg:width="1.457cm" svg:height="1.458cm" svg:x="3.355cm" svg:y="9.6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olygon draw:style-name="gr127" draw:text-style-name="P32" draw:layer="layout" svg:width="0.517cm" svg:height="0.41cm" draw:transform="skewX (-0.0914552528045028) rotate (0.198094870101356) translate (12.1443585001843cm 7.97059547067676cm)" svg:viewBox="0 0 518 411" draw:points="65,0 0,0 268,315 468,411 518,406">
            <text:p/>
          </draw:polygon>
          <draw:polygon draw:style-name="gr123" draw:text-style-name="P2" draw:layer="layout" svg:width="1.359cm" svg:height="1.896cm" draw:transform="skewX (0.00401425727958697) rotate (1.352979236146) translate (14.4569273994251cm 10.7174399996043cm)" svg:viewBox="0 0 1360 1897" draw:points="977,1897 337,1897 0,405 693,323 1190,0 1360,1388">
            <text:p/>
          </draw:polygon>
          <draw:polygon draw:style-name="gr123" draw:text-style-name="P2" draw:layer="layout" svg:width="1.584cm" svg:height="0.929cm" draw:transform="rotate (-0.927467964509787) translate (15.1527616659937cm 8.42659082457354cm)" svg:viewBox="0 0 1585 930" draw:points="1585,0 890,0 0,723 628,930">
            <text:p/>
          </draw:polygon>
          <draw:polygon draw:style-name="gr123" draw:text-style-name="P2" draw:layer="layout" svg:width="0.759cm" svg:height="0.246cm" draw:transform="skewX (0.00488692190558416) rotate (1.95441969638325) translate (14.8459671702585cm 9.64095922345427cm)" svg:viewBox="0 0 760 247" draw:points="760,14 168,0 0,230 592,247">
            <text:p/>
          </draw:polygon>
          <draw:polygon draw:style-name="gr128" draw:text-style-name="P28" draw:layer="layout" svg:width="1.642cm" svg:height="0.492cm" draw:transform="skewX (1.1077604762408) rotate (1.40202298812704) translate (2.19302574791988cm 9.71165725549729cm)" svg:viewBox="0 0 1643 493" draw:points="0,26 510,0 1643,455 1088,493">
            <text:p/>
          </draw:polygon>
          <draw:polygon draw:style-name="gr130" draw:text-style-name="P34" draw:layer="layout" svg:width="0.781cm" svg:height="0.336cm" draw:transform="skewX (0.110130275800842) rotate (-1.89717289691784) translate (2.8882363153701cm 9.1255598917876cm)" svg:viewBox="0 0 782 337" draw:points="0,135 600,0 782,240 165,337">
            <text:p/>
          </draw:polygon>
          <draw:polygon draw:style-name="gr123" draw:text-style-name="P2" draw:layer="layout" svg:width="1.36cm" svg:height="1.296cm" draw:transform="skewX (-0.187448361664191) rotate (-1.42645759765497) translate (3.15487860856744cm 9.43924397122516cm)" svg:viewBox="0 0 1361 1297" draw:points="397,1260 665,1297 1361,270 679,215 189,0 0,983">
            <text:p/>
          </draw:polygon>
          <draw:polygon draw:style-name="gr131" draw:text-style-name="P10" draw:layer="layout" svg:width="3.472cm" svg:height="3.752cm" svg:x="7.698cm" svg:y="6.777cm" svg:viewBox="0 0 3473 3753" draw:points="3195,3753 68,3753 0,0 2153,70 3473,1250 3473,3683 3195,3683">
            <text:p/>
          </draw:polygon>
          <draw:polygon draw:style-name="gr131" draw:text-style-name="P10" draw:layer="layout" svg:width="3.682cm" svg:height="3.264cm" draw:transform="rotate (-1.5707963267949) translate (7.6280333459645cm 6.7763332701781cm)" svg:viewBox="0 0 3683 3265" draw:points="3683,70 0,70 70,1737 1460,3195 2293,3265 2640,2363 3405,2153 3683,0">
            <text:p/>
          </draw:polygon>
          <draw:polygon draw:style-name="gr131" draw:text-style-name="P10" draw:layer="layout" svg:width="5.468cm" svg:height="7.201cm" draw:transform="skewX (0.000872664625997275) rotate (0.862192650485198) translate (4.1547110552548cm 8.99969570717574cm)" svg:viewBox="0 0 5469 7202" draw:points="4889,6978 4624,7202 62,1777 454,1168 0,0 5469,7120">
            <text:p/>
          </draw:polygon>
          <draw:custom-shape draw:style-name="gr132" draw:text-style-name="P10" draw:layer="layout" svg:width="0.628cm" svg:height="0.627cm" svg:x="3.597cm" svg:y="8.3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2" draw:text-style-name="P10" draw:layer="layout" svg:width="0.623cm" svg:height="0.28cm" svg:x="7.872cm" svg:y="8.514cm">
            <text:p/>
            <draw:enhanced-geometry svg:viewBox="0 0 21600 21600" draw:mirror-horizontal="true" draw:type="rectangle" draw:enhanced-path="M 0 0 L 21600 0 21600 21600 0 21600 0 0 Z N"/>
          </draw:custom-shape>
          <draw:custom-shape draw:style-name="gr132" draw:text-style-name="P10" draw:layer="layout" svg:width="0.625cm" svg:height="0.277cm" svg:x="4.882cm" svg:y="8.374cm">
            <text:p/>
            <draw:enhanced-geometry svg:viewBox="0 0 21600 21600" draw:mirror-horizontal="true" draw:type="rectangle" draw:enhanced-path="M 0 0 L 21600 0 21600 21600 0 21600 0 0 Z N"/>
          </draw:custom-shape>
          <draw:polygon draw:style-name="gr133" draw:text-style-name="P35" draw:layer="layout" svg:width="0.744cm" svg:height="0.441cm" draw:transform="skewX (0.00785398163397445) rotate (1.36118228363038) translate (10.6686473878078cm 8.26984589541721cm)" svg:viewBox="0 0 745 442" draw:points="345,442 60,431 0,159 390,4 745,0 737,287">
            <text:p/>
          </draw:polygon>
        </draw:g>
        <draw:g>
          <draw:polygon draw:style-name="gr134" draw:text-style-name="P36" draw:layer="layout" svg:width="10.344cm" svg:height="11.804cm" draw:transform="rotate (-2.20190738431605) translate (27.6179835365272cm 4.82925886547777cm)" svg:viewBox="0 0 10345 11805" draw:points="3275,8873 6097,9908 8492,11773 9977,11805 10345,11365 2353,428 1523,0 560,1392 0,4037 745,5645">
            <text:p/>
          </draw:polygon>
          <draw:custom-shape draw:style-name="gr135" draw:text-style-name="P4" draw:layer="layout" svg:width="2.152cm" svg:height="2.153cm" svg:x="14.008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6" draw:text-style-name="P5" draw:layer="layout" svg:width="2.137cm" svg:height="2.054cm" draw:transform="skewX (0.00122173047639608) rotate (-0.244695161129606) translate (16.6643464653669cm 1.81379145771544cm)" svg:viewBox="0 0 2138 2055" draw:points="1736,147 2138,0 1095,1550 220,2055 0,2038">
            <text:p/>
          </draw:polygon>
          <draw:polygon draw:style-name="gr136" draw:text-style-name="P5" draw:layer="layout" svg:width="3.02cm" svg:height="2.102cm" draw:transform="skewX (-0.00296705972839031) rotate (-2.38534148870065) translate (21.3710419412194cm 3.17563587175948cm)" svg:viewBox="0 0 3021 2103" draw:points="1359,2098 2881,2103 3021,1853 861,0 0,910">
            <text:p/>
          </draw:polygon>
          <draw:polygon draw:style-name="gr136" draw:text-style-name="P5" draw:layer="layout" svg:width="1.309cm" svg:height="2.151cm" draw:transform="skewX (-0.00174532925199432) rotate (-1.51320046147908) translate (23.378809925488cm 2.45770362327354cm)" svg:viewBox="0 0 1310 2152" draw:points="0,2152 1182,2150 1310,0 100,487">
            <text:p/>
          </draw:polygon>
          <draw:polygon draw:style-name="gr136" draw:text-style-name="P5" draw:layer="layout" svg:width="1.426cm" svg:height="2.041cm" draw:transform="skewX (0.276809219366301) rotate (0.41556289489985) translate (24.357382847038cm 2.70895326512567cm)" svg:viewBox="0 0 1427 2042" draw:points="285,125 0,0 697,1555 1224,2032 1427,2042">
            <text:p/>
          </draw:polygon>
          <draw:custom-shape draw:style-name="gr137" draw:text-style-name="P13" draw:layer="layout" svg:width="1.46cm" svg:height="1.458cm" svg:x="14.353cm" svg:y="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 draw:layer="layout" svg:width="2.152cm" svg:height="2.153cm" svg:x="23.593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3" draw:layer="layout" svg:width="1.457cm" svg:height="1.458cm" svg:x="23.943cm" svg:y="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8" draw:text-style-name="P6" draw:layer="layout" svg:width="0.517cm" svg:height="0.409cm" draw:transform="skewX (0.0921533845053006) rotate (-0.196524073774562) translate (16.1369499816576cm 3.46935409882402cm)" svg:viewBox="0 0 518 410" draw:points="453,0 518,0 250,315 50,410 0,405">
            <text:p/>
          </draw:polygon>
          <draw:polygon draw:style-name="gr139" draw:text-style-name="P37" draw:layer="layout" svg:width="1.359cm" svg:height="1.896cm" draw:transform="skewX (-0.00401425727958697) rotate (-1.3531537690712) translate (14.0390207292691cm 4.98980469290281cm)" svg:viewBox="0 0 1360 1897" draw:points="383,1897 1023,1897 1360,405 667,322 170,0 0,1388">
            <text:p/>
          </draw:polygon>
          <draw:polygon draw:style-name="gr140" draw:text-style-name="P8" draw:layer="layout" svg:width="1.584cm" svg:height="0.929cm" draw:transform="rotate (0.927467964509787) translate (12.6862943210529cm 5.29465417516857cm)" svg:viewBox="0 0 1585 930" draw:points="0,0 695,0 1585,723 957,930">
            <text:p/>
          </draw:polygon>
          <draw:polygon draw:style-name="gr141" draw:text-style-name="P9" draw:layer="layout" svg:width="0.759cm" svg:height="0.246cm" draw:transform="skewX (-0.0127409035395586) rotate (-1.95511782808405) translate (14.2287831708567cm 4.53598250343269cm)" svg:viewBox="0 0 760 247" draw:points="0,14 593,0 760,230 165,247">
            <text:p/>
          </draw:polygon>
          <draw:polygon draw:style-name="gr142" draw:text-style-name="P7" draw:layer="layout" svg:width="1.644cm" svg:height="0.492cm" draw:transform="skewX (-1.1082840750164) rotate (-1.40272111982784) translate (26.3213872068669cm 3.69099802049337cm)" svg:viewBox="0 0 1645 493" draw:points="1645,26 1134,0 0,455 556,493">
            <text:p/>
          </draw:polygon>
          <draw:polygon draw:style-name="gr141" draw:text-style-name="P9" draw:layer="layout" svg:width="0.779cm" svg:height="0.34cm" draw:transform="skewX (-0.10768681484805) rotate (1.89979089079583) translate (26.1527986455467cm 5.46645032001866cm)" svg:viewBox="0 0 780 341" draw:points="780,137 182,0 0,241 615,341">
            <text:p/>
          </draw:polygon>
          <draw:polygon draw:style-name="gr139" draw:text-style-name="P37" draw:layer="layout" svg:width="1.36cm" svg:height="1.296cm" draw:transform="skewX (0.186750229963393) rotate (1.42645759765497) translate (25.4390801589948cm 6.3863588651257cm)" svg:viewBox="0 0 1361 1297" draw:points="963,1260 696,1297 0,270 682,215 1172,0 1361,983">
            <text:p/>
          </draw:polygon>
          <draw:polygon draw:style-name="gr131" draw:text-style-name="P10" draw:layer="layout" svg:width="3.472cm" svg:height="3.752cm" svg:x="17.618cm" svg:y="2.377cm" svg:viewBox="0 0 3473 3753" draw:points="278,3753 3405,3753 3473,0 1320,70 0,1250 0,3683 278,3683">
            <text:p/>
          </draw:polygon>
          <draw:polygon draw:style-name="gr131" draw:text-style-name="P10" draw:layer="layout" svg:width="3.682cm" svg:height="3.264cm" draw:transform="rotate (1.5707963267949) translate (21.1617279272452cm 6.0588332701781cm)" svg:viewBox="0 0 3683 3265" draw:points="0,70 3683,70 3613,1738 2223,3195 1390,3265 1043,2363 278,2153 0,0">
            <text:p/>
          </draw:polygon>
          <draw:polygon draw:style-name="gr131" draw:text-style-name="P10" draw:layer="layout" svg:width="5.468cm" svg:height="7.202cm" draw:transform="skewX (-0.000872664625997203) rotate (-0.8621926504852) translate (21.0761525527245cm 0.447458554475892cm)" svg:viewBox="0 0 5469 7203" draw:points="580,6977 845,7203 5407,1778 5015,1168 5469,0 0,7120">
            <text:p/>
          </draw:polygon>
          <draw:custom-shape draw:style-name="gr132" draw:text-style-name="P10" draw:layer="layout" svg:width="0.628cm" svg:height="0.627cm" svg:x="24.565cm" svg:y="3.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0" draw:layer="layout" svg:width="0.623cm" svg:height="0.28cm" svg:x="20.26cm" svg:y="4.114cm">
            <text:p/>
            <draw:enhanced-geometry svg:viewBox="0 0 21600 21600" draw:type="rectangle" draw:enhanced-path="M 0 0 L 21600 0 21600 21600 0 21600 0 0 Z N"/>
          </draw:custom-shape>
          <draw:custom-shape draw:style-name="gr132" draw:text-style-name="P10" draw:layer="layout" svg:width="0.622cm" svg:height="0.277cm" svg:x="23.248cm" svg:y="3.974cm">
            <text:p/>
            <draw:enhanced-geometry svg:viewBox="0 0 21600 21600" draw:type="rectangle" draw:enhanced-path="M 0 0 L 21600 0 21600 21600 0 21600 0 0 Z N"/>
          </draw:custom-shape>
          <draw:polygon draw:style-name="gr139" draw:text-style-name="P37" draw:layer="layout" svg:width="0.744cm" svg:height="0.441cm" draw:transform="skewX (-0.00785398163397448) rotate (-1.36065868485478) translate (17.9660730074523cm 3.14106138688897cm)" svg:viewBox="0 0 745 442" draw:points="400,442 685,432 745,159 355,5 0,0 8,287">
            <text:p/>
          </draw:polygon>
        </draw:g>
        <draw:g>
          <draw:polygon draw:style-name="gr112" draw:text-style-name="P26" draw:layer="layout" svg:width="2.999cm" svg:height="2.399cm" draw:transform="rotate (0.678409480250196) translate (13.6313515623025cm 15.5653269266612cm)" svg:viewBox="0 0 3000 2400" draw:points="3000,0 0,1200 3000,2400">
            <text:p/>
          </draw:polygon>
          <draw:polygon draw:style-name="gr120" draw:text-style-name="P27" draw:layer="layout" svg:width="0.999cm" svg:height="0.799cm" draw:transform="rotate (0.678409480250196) translate (14.1333959498452cm 16.1881844006766cm)" svg:viewBox="0 0 1000 800" draw:points="0,400 1000,0 900,100 800,300 800,500 900,700 1000,800">
            <text:p/>
          </draw:polygon>
          <draw:polygon draw:style-name="gr120" draw:text-style-name="P27" draw:layer="layout" svg:width="12.799cm" svg:height="2.399cm" draw:transform="skewX (6.0632980118195E-017) rotate (0.678409480250196) translate (15.4220668000967cm 14.1219493124758cm)" svg:viewBox="0 0 12800 2400" draw:points="700,0 12800,0 12100,700 12100,1700 12800,2400 700,2400 0,1700 0,700">
            <text:p/>
          </draw:polygon>
          <draw:polygon draw:style-name="gr112" draw:text-style-name="P26" draw:layer="layout" svg:width="1.399cm" svg:height="2.399cm" draw:transform="rotate (0.678409480250196) translate (24.8427860945792cm 6.52852795089149cm)" svg:viewBox="0 0 1400 2400" draw:points="700,0 0,700 0,1700 700,2400 1400,1700 1400,700">
            <text:p/>
          </draw:polygon>
          <draw:custom-shape draw:style-name="gr121" draw:text-style-name="P27" draw:layer="layout" svg:width="0.4cm" svg:height="0.7cm" draw:transform="rotate (0.678409480250196) translate (25.734cm 6.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28" draw:layer="layout" svg:width="12.1cm" svg:height="1cm" draw:transform="rotate (0.678409480250196) translate (15.862cm 14.667cm)">
            <text:p/>
            <draw:enhanced-geometry svg:viewBox="0 0 21600 21600" draw:type="rectangle" draw:enhanced-path="M 0 0 L 21600 0 21600 21600 0 21600 0 0 Z N"/>
          </draw:custom-shape>
          <draw:polygon draw:style-name="gr115" draw:text-style-name="P19" draw:layer="layout" svg:width="2.699cm" svg:height="0.899cm" draw:transform="rotate (0.678409480250196) translate (13.819618207631cm 15.798898479417cm)" svg:viewBox="0 0 2700 900" draw:points="0,900 2300,400 2700,0">
            <text:p/>
          </draw:polygon>
          <draw:polygon draw:style-name="gr116" draw:text-style-name="P23" draw:layer="layout" svg:width="2.799cm" svg:height="0.999cm" draw:transform="rotate (0.678409480250196) translate (14.3844181436166cm 16.4996131376843cm)" svg:viewBox="0 0 2800 1000" draw:points="0,0 2800,1000 2400,600">
            <text:p/>
          </draw:polygon>
        </draw:g>
        <draw:frame draw:style-name="gr143" draw:text-style-name="P38" draw:layer="layout" svg:width="19.192cm" svg:height="7.308cm" svg:x="5.608cm" svg:y="3.892cm">
          <draw:text-box>
            <text:p><text:span text:style-name="T1">ぬりえ</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1T18:46:06.30</meta:creation-date>
    <meta:editing-duration>P13DT10H53M18S</meta:editing-duration>
    <meta:editing-cycles>16</meta:editing-cycles>
    <meta:generator>LibreOffice/5.3.0.3$Windows_x86 LibreOffice_project/7074905676c47b82bbcfbea1aeefc84afe1c50e1</meta:generator>
    <meta:print-date>2018-01-14T17:50:57.131000000</meta:print-date>
    <dc:date>2018-01-20T18:15:13.215000000</dc:date>
    <meta:document-statistic meta:object-count="920"/>
  </office:meta>
</office:document-meta>
</file>